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333333"/>
      <style:text-properties fo:color="#81d41a" fo:font-weight="bold" style:font-weight-asian="bold" style:font-weight-complex="bold"/>
    </style:style>
    <style:style style:name="ce1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8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bf819e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81d41a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_ECS_Oct_202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2" table:visibility="collapse" table:number-columns-repeated="2" table:default-cell-style-name="ce1"/>
        <table:table-column table:style-name="co3" table:visibility="collapse" table:number-columns-repeated="4" table:default-cell-style-name="ce1"/>
        <table:table-column table:style-name="co3" table:number-columns-repeated="2" table:default-cell-style-name="ce1"/>
        <table:table-column table:style-name="co3" table:number-columns-repeated="1013" table:default-cell-style-name="Default"/>
        <table:table-row table:style-name="ro1"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ECS</text:p>
          </table:table-cell>
          <table:table-cell table:style-name="ce9" office:value-type="string" calcext:value-type="string">
            <text:p>ESC-Poly</text:p>
          </table:table-cell>
          <table:table-cell table:style-name="ce5" office:value-type="string" calcext:value-type="string">
            <text:p>ECS-01</text:p>
          </table:table-cell>
          <table:table-cell table:style-name="ce5" office:value-type="string" calcext:value-type="string">
            <text:p>Poly-01</text:p>
          </table:table-cell>
          <table:table-cell table:style-name="ce12" office:value-type="string" calcext:value-type="string">
            <text:p>ECS-02</text:p>
          </table:table-cell>
          <table:table-cell table:style-name="ce12" office:value-type="string" calcext:value-type="string">
            <text:p>Poly-02</text:p>
          </table:table-cell>
          <table:table-cell table:style-name="ce13" office:value-type="string" calcext:value-type="string">
            <text:p>ECS-03</text:p>
          </table:table-cell>
          <table:table-cell table:style-name="ce13" office:value-type="string" calcext:value-type="string">
            <text:p>Poly-03</text:p>
          </table:table-cell>
          <table:table-cell table:style-name="ce14" office:value-type="string" calcext:value-type="string">
            <text:p>ECS-03</text:p>
          </table:table-cell>
          <table:table-cell table:style-name="ce14" office:value-type="string" calcext:value-type="string">
            <text:p>Poly-03</text:p>
          </table:table-cell>
          <table:table-cell table:style-name="ce4"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.5" calcext:value-type="float">
            <text:p>2290,50</text:p>
          </table:table-cell>
          <table:table-cell office:value-type="float" office:value="2296.96837705424" calcext:value-type="float">
            <text:p>2296,97</text:p>
          </table:table-cell>
          <table:table-cell office:value-type="float" office:value="2276.08333333333" calcext:value-type="float">
            <text:p>2276,08</text:p>
          </table:table-cell>
          <table:table-cell office:value-type="float" office:value="2293.70898973781" calcext:value-type="float">
            <text:p>2293,71</text:p>
          </table:table-cell>
          <table:table-cell office:value-type="float" office:value="2284.25" calcext:value-type="float">
            <text:p>2284,25</text:p>
          </table:table-cell>
          <table:table-cell office:value-type="float" office:value="2265.95858342654" calcext:value-type="float">
            <text:p>2265,96</text:p>
          </table:table-cell>
          <table:table-cell office:value-type="float" office:value="2290.5" calcext:value-type="float">
            <text:p>2290,50</text:p>
          </table:table-cell>
          <table:table-cell office:value-type="float" office:value="2285.95110462044" calcext:value-type="float">
            <text:p>2285,95</text:p>
          </table:table-cell>
          <table:table-cell office:value-type="float" office:value="2298.5" calcext:value-type="float">
            <text:p>2298,50</text:p>
          </table:table-cell>
          <table:table-cell office:value-type="float" office:value="2295.96277744544" calcext:value-type="float">
            <text:p>2295,96</text:p>
          </table:table-cell>
          <table:table-cell table:number-columns-repeated="1013"/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287.91666666667" calcext:value-type="float">
            <text:p>2287,92</text:p>
          </table:table-cell>
          <table:table-cell office:value-type="float" office:value="2292.93952403051" calcext:value-type="float">
            <text:p>2292,94</text:p>
          </table:table-cell>
          <table:table-cell office:value-type="float" office:value="2271.41666666667" calcext:value-type="float">
            <text:p>2271,42</text:p>
          </table:table-cell>
          <table:table-cell office:value-type="float" office:value="2289.58097430211" calcext:value-type="float">
            <text:p>2289,58</text:p>
          </table:table-cell>
          <table:table-cell office:value-type="float" office:value="2282.83333333333" calcext:value-type="float">
            <text:p>2282,83</text:p>
          </table:table-cell>
          <table:table-cell office:value-type="float" office:value="2264.93315220625" calcext:value-type="float">
            <text:p>2264,93</text:p>
          </table:table-cell>
          <table:table-cell office:value-type="float" office:value="2287.91666666667" calcext:value-type="float">
            <text:p>2287,92</text:p>
          </table:table-cell>
          <table:table-cell office:value-type="float" office:value="2284.03279967624" calcext:value-type="float">
            <text:p>2284,03</text:p>
          </table:table-cell>
          <table:table-cell office:value-type="float" office:value="2292.83333333333" calcext:value-type="float">
            <text:p>2292,83</text:p>
          </table:table-cell>
          <table:table-cell office:value-type="float" office:value="2295.13960881848" calcext:value-type="float">
            <text:p>2295,1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89.23588352429" calcext:value-type="float">
            <text:p>2289,24</text:p>
          </table:table-cell>
          <table:table-cell office:value-type="float" office:value="2274.16666666667" calcext:value-type="float">
            <text:p>2274,17</text:p>
          </table:table-cell>
          <table:table-cell office:value-type="float" office:value="2285.75276891083" calcext:value-type="float">
            <text:p>2285,75</text:p>
          </table:table-cell>
          <table:table-cell office:value-type="float" office:value="2282.58333333333" calcext:value-type="float">
            <text:p>2282,58</text:p>
          </table:table-cell>
          <table:table-cell office:value-type="float" office:value="2264.10258985975" calcext:value-type="float">
            <text:p>2264,10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82.25917150252" calcext:value-type="float">
            <text:p>2282,26</text:p>
          </table:table-cell>
          <table:table-cell office:value-type="float" office:value="2289.16666666667" calcext:value-type="float">
            <text:p>2289,17</text:p>
          </table:table-cell>
          <table:table-cell office:value-type="float" office:value="2294.41886020666" calcext:value-type="float">
            <text:p>2294,42</text:p>
          </table:table-cell>
          <table:table-cell table:number-columns-repeated="1013"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276.58333333333" calcext:value-type="float">
            <text:p>2276,58</text:p>
          </table:table-cell>
          <table:table-cell office:value-type="float" office:value="2285.82692367313" calcext:value-type="float">
            <text:p>2285,83</text:p>
          </table:table-cell>
          <table:table-cell office:value-type="float" office:value="2267.08333333333" calcext:value-type="float">
            <text:p>2267,08</text:p>
          </table:table-cell>
          <table:table-cell office:value-type="float" office:value="2282.1955404987" calcext:value-type="float">
            <text:p>2282,20</text:p>
          </table:table-cell>
          <table:table-cell office:value-type="float" office:value="2218.58333333333" calcext:value-type="float">
            <text:p>2218,58</text:p>
          </table:table-cell>
          <table:table-cell office:value-type="float" office:value="2263.44013283286" calcext:value-type="float">
            <text:p>2263,44</text:p>
          </table:table-cell>
          <table:table-cell office:value-type="float" office:value="2276.58333333333" calcext:value-type="float">
            <text:p>2276,58</text:p>
          </table:table-cell>
          <table:table-cell office:value-type="float" office:value="2280.60812372365" calcext:value-type="float">
            <text:p>2280,61</text:p>
          </table:table-cell>
          <table:table-cell office:value-type="float" office:value="2288.16666666667" calcext:value-type="float">
            <text:p>2288,17</text:p>
          </table:table-cell>
          <table:table-cell office:value-type="float" office:value="2293.77819711485" calcext:value-type="float">
            <text:p>2293,78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76.83333333333" calcext:value-type="float">
            <text:p>2276,83</text:p>
          </table:table-cell>
          <table:table-cell office:value-type="float" office:value="2282.68292787234" calcext:value-type="float">
            <text:p>2282,68</text:p>
          </table:table-cell>
          <table:table-cell office:value-type="float" office:value="2266" calcext:value-type="float">
            <text:p>2266,00</text:p>
          </table:table-cell>
          <table:table-cell office:value-type="float" office:value="2278.88122487064" calcext:value-type="float">
            <text:p>2278,88</text:p>
          </table:table-cell>
          <table:table-cell office:value-type="float" office:value="2231.91666666667" calcext:value-type="float">
            <text:p>2231,92</text:p>
          </table:table-cell>
          <table:table-cell office:value-type="float" office:value="2262.91976191346" calcext:value-type="float">
            <text:p>2262,92</text:p>
          </table:table-cell>
          <table:table-cell office:value-type="float" office:value="2276.83333333333" calcext:value-type="float">
            <text:p>2276,83</text:p>
          </table:table-cell>
          <table:table-cell office:value-type="float" office:value="2279.05816290906" calcext:value-type="float">
            <text:p>2279,06</text:p>
          </table:table-cell>
          <table:table-cell office:value-type="float" office:value="2289.33333333333" calcext:value-type="float">
            <text:p>2289,33</text:p>
          </table:table-cell>
          <table:table-cell office:value-type="float" office:value="2293.19592813908" calcext:value-type="float">
            <text:p>2293,20</text:p>
          </table:table-cell>
          <table:table-cell table:number-columns-repeated="1013"/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79.774986651" calcext:value-type="float">
            <text:p>2279,77</text:p>
          </table:table-cell>
          <table:table-cell office:value-type="float" office:value="2264.75" calcext:value-type="float">
            <text:p>2264,75</text:p>
          </table:table-cell>
          <table:table-cell office:value-type="float" office:value="2275.78251909182" calcext:value-type="float">
            <text:p>2275,78</text:p>
          </table:table-cell>
          <table:table-cell office:value-type="float" office:value="2241.33333333333" calcext:value-type="float">
            <text:p>2241,33</text:p>
          </table:table-cell>
          <table:table-cell office:value-type="float" office:value="2262.51619477493" calcext:value-type="float">
            <text:p>2262,52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77.58839276893" calcext:value-type="float">
            <text:p>2277,59</text:p>
          </table:table-cell>
          <table:table-cell office:value-type="float" office:value="2293.83333333333" calcext:value-type="float">
            <text:p>2293,83</text:p>
          </table:table-cell>
          <table:table-cell office:value-type="float" office:value="2292.65099849599" calcext:value-type="float">
            <text:p>2292,6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6.16666666667" calcext:value-type="float">
            <text:p>2276,17</text:p>
          </table:table-cell>
          <table:table-cell office:value-type="float" office:value="2277.07498954779" calcext:value-type="float">
            <text:p>2277,07</text:p>
          </table:table-cell>
          <table:table-cell office:value-type="float" office:value="2267.58333333333" calcext:value-type="float">
            <text:p>2267,58</text:p>
          </table:table-cell>
          <table:table-cell office:value-type="float" office:value="2272.87287387777" calcext:value-type="float">
            <text:p>2272,87</text:p>
          </table:table-cell>
          <table:table-cell office:value-type="float" office:value="2274.25" calcext:value-type="float">
            <text:p>2274,25</text:p>
          </table:table-cell>
          <table:table-cell office:value-type="float" office:value="2262.20487851967" calcext:value-type="float">
            <text:p>2262,20</text:p>
          </table:table-cell>
          <table:table-cell office:value-type="float" office:value="2276.16666666667" calcext:value-type="float">
            <text:p>2276,17</text:p>
          </table:table-cell>
          <table:table-cell office:value-type="float" office:value="2276.17850834992" calcext:value-type="float">
            <text:p>2276,18</text:p>
          </table:table-cell>
          <table:table-cell office:value-type="float" office:value="2294.33333333333" calcext:value-type="float">
            <text:p>2294,33</text:p>
          </table:table-cell>
          <table:table-cell office:value-type="float" office:value="2292.1229835523" calcext:value-type="float">
            <text:p>2292,12</text:p>
          </table:table-cell>
          <table:table-cell table:number-columns-repeated="1013"/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272.41666666667" calcext:value-type="float">
            <text:p>2272,42</text:p>
          </table:table-cell>
          <table:table-cell office:value-type="float" office:value="2274.55561698701" calcext:value-type="float">
            <text:p>2274,56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70.12648598444" calcext:value-type="float">
            <text:p>2270,13</text:p>
          </table:table-cell>
          <table:table-cell office:value-type="float" office:value="2272.58333333333" calcext:value-type="float">
            <text:p>2272,58</text:p>
          </table:table-cell>
          <table:table-cell office:value-type="float" office:value="2261.96198222252" calcext:value-type="float">
            <text:p>2261,96</text:p>
          </table:table-cell>
          <table:table-cell office:value-type="float" office:value="2272.41666666667" calcext:value-type="float">
            <text:p>2272,42</text:p>
          </table:table-cell>
          <table:table-cell office:value-type="float" office:value="2274.80879023098" calcext:value-type="float">
            <text:p>2274,81</text:p>
          </table:table-cell>
          <table:table-cell office:value-type="float" office:value="2298.16666666667" calcext:value-type="float">
            <text:p>2298,17</text:p>
          </table:table-cell>
          <table:table-cell office:value-type="float" office:value="2291.59208235427" calcext:value-type="float">
            <text:p>2291,59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3.25" calcext:value-type="float">
            <text:p>2273,25</text:p>
          </table:table-cell>
          <table:table-cell office:value-type="float" office:value="2272.19033215447" calcext:value-type="float">
            <text:p>2272,19</text:p>
          </table:table-cell>
          <table:table-cell office:value-type="float" office:value="2268.08333333333" calcext:value-type="float">
            <text:p>2268,08</text:p>
          </table:table-cell>
          <table:table-cell office:value-type="float" office:value="2267.51829059828" calcext:value-type="float">
            <text:p>2267,52</text:p>
          </table:table-cell>
          <table:table-cell office:value-type="float" office:value="2279.16666666667" calcext:value-type="float">
            <text:p>2279,17</text:p>
          </table:table-cell>
          <table:table-cell office:value-type="float" office:value="2261.76438947421" calcext:value-type="float">
            <text:p>2261,76</text:p>
          </table:table-cell>
          <table:table-cell office:value-type="float" office:value="2273.25" calcext:value-type="float">
            <text:p>2273,25</text:p>
          </table:table-cell>
          <table:table-cell office:value-type="float" office:value="2273.46009871899" calcext:value-type="float">
            <text:p>2273,46</text:p>
          </table:table-cell>
          <table:table-cell office:value-type="float" office:value="2300.5" calcext:value-type="float">
            <text:p>2300,50</text:p>
          </table:table-cell>
          <table:table-cell office:value-type="float" office:value="2291.03911115718" calcext:value-type="float">
            <text:p>2291,04</text:p>
          </table:table-cell>
          <table:table-cell table:number-columns-repeated="1013"/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71.58333333333" calcext:value-type="float">
            <text:p>2271,58</text:p>
          </table:table-cell>
          <table:table-cell office:value-type="float" office:value="2269.95337287347" calcext:value-type="float">
            <text:p>2269,95</text:p>
          </table:table-cell>
          <table:table-cell office:value-type="float" office:value="2271" calcext:value-type="float">
            <text:p>2271,00</text:p>
          </table:table-cell>
          <table:table-cell office:value-type="float" office:value="2265.02395372633" calcext:value-type="float">
            <text:p>2265,02</text:p>
          </table:table-cell>
          <table:table-cell office:value-type="float" office:value="2272.33333333333" calcext:value-type="float">
            <text:p>2272,33</text:p>
          </table:table-cell>
          <table:table-cell office:value-type="float" office:value="2261.58969092484" calcext:value-type="float">
            <text:p>2261,59</text:p>
          </table:table-cell>
          <table:table-cell office:value-type="float" office:value="2271.58333333333" calcext:value-type="float">
            <text:p>2271,58</text:p>
          </table:table-cell>
          <table:table-cell office:value-type="float" office:value="2272.11386804456" calcext:value-type="float">
            <text:p>2272,11</text:p>
          </table:table-cell>
          <table:table-cell office:value-type="float" office:value="2293.83333333333" calcext:value-type="float">
            <text:p>2293,83</text:p>
          </table:table-cell>
          <table:table-cell office:value-type="float" office:value="2290.44549695474" calcext:value-type="float">
            <text:p>2290,4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.25" calcext:value-type="float">
            <text:p>2266,25</text:p>
          </table:table-cell>
          <table:table-cell office:value-type="float" office:value="2267.81974348068" calcext:value-type="float">
            <text:p>2267,82</text:p>
          </table:table-cell>
          <table:table-cell office:value-type="float" office:value="2274.75" calcext:value-type="float">
            <text:p>2274,75</text:p>
          </table:table-cell>
          <table:table-cell office:value-type="float" office:value="2262.6198645863" calcext:value-type="float">
            <text:p>2262,62</text:p>
          </table:table-cell>
          <table:table-cell office:value-type="float" office:value="2273.41666666667" calcext:value-type="float">
            <text:p>2273,42</text:p>
          </table:table-cell>
          <table:table-cell office:value-type="float" office:value="2261.41617682734" calcext:value-type="float">
            <text:p>2261,42</text:p>
          </table:table-cell>
          <table:table-cell office:value-type="float" office:value="2266.25" calcext:value-type="float">
            <text:p>2266,25</text:p>
          </table:table-cell>
          <table:table-cell office:value-type="float" office:value="2270.75210055776" calcext:value-type="float">
            <text:p>2270,75</text:p>
          </table:table-cell>
          <table:table-cell office:value-type="float" office:value="2293.5" calcext:value-type="float">
            <text:p>2293,50</text:p>
          </table:table-cell>
          <table:table-cell office:value-type="float" office:value="2289.79327100865" calcext:value-type="float">
            <text:p>2289,79</text:p>
          </table:table-cell>
          <table:table-cell table:number-columns-repeated="1013"/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65.76520670209" calcext:value-type="float">
            <text:p>2265,77</text:p>
          </table:table-cell>
          <table:table-cell office:value-type="float" office:value="2269.75" calcext:value-type="float">
            <text:p>2269,75</text:p>
          </table:table-cell>
          <table:table-cell office:value-type="float" office:value="2260.28312799664" calcext:value-type="float">
            <text:p>2260,28</text:p>
          </table:table-cell>
          <table:table-cell office:value-type="float" office:value="2275.08333333333" calcext:value-type="float">
            <text:p>2275,08</text:p>
          </table:table-cell>
          <table:table-cell office:value-type="float" office:value="2261.22282958092" calcext:value-type="float">
            <text:p>2261,22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69.35736092384" calcext:value-type="float">
            <text:p>2269,36</text:p>
          </table:table-cell>
          <table:table-cell office:value-type="float" office:value="2294.33333333333" calcext:value-type="float">
            <text:p>2294,33</text:p>
          </table:table-cell>
          <table:table-cell office:value-type="float" office:value="2289.06506237796" calcext:value-type="float">
            <text:p>2289,07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70.66666666667" calcext:value-type="float">
            <text:p>2270,67</text:p>
          </table:table-cell>
          <table:table-cell office:value-type="float" office:value="2263.76627552896" calcext:value-type="float">
            <text:p>2263,77</text:p>
          </table:table-cell>
          <table:table-cell office:value-type="float" office:value="2269.66666666667" calcext:value-type="float">
            <text:p>2269,67</text:p>
          </table:table-cell>
          <table:table-cell office:value-type="float" office:value="2257.99155676663" calcext:value-type="float">
            <text:p>2257,99</text:p>
          </table:table-cell>
          <table:table-cell office:value-type="float" office:value="2275.25" calcext:value-type="float">
            <text:p>2275,25</text:p>
          </table:table-cell>
          <table:table-cell office:value-type="float" office:value="2260.98931627452" calcext:value-type="float">
            <text:p>2260,99</text:p>
          </table:table-cell>
          <table:table-cell office:value-type="float" office:value="2270.66666666667" calcext:value-type="float">
            <text:p>2270,67</text:p>
          </table:table-cell>
          <table:table-cell office:value-type="float" office:value="2267.91277031897" calcext:value-type="float">
            <text:p>2267,91</text:p>
          </table:table-cell>
          <table:table-cell office:value-type="float" office:value="2295.33333333333" calcext:value-type="float">
            <text:p>2295,33</text:p>
          </table:table-cell>
          <table:table-cell office:value-type="float" office:value="2288.24409144861" calcext:value-type="float">
            <text:p>2288,24</text:p>
          </table:table-cell>
          <table:table-cell table:number-columns-repeated="1013"/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76.41666666667" calcext:value-type="float">
            <text:p>2276,42</text:p>
          </table:table-cell>
          <table:table-cell office:value-type="float" office:value="2261.80020509376" calcext:value-type="float">
            <text:p>2261,80</text:p>
          </table:table-cell>
          <table:table-cell office:value-type="float" office:value="2270.91666666667" calcext:value-type="float">
            <text:p>2270,92</text:p>
          </table:table-cell>
          <table:table-cell office:value-type="float" office:value="2255.72366408646" calcext:value-type="float">
            <text:p>2255,72</text:p>
          </table:table-cell>
          <table:table-cell office:value-type="float" office:value="2272.91666666667" calcext:value-type="float">
            <text:p>2272,92</text:p>
          </table:table-cell>
          <table:table-cell office:value-type="float" office:value="2260.69598123029" calcext:value-type="float">
            <text:p>2260,70</text:p>
          </table:table-cell>
          <table:table-cell office:value-type="float" office:value="2276.41666666667" calcext:value-type="float">
            <text:p>2276,42</text:p>
          </table:table-cell>
          <table:table-cell office:value-type="float" office:value="2266.40200062598" calcext:value-type="float">
            <text:p>2266,40</text:p>
          </table:table-cell>
          <table:table-cell office:value-type="float" office:value="2293.83333333333" calcext:value-type="float">
            <text:p>2293,83</text:p>
          </table:table-cell>
          <table:table-cell office:value-type="float" office:value="2287.31416346285" calcext:value-type="float">
            <text:p>2287,31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85.33333333333" calcext:value-type="float">
            <text:p>2285,33</text:p>
          </table:table-cell>
          <table:table-cell office:value-type="float" office:value="2259.8449845461" calcext:value-type="float">
            <text:p>2259,84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53.45865591731" calcext:value-type="float">
            <text:p>2253,46</text:p>
          </table:table-cell>
          <table:table-cell office:value-type="float" office:value="2272.08333333333" calcext:value-type="float">
            <text:p>2272,08</text:p>
          </table:table-cell>
          <table:table-cell office:value-type="float" office:value="2260.32383854704" calcext:value-type="float">
            <text:p>2260,32</text:p>
          </table:table-cell>
          <table:table-cell office:value-type="float" office:value="2285.33333333333" calcext:value-type="float">
            <text:p>2285,33</text:p>
          </table:table-cell>
          <table:table-cell office:value-type="float" office:value="2264.80926863011" calcext:value-type="float">
            <text:p>2264,81</text:p>
          </table:table-cell>
          <table:table-cell office:value-type="float" office:value="2288.83333333333" calcext:value-type="float">
            <text:p>2288,83</text:p>
          </table:table-cell>
          <table:table-cell office:value-type="float" office:value="2286.25966204871" calcext:value-type="float">
            <text:p>2286,26</text:p>
          </table:table-cell>
          <table:table-cell table:number-columns-repeated="1013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275.41666666667" calcext:value-type="float">
            <text:p>2275,42</text:p>
          </table:table-cell>
          <table:table-cell office:value-type="float" office:value="2257.87932892863" calcext:value-type="float">
            <text:p>2257,88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51.17642338142" calcext:value-type="float">
            <text:p>2251,18</text:p>
          </table:table-cell>
          <table:table-cell office:value-type="float" office:value="2260.33333333333" calcext:value-type="float">
            <text:p>2260,33</text:p>
          </table:table-cell>
          <table:table-cell office:value-type="float" office:value="2259.85456464368" calcext:value-type="float">
            <text:p>2259,85</text:p>
          </table:table-cell>
          <table:table-cell office:value-type="float" office:value="2275.41666666667" calcext:value-type="float">
            <text:p>2275,42</text:p>
          </table:table-cell>
          <table:table-cell office:value-type="float" office:value="2263.11933021472" calcext:value-type="float">
            <text:p>2263,12</text:p>
          </table:table-cell>
          <table:table-cell office:value-type="float" office:value="2288.33333333333" calcext:value-type="float">
            <text:p>2288,33</text:p>
          </table:table-cell>
          <table:table-cell office:value-type="float" office:value="2285.06554274949" calcext:value-type="float">
            <text:p>2285,07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82.16666666667" calcext:value-type="float">
            <text:p>2282,17</text:p>
          </table:table-cell>
          <table:table-cell office:value-type="float" office:value="2255.88267105301" calcext:value-type="float">
            <text:p>2255,88</text:p>
          </table:table-cell>
          <table:table-cell office:value-type="float" office:value="2273.33333333333" calcext:value-type="float">
            <text:p>2273,33</text:p>
          </table:table-cell>
          <table:table-cell office:value-type="float" office:value="2248.85753515219" calcext:value-type="float">
            <text:p>2248,86</text:p>
          </table:table-cell>
          <table:table-cell office:value-type="float" office:value="2270.41666666667" calcext:value-type="float">
            <text:p>2270,42</text:p>
          </table:table-cell>
          <table:table-cell office:value-type="float" office:value="2259.27049080272" calcext:value-type="float">
            <text:p>2259,27</text:p>
          </table:table-cell>
          <table:table-cell office:value-type="float" office:value="2282.16666666667" calcext:value-type="float">
            <text:p>2282,17</text:p>
          </table:table-cell>
          <table:table-cell office:value-type="float" office:value="2261.31747455705" calcext:value-type="float">
            <text:p>2261,32</text:p>
          </table:table-cell>
          <table:table-cell office:value-type="float" office:value="2288.83333333333" calcext:value-type="float">
            <text:p>2288,83</text:p>
          </table:table-cell>
          <table:table-cell office:value-type="float" office:value="2283.71732655319" calcext:value-type="float">
            <text:p>2283,72</text:p>
          </table:table-cell>
          <table:table-cell table:number-columns-repeated="1013"/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270.33333333333" calcext:value-type="float">
            <text:p>2270,33</text:p>
          </table:table-cell>
          <table:table-cell office:value-type="float" office:value="2253.83515337584" calcext:value-type="float">
            <text:p>2253,84</text:p>
          </table:table-cell>
          <table:table-cell office:value-type="float" office:value="2271.91666666667" calcext:value-type="float">
            <text:p>2271,92</text:p>
          </table:table-cell>
          <table:table-cell office:value-type="float" office:value="2246.48322984425" calcext:value-type="float">
            <text:p>2246,48</text:p>
          </table:table-cell>
          <table:table-cell office:value-type="float" office:value="2257" calcext:value-type="float">
            <text:p>2257,00</text:p>
          </table:table-cell>
          <table:table-cell office:value-type="float" office:value="2258.55459571368" calcext:value-type="float">
            <text:p>2258,55</text:p>
          </table:table-cell>
          <table:table-cell office:value-type="float" office:value="2270.33333333333" calcext:value-type="float">
            <text:p>2270,33</text:p>
          </table:table-cell>
          <table:table-cell office:value-type="float" office:value="2259.38951832395" calcext:value-type="float">
            <text:p>2259,39</text:p>
          </table:table-cell>
          <table:table-cell office:value-type="float" office:value="2285.33333333333" calcext:value-type="float">
            <text:p>2285,33</text:p>
          </table:table-cell>
          <table:table-cell office:value-type="float" office:value="2282.20109342201" calcext:value-type="float">
            <text:p>2282,20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7.66666666667" calcext:value-type="float">
            <text:p>2267,67</text:p>
          </table:table-cell>
          <table:table-cell office:value-type="float" office:value="2251.71761987461" calcext:value-type="float">
            <text:p>2251,72</text:p>
          </table:table-cell>
          <table:table-cell office:value-type="float" office:value="2274.58333333333" calcext:value-type="float">
            <text:p>2274,58</text:p>
          </table:table-cell>
          <table:table-cell office:value-type="float" office:value="2244.03540840353" calcext:value-type="float">
            <text:p>2244,04</text:p>
          </table:table-cell>
          <table:table-cell office:value-type="float" office:value="2251.83333333333" calcext:value-type="float">
            <text:p>2251,83</text:p>
          </table:table-cell>
          <table:table-cell office:value-type="float" office:value="2257.6904980166" calcext:value-type="float">
            <text:p>2257,69</text:p>
          </table:table-cell>
          <table:table-cell office:value-type="float" office:value="2267.66666666667" calcext:value-type="float">
            <text:p>2267,67</text:p>
          </table:table-cell>
          <table:table-cell office:value-type="float" office:value="2257.32179986763" calcext:value-type="float">
            <text:p>2257,32</text:p>
          </table:table-cell>
          <table:table-cell office:value-type="float" office:value="2282" calcext:value-type="float">
            <text:p>2282,00</text:p>
          </table:table-cell>
          <table:table-cell office:value-type="float" office:value="2280.50347582176" calcext:value-type="float">
            <text:p>2280,50</text:p>
          </table:table-cell>
          <table:table-cell table:number-columns-repeated="1013"/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258.75" calcext:value-type="float">
            <text:p>2258,75</text:p>
          </table:table-cell>
          <table:table-cell office:value-type="float" office:value="2249.5116079236" calcext:value-type="float">
            <text:p>2249,51</text:p>
          </table:table-cell>
          <table:table-cell office:value-type="float" office:value="2268.83333333333" calcext:value-type="float">
            <text:p>2268,83</text:p>
          </table:table-cell>
          <table:table-cell office:value-type="float" office:value="2241.49662649736" calcext:value-type="float">
            <text:p>2241,50</text:p>
          </table:table-cell>
          <table:table-cell office:value-type="float" office:value="2248.66666666667" calcext:value-type="float">
            <text:p>2248,67</text:p>
          </table:table-cell>
          <table:table-cell office:value-type="float" office:value="2256.66244884544" calcext:value-type="float">
            <text:p>2256,66</text:p>
          </table:table-cell>
          <table:table-cell office:value-type="float" office:value="2258.75" calcext:value-type="float">
            <text:p>2258,75</text:p>
          </table:table-cell>
          <table:table-cell office:value-type="float" office:value="2255.10117342135" calcext:value-type="float">
            <text:p>2255,10</text:p>
          </table:table-cell>
          <table:table-cell office:value-type="float" office:value="2279.33333333333" calcext:value-type="float">
            <text:p>2279,33</text:p>
          </table:table-cell>
          <table:table-cell office:value-type="float" office:value="2278.61165225139" calcext:value-type="float">
            <text:p>2278,61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1.16666666667" calcext:value-type="float">
            <text:p>2251,17</text:p>
          </table:table-cell>
          <table:table-cell office:value-type="float" office:value="2247.1993401698" calcext:value-type="float">
            <text:p>2247,20</text:p>
          </table:table-cell>
          <table:table-cell office:value-type="float" office:value="2250.75" calcext:value-type="float">
            <text:p>2250,75</text:p>
          </table:table-cell>
          <table:table-cell office:value-type="float" office:value="2238.85008690455" calcext:value-type="float">
            <text:p>2238,85</text:p>
          </table:table-cell>
          <table:table-cell office:value-type="float" office:value="2255.66666666667" calcext:value-type="float">
            <text:p>2255,67</text:p>
          </table:table-cell>
          <table:table-cell office:value-type="float" office:value="2255.45532437162" calcext:value-type="float">
            <text:p>2255,46</text:p>
          </table:table-cell>
          <table:table-cell office:value-type="float" office:value="2251.16666666667" calcext:value-type="float">
            <text:p>2251,17</text:p>
          </table:table-cell>
          <table:table-cell office:value-type="float" office:value="2252.71500329522" calcext:value-type="float">
            <text:p>2252,72</text:p>
          </table:table-cell>
          <table:table-cell office:value-type="float" office:value="2281.5" calcext:value-type="float">
            <text:p>2281,50</text:p>
          </table:table-cell>
          <table:table-cell office:value-type="float" office:value="2276.51334077238" calcext:value-type="float">
            <text:p>2276,51</text:p>
          </table:table-cell>
          <table:table-cell table:number-columns-repeated="1013"/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4.76371640894" calcext:value-type="float">
            <text:p>2244,76</text:p>
          </table:table-cell>
          <table:table-cell office:value-type="float" office:value="2225.5" calcext:value-type="float">
            <text:p>2225,50</text:p>
          </table:table-cell>
          <table:table-cell office:value-type="float" office:value="2236.07963190543" calcext:value-type="float">
            <text:p>2236,08</text:p>
          </table:table-cell>
          <table:table-cell office:value-type="float" office:value="2245.75" calcext:value-type="float">
            <text:p>2245,75</text:p>
          </table:table-cell>
          <table:table-cell office:value-type="float" office:value="2254.05461834737" calcext:value-type="float">
            <text:p>2254,0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50.1511580719" calcext:value-type="float">
            <text:p>2250,15</text:p>
          </table:table-cell>
          <table:table-cell office:value-type="float" office:value="2273.66666666667" calcext:value-type="float">
            <text:p>2273,67</text:p>
          </table:table-cell>
          <table:table-cell office:value-type="float" office:value="2274.19679253829" calcext:value-type="float">
            <text:p>2274,2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2.18830546132" calcext:value-type="float">
            <text:p>2242,19</text:p>
          </table:table-cell>
          <table:table-cell office:value-type="float" office:value="2227" calcext:value-type="float">
            <text:p>2227,00</text:p>
          </table:table-cell>
          <table:table-cell office:value-type="float" office:value="2233.16973567201" calcext:value-type="float">
            <text:p>2233,17</text:p>
          </table:table-cell>
          <table:table-cell office:value-type="float" office:value="2248.08333333333" calcext:value-type="float">
            <text:p>2248,08</text:p>
          </table:table-cell>
          <table:table-cell office:value-type="float" office:value="2252.4464346493" calcext:value-type="float">
            <text:p>2252,4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7.39800480233" calcext:value-type="float">
            <text:p>2247,40</text:p>
          </table:table-cell>
          <table:table-cell office:value-type="float" office:value="2268.5" calcext:value-type="float">
            <text:p>2268,50</text:p>
          </table:table-cell>
          <table:table-cell office:value-type="float" office:value="2271.65078532413" calcext:value-type="float">
            <text:p>2271,65</text:p>
          </table:table-cell>
          <table:table-cell table:number-columns-repeated="1013"/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235.58333333333" calcext:value-type="float">
            <text:p>2235,58</text:p>
          </table:table-cell>
          <table:table-cell office:value-type="float" office:value="2239.45733704777" calcext:value-type="float">
            <text:p>2239,46</text:p>
          </table:table-cell>
          <table:table-cell office:value-type="float" office:value="2219.83333333333" calcext:value-type="float">
            <text:p>2219,83</text:p>
          </table:table-cell>
          <table:table-cell office:value-type="float" office:value="2230.10549665798" calcext:value-type="float">
            <text:p>2230,11</text:p>
          </table:table-cell>
          <table:table-cell office:value-type="float" office:value="2246.66666666667" calcext:value-type="float">
            <text:p>2246,67</text:p>
          </table:table-cell>
          <table:table-cell office:value-type="float" office:value="2250.61747982179" calcext:value-type="float">
            <text:p>2250,62</text:p>
          </table:table-cell>
          <table:table-cell office:value-type="float" office:value="2235.58333333333" calcext:value-type="float">
            <text:p>2235,58</text:p>
          </table:table-cell>
          <table:table-cell office:value-type="float" office:value="2244.44440320149" calcext:value-type="float">
            <text:p>2244,44</text:p>
          </table:table-cell>
          <table:table-cell office:value-type="float" office:value="2261.83333333333" calcext:value-type="float">
            <text:p>2261,83</text:p>
          </table:table-cell>
          <table:table-cell office:value-type="float" office:value="2268.8646170559" calcext:value-type="float">
            <text:p>2268,86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4.33333333333" calcext:value-type="float">
            <text:p>2234,33</text:p>
          </table:table-cell>
          <table:table-cell office:value-type="float" office:value="2236.55569366564" calcext:value-type="float">
            <text:p>2236,56</text:p>
          </table:table-cell>
          <table:table-cell office:value-type="float" office:value="2219.66666666667" calcext:value-type="float">
            <text:p>2219,67</text:p>
          </table:table-cell>
          <table:table-cell office:value-type="float" office:value="2226.87262998883" calcext:value-type="float">
            <text:p>2226,87</text:p>
          </table:table-cell>
          <table:table-cell office:value-type="float" office:value="2244.83333333333" calcext:value-type="float">
            <text:p>2244,83</text:p>
          </table:table-cell>
          <table:table-cell office:value-type="float" office:value="2248.55505562045" calcext:value-type="float">
            <text:p>2248,56</text:p>
          </table:table-cell>
          <table:table-cell office:value-type="float" office:value="2234.33333333333" calcext:value-type="float">
            <text:p>2234,33</text:p>
          </table:table-cell>
          <table:table-cell office:value-type="float" office:value="2241.27969984415" calcext:value-type="float">
            <text:p>2241,28</text:p>
          </table:table-cell>
          <table:table-cell office:value-type="float" office:value="2262.66666666667" calcext:value-type="float">
            <text:p>2262,67</text:p>
          </table:table-cell>
          <table:table-cell office:value-type="float" office:value="2265.82809934001" calcext:value-type="float">
            <text:p>2265,83</text:p>
          </table:table-cell>
          <table:table-cell table:number-columns-repeated="1013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228.16666666667" calcext:value-type="float">
            <text:p>2228,17</text:p>
          </table:table-cell>
          <table:table-cell office:value-type="float" office:value="2233.46890246467" calcext:value-type="float">
            <text:p>2233,47</text:p>
          </table:table-cell>
          <table:table-cell office:value-type="float" office:value="2214.5" calcext:value-type="float">
            <text:p>2214,50</text:p>
          </table:table-cell>
          <table:table-cell office:value-type="float" office:value="2223.45745985192" calcext:value-type="float">
            <text:p>2223,46</text:p>
          </table:table-cell>
          <table:table-cell office:value-type="float" office:value="2228.83333333333" calcext:value-type="float">
            <text:p>2228,83</text:p>
          </table:table-cell>
          <table:table-cell office:value-type="float" office:value="2246.24705155563" calcext:value-type="float">
            <text:p>2246,25</text:p>
          </table:table-cell>
          <table:table-cell office:value-type="float" office:value="2228.16666666667" calcext:value-type="float">
            <text:p>2228,17</text:p>
          </table:table-cell>
          <table:table-cell office:value-type="float" office:value="2237.89372236055" calcext:value-type="float">
            <text:p>2237,89</text:p>
          </table:table-cell>
          <table:table-cell office:value-type="float" office:value="2259.16666666667" calcext:value-type="float">
            <text:p>2259,17</text:p>
          </table:table-cell>
          <table:table-cell office:value-type="float" office:value="2262.53155099278" calcext:value-type="float">
            <text:p>2262,53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24.33333333333" calcext:value-type="float">
            <text:p>2224,33</text:p>
          </table:table-cell>
          <table:table-cell office:value-type="float" office:value="2230.18312712295" calcext:value-type="float">
            <text:p>2230,18</text:p>
          </table:table-cell>
          <table:table-cell office:value-type="float" office:value="2214" calcext:value-type="float">
            <text:p>2214,00</text:p>
          </table:table-cell>
          <table:table-cell office:value-type="float" office:value="2219.84691188658" calcext:value-type="float">
            <text:p>2219,85</text:p>
          </table:table-cell>
          <table:table-cell office:value-type="float" office:value="2216.91666666667" calcext:value-type="float">
            <text:p>2216,92</text:p>
          </table:table-cell>
          <table:table-cell office:value-type="float" office:value="2243.68193743582" calcext:value-type="float">
            <text:p>2243,68</text:p>
          </table:table-cell>
          <table:table-cell office:value-type="float" office:value="2224.33333333333" calcext:value-type="float">
            <text:p>2224,33</text:p>
          </table:table-cell>
          <table:table-cell office:value-type="float" office:value="2234.2767736322" calcext:value-type="float">
            <text:p>2234,28</text:p>
          </table:table-cell>
          <table:table-cell office:value-type="float" office:value="2253.33333333333" calcext:value-type="float">
            <text:p>2253,33</text:p>
          </table:table-cell>
          <table:table-cell office:value-type="float" office:value="2258.96579156983" calcext:value-type="float">
            <text:p>2258,97</text:p>
          </table:table-cell>
          <table:table-cell table:number-columns-repeated="1013"/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219.33333333333" calcext:value-type="float">
            <text:p>2219,33</text:p>
          </table:table-cell>
          <table:table-cell office:value-type="float" office:value="2226.68515972286" calcext:value-type="float">
            <text:p>2226,69</text:p>
          </table:table-cell>
          <table:table-cell office:value-type="float" office:value="2212.75" calcext:value-type="float">
            <text:p>2212,75</text:p>
          </table:table-cell>
          <table:table-cell office:value-type="float" office:value="2216.02850557417" calcext:value-type="float">
            <text:p>2216,03</text:p>
          </table:table-cell>
          <table:table-cell office:value-type="float" office:value="2209.16666666667" calcext:value-type="float">
            <text:p>2209,17</text:p>
          </table:table-cell>
          <table:table-cell office:value-type="float" office:value="2240.84875591116" calcext:value-type="float">
            <text:p>2240,85</text:p>
          </table:table-cell>
          <table:table-cell office:value-type="float" office:value="2219.33333333333" calcext:value-type="float">
            <text:p>2219,33</text:p>
          </table:table-cell>
          <table:table-cell office:value-type="float" office:value="2230.41962598756" calcext:value-type="float">
            <text:p>2230,42</text:p>
          </table:table-cell>
          <table:table-cell office:value-type="float" office:value="2246.83333333333" calcext:value-type="float">
            <text:p>2246,83</text:p>
          </table:table-cell>
          <table:table-cell office:value-type="float" office:value="2255.12213489566" calcext:value-type="float">
            <text:p>2255,12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22.962412627" calcext:value-type="float">
            <text:p>2222,96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11.99034662814" calcext:value-type="float">
            <text:p>2211,99</text:p>
          </table:table-cell>
          <table:table-cell office:value-type="float" office:value="2207.75" calcext:value-type="float">
            <text:p>2207,75</text:p>
          </table:table-cell>
          <table:table-cell office:value-type="float" office:value="2237.73711501682" calcext:value-type="float">
            <text:p>2237,74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26.31351539784" calcext:value-type="float">
            <text:p>2226,31</text:p>
          </table:table-cell>
          <table:table-cell office:value-type="float" office:value="2248.66666666667" calcext:value-type="float">
            <text:p>2248,67</text:p>
          </table:table-cell>
          <table:table-cell office:value-type="float" office:value="2250.992382593" calcext:value-type="float">
            <text:p>2250,99</text:p>
          </table:table-cell>
          <table:table-cell table:number-columns-repeated="1013"/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207.66666666667" calcext:value-type="float">
            <text:p>2207,67</text:p>
          </table:table-cell>
          <table:table-cell office:value-type="float" office:value="2219.0029103541" calcext:value-type="float">
            <text:p>2219,00</text:p>
          </table:table-cell>
          <table:table-cell office:value-type="float" office:value="2214.58333333333" calcext:value-type="float">
            <text:p>2214,58</text:p>
          </table:table-cell>
          <table:table-cell office:value-type="float" office:value="2207.72111938419" calcext:value-type="float">
            <text:p>2207,72</text:p>
          </table:table-cell>
          <table:table-cell office:value-type="float" office:value="2205.66666666667" calcext:value-type="float">
            <text:p>2205,67</text:p>
          </table:table-cell>
          <table:table-cell office:value-type="float" office:value="2234.33718071658" calcext:value-type="float">
            <text:p>2234,34</text:p>
          </table:table-cell>
          <table:table-cell office:value-type="float" office:value="2207.66666666667" calcext:value-type="float">
            <text:p>2207,67</text:p>
          </table:table-cell>
          <table:table-cell office:value-type="float" office:value="2221.95013567269" calcext:value-type="float">
            <text:p>2221,95</text:p>
          </table:table-cell>
          <table:table-cell office:value-type="float" office:value="2230.66666666667" calcext:value-type="float">
            <text:p>2230,67</text:p>
          </table:table-cell>
          <table:table-cell office:value-type="float" office:value="2246.56881761235" calcext:value-type="float">
            <text:p>2246,57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2.5" calcext:value-type="float">
            <text:p>2202,50</text:p>
          </table:table-cell>
          <table:table-cell office:value-type="float" office:value="2214.79528145503" calcext:value-type="float">
            <text:p>2214,80</text:p>
          </table:table-cell>
          <table:table-cell office:value-type="float" office:value="2212.66666666667" calcext:value-type="float">
            <text:p>2212,67</text:p>
          </table:table-cell>
          <table:table-cell office:value-type="float" office:value="2203.21007919026" calcext:value-type="float">
            <text:p>2203,21</text:p>
          </table:table-cell>
          <table:table-cell office:value-type="float" office:value="2205.83333333333" calcext:value-type="float">
            <text:p>2205,83</text:p>
          </table:table-cell>
          <table:table-cell office:value-type="float" office:value="2230.63966944617" calcext:value-type="float">
            <text:p>2230,64</text:p>
          </table:table-cell>
          <table:table-cell office:value-type="float" office:value="2202.5" calcext:value-type="float">
            <text:p>2202,50</text:p>
          </table:table-cell>
          <table:table-cell office:value-type="float" office:value="2217.32163265593" calcext:value-type="float">
            <text:p>2217,32</text:p>
          </table:table-cell>
          <table:table-cell office:value-type="float" office:value="2234.83333333333" calcext:value-type="float">
            <text:p>2234,83</text:p>
          </table:table-cell>
          <table:table-cell office:value-type="float" office:value="2241.84419776138" calcext:value-type="float">
            <text:p>2241,84</text:p>
          </table:table-cell>
          <table:table-cell table:number-columns-repeated="1013"/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188.08333333333" calcext:value-type="float">
            <text:p>2188,08</text:p>
          </table:table-cell>
          <table:table-cell office:value-type="float" office:value="2210.32875038861" calcext:value-type="float">
            <text:p>2210,33</text:p>
          </table:table-cell>
          <table:table-cell office:value-type="float" office:value="2198.5" calcext:value-type="float">
            <text:p>2198,50</text:p>
          </table:table-cell>
          <table:table-cell office:value-type="float" office:value="2198.44704479663" calcext:value-type="float">
            <text:p>2198,45</text:p>
          </table:table-cell>
          <table:table-cell office:value-type="float" office:value="2193" calcext:value-type="float">
            <text:p>2193,00</text:p>
          </table:table-cell>
          <table:table-cell office:value-type="float" office:value="2226.63584065679" calcext:value-type="float">
            <text:p>2226,64</text:p>
          </table:table-cell>
          <table:table-cell office:value-type="float" office:value="2188.08333333333" calcext:value-type="float">
            <text:p>2188,08</text:p>
          </table:table-cell>
          <table:table-cell office:value-type="float" office:value="2212.42059842134" calcext:value-type="float">
            <text:p>2212,42</text:p>
          </table:table-cell>
          <table:table-cell office:value-type="float" office:value="2216" calcext:value-type="float">
            <text:p>2216,00</text:p>
          </table:table-cell>
          <table:table-cell office:value-type="float" office:value="2236.81174923447" calcext:value-type="float">
            <text:p>2236,81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89.41666666667" calcext:value-type="float">
            <text:p>2189,42</text:p>
          </table:table-cell>
          <table:table-cell office:value-type="float" office:value="2205.59312939768" calcext:value-type="float">
            <text:p>2205,59</text:p>
          </table:table-cell>
          <table:table-cell office:value-type="float" office:value="2194.41666666667" calcext:value-type="float">
            <text:p>2194,42</text:p>
          </table:table-cell>
          <table:table-cell office:value-type="float" office:value="2193.42239074606" calcext:value-type="float">
            <text:p>2193,42</text:p>
          </table:table-cell>
          <table:table-cell office:value-type="float" office:value="2190.58333333333" calcext:value-type="float">
            <text:p>2190,58</text:p>
          </table:table-cell>
          <table:table-cell office:value-type="float" office:value="2222.31748935859" calcext:value-type="float">
            <text:p>2222,32</text:p>
          </table:table-cell>
          <table:table-cell office:value-type="float" office:value="2189.41666666667" calcext:value-type="float">
            <text:p>2189,42</text:p>
          </table:table-cell>
          <table:table-cell office:value-type="float" office:value="2207.24006546835" calcext:value-type="float">
            <text:p>2207,24</text:p>
          </table:table-cell>
          <table:table-cell office:value-type="float" office:value="2220" calcext:value-type="float">
            <text:p>2220,00</text:p>
          </table:table-cell>
          <table:table-cell office:value-type="float" office:value="2231.46516014211" calcext:value-type="float">
            <text:p>2231,47</text:p>
          </table:table-cell>
          <table:table-cell table:number-columns-repeated="1013"/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177.91666666667" calcext:value-type="float">
            <text:p>2177,92</text:p>
          </table:table-cell>
          <table:table-cell office:value-type="float" office:value="2200.57881038493" calcext:value-type="float">
            <text:p>2200,58</text:p>
          </table:table-cell>
          <table:table-cell office:value-type="float" office:value="2178.33333333333" calcext:value-type="float">
            <text:p>2178,33</text:p>
          </table:table-cell>
          <table:table-cell office:value-type="float" office:value="2188.12703976381" calcext:value-type="float">
            <text:p>2188,13</text:p>
          </table:table-cell>
          <table:table-cell office:value-type="float" office:value="2178.83333333333" calcext:value-type="float">
            <text:p>2178,83</text:p>
          </table:table-cell>
          <table:table-cell office:value-type="float" office:value="2217.67693866406" calcext:value-type="float">
            <text:p>2217,68</text:p>
          </table:table-cell>
          <table:table-cell office:value-type="float" office:value="2177.91666666667" calcext:value-type="float">
            <text:p>2177,92</text:p>
          </table:table-cell>
          <table:table-cell office:value-type="float" office:value="2201.77350091778" calcext:value-type="float">
            <text:p>2201,77</text:p>
          </table:table-cell>
          <table:table-cell office:value-type="float" office:value="2209.33333333333" calcext:value-type="float">
            <text:p>2209,33</text:p>
          </table:table-cell>
          <table:table-cell office:value-type="float" office:value="2225.79857404039" calcext:value-type="float">
            <text:p>2225,8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78.75" calcext:value-type="float">
            <text:p>2178,75</text:p>
          </table:table-cell>
          <table:table-cell office:value-type="float" office:value="2195.27675678891" calcext:value-type="float">
            <text:p>2195,28</text:p>
          </table:table-cell>
          <table:table-cell office:value-type="float" office:value="2180.91666666667" calcext:value-type="float">
            <text:p>2180,92</text:p>
          </table:table-cell>
          <table:table-cell office:value-type="float" office:value="2182.55245514774" calcext:value-type="float">
            <text:p>2182,55</text:p>
          </table:table-cell>
          <table:table-cell office:value-type="float" office:value="2251.83333333333" calcext:value-type="float">
            <text:p>2251,83</text:p>
          </table:table-cell>
          <table:table-cell office:value-type="float" office:value="2212.70703233154" calcext:value-type="float">
            <text:p>2212,71</text:p>
          </table:table-cell>
          <table:table-cell office:value-type="float" office:value="2178.75" calcext:value-type="float">
            <text:p>2178,75</text:p>
          </table:table-cell>
          <table:table-cell office:value-type="float" office:value="2196.0148007076" calcext:value-type="float">
            <text:p>2196,01</text:p>
          </table:table-cell>
          <table:table-cell office:value-type="float" office:value="2212" calcext:value-type="float">
            <text:p>2212,00</text:p>
          </table:table-cell>
          <table:table-cell office:value-type="float" office:value="2219.80658346046" calcext:value-type="float">
            <text:p>2219,81</text:p>
          </table:table-cell>
          <table:table-cell table:number-columns-repeated="1013"/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165.41666666667" calcext:value-type="float">
            <text:p>2165,42</text:p>
          </table:table-cell>
          <table:table-cell office:value-type="float" office:value="2189.67849545991" calcext:value-type="float">
            <text:p>2189,68</text:p>
          </table:table-cell>
          <table:table-cell office:value-type="float" office:value="2167.41666666667" calcext:value-type="float">
            <text:p>2167,42</text:p>
          </table:table-cell>
          <table:table-cell office:value-type="float" office:value="2176.69063315838" calcext:value-type="float">
            <text:p>2176,69</text:p>
          </table:table-cell>
          <table:table-cell office:value-type="float" office:value="2242.91666666667" calcext:value-type="float">
            <text:p>2242,92</text:p>
          </table:table-cell>
          <table:table-cell office:value-type="float" office:value="2207.40112730866" calcext:value-type="float">
            <text:p>2207,40</text:p>
          </table:table-cell>
          <table:table-cell office:value-type="float" office:value="2165.41666666667" calcext:value-type="float">
            <text:p>2165,42</text:p>
          </table:table-cell>
          <table:table-cell office:value-type="float" office:value="2189.95828378867" calcext:value-type="float">
            <text:p>2189,96</text:p>
          </table:table-cell>
          <table:table-cell office:value-type="float" office:value="2202" calcext:value-type="float">
            <text:p>2202,00</text:p>
          </table:table-cell>
          <table:table-cell office:value-type="float" office:value="2213.48422343799" calcext:value-type="float">
            <text:p>2213,48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67.91666666667" calcext:value-type="float">
            <text:p>2167,92</text:p>
          </table:table-cell>
          <table:table-cell office:value-type="float" office:value="2183.77610853591" calcext:value-type="float">
            <text:p>2183,78</text:p>
          </table:table-cell>
          <table:table-cell office:value-type="float" office:value="2167.58333333333" calcext:value-type="float">
            <text:p>2167,58</text:p>
          </table:table-cell>
          <table:table-cell office:value-type="float" office:value="2170.53409540904" calcext:value-type="float">
            <text:p>2170,53</text:p>
          </table:table-cell>
          <table:table-cell office:value-type="float" office:value="2243.08333333333" calcext:value-type="float">
            <text:p>2243,08</text:p>
          </table:table-cell>
          <table:table-cell office:value-type="float" office:value="2201.75308627581" calcext:value-type="float">
            <text:p>2201,75</text:p>
          </table:table-cell>
          <table:table-cell office:value-type="float" office:value="2167.91666666667" calcext:value-type="float">
            <text:p>2167,92</text:p>
          </table:table-cell>
          <table:table-cell office:value-type="float" office:value="2183.59868632043" calcext:value-type="float">
            <text:p>2183,60</text:p>
          </table:table-cell>
          <table:table-cell office:value-type="float" office:value="2203.33333333333" calcext:value-type="float">
            <text:p>2203,33</text:p>
          </table:table-cell>
          <table:table-cell office:value-type="float" office:value="2206.82696504264" calcext:value-type="float">
            <text:p>2206,83</text:p>
          </table:table-cell>
          <table:table-cell table:number-columns-repeated="1013"/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162.91666666667" calcext:value-type="float">
            <text:p>2162,92</text:p>
          </table:table-cell>
          <table:table-cell office:value-type="float" office:value="2177.56222531853" calcext:value-type="float">
            <text:p>2177,56</text:p>
          </table:table-cell>
          <table:table-cell office:value-type="float" office:value="2155.83333333333" calcext:value-type="float">
            <text:p>2155,83</text:p>
          </table:table-cell>
          <table:table-cell office:value-type="float" office:value="2164.07588125584" calcext:value-type="float">
            <text:p>2164,08</text:p>
          </table:table-cell>
          <table:table-cell office:value-type="float" office:value="2229.91666666667" calcext:value-type="float">
            <text:p>2229,92</text:p>
          </table:table-cell>
          <table:table-cell office:value-type="float" office:value="2195.7572701896" calcext:value-type="float">
            <text:p>2195,76</text:p>
          </table:table-cell>
          <table:table-cell office:value-type="float" office:value="2162.91666666667" calcext:value-type="float">
            <text:p>2162,92</text:p>
          </table:table-cell>
          <table:table-cell office:value-type="float" office:value="2176.9311558667" calcext:value-type="float">
            <text:p>2176,93</text:p>
          </table:table-cell>
          <table:table-cell office:value-type="float" office:value="2190.66666666667" calcext:value-type="float">
            <text:p>2190,67</text:p>
          </table:table-cell>
          <table:table-cell office:value-type="float" office:value="2199.83070890751" calcext:value-type="float">
            <text:p>2199,83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9.58333333333" calcext:value-type="float">
            <text:p>2169,58</text:p>
          </table:table-cell>
          <table:table-cell office:value-type="float" office:value="2171.03001414897" calcext:value-type="float">
            <text:p>2171,03</text:p>
          </table:table-cell>
          <table:table-cell office:value-type="float" office:value="2151.58333333333" calcext:value-type="float">
            <text:p>2151,58</text:p>
          </table:table-cell>
          <table:table-cell office:value-type="float" office:value="2157.30954018787" calcext:value-type="float">
            <text:p>2157,31</text:p>
          </table:table-cell>
          <table:table-cell office:value-type="float" office:value="2225.16666666667" calcext:value-type="float">
            <text:p>2225,17</text:p>
          </table:table-cell>
          <table:table-cell office:value-type="float" office:value="2189.40853082631" calcext:value-type="float">
            <text:p>2189,41</text:p>
          </table:table-cell>
          <table:table-cell office:value-type="float" office:value="2169.58333333333" calcext:value-type="float">
            <text:p>2169,58</text:p>
          </table:table-cell>
          <table:table-cell office:value-type="float" office:value="2169.95124559136" calcext:value-type="float">
            <text:p>2169,95</text:p>
          </table:table-cell>
          <table:table-cell office:value-type="float" office:value="2186.5" calcext:value-type="float">
            <text:p>2186,50</text:p>
          </table:table-cell>
          <table:table-cell office:value-type="float" office:value="2192.49177875865" calcext:value-type="float">
            <text:p>2192,49</text:p>
          </table:table-cell>
          <table:table-cell table:number-columns-repeated="1013"/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154.66666666667" calcext:value-type="float">
            <text:p>2154,67</text:p>
          </table:table-cell>
          <table:table-cell office:value-type="float" office:value="2164.1731742839" calcext:value-type="float">
            <text:p>2164,17</text:p>
          </table:table-cell>
          <table:table-cell office:value-type="float" office:value="2144.75" calcext:value-type="float">
            <text:p>2144,75</text:p>
          </table:table-cell>
          <table:table-cell office:value-type="float" office:value="2150.22912421717" calcext:value-type="float">
            <text:p>2150,23</text:p>
          </table:table-cell>
          <table:table-cell office:value-type="float" office:value="2220.5" calcext:value-type="float">
            <text:p>2220,50</text:p>
          </table:table-cell>
          <table:table-cell office:value-type="float" office:value="2182.70220332533" calcext:value-type="float">
            <text:p>2182,70</text:p>
          </table:table-cell>
          <table:table-cell office:value-type="float" office:value="2154.66666666667" calcext:value-type="float">
            <text:p>2154,67</text:p>
          </table:table-cell>
          <table:table-cell office:value-type="float" office:value="2162.65490845414" calcext:value-type="float">
            <text:p>2162,65</text:p>
          </table:table-cell>
          <table:table-cell office:value-type="float" office:value="2167.66666666667" calcext:value-type="float">
            <text:p>2167,67</text:p>
          </table:table-cell>
          <table:table-cell office:value-type="float" office:value="2184.80691494445" calcext:value-type="float">
            <text:p>2184,8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2.66666666667" calcext:value-type="float">
            <text:p>2152,67</text:p>
          </table:table-cell>
          <table:table-cell office:value-type="float" office:value="2156.98592777145" calcext:value-type="float">
            <text:p>2156,99</text:p>
          </table:table-cell>
          <table:table-cell office:value-type="float" office:value="2142.91666666667" calcext:value-type="float">
            <text:p>2142,92</text:p>
          </table:table-cell>
          <table:table-cell office:value-type="float" office:value="2142.82918026889" calcext:value-type="float">
            <text:p>2142,83</text:p>
          </table:table-cell>
          <table:table-cell office:value-type="float" office:value="2226.66666666667" calcext:value-type="float">
            <text:p>2226,67</text:p>
          </table:table-cell>
          <table:table-cell office:value-type="float" office:value="2175.63409873266" calcext:value-type="float">
            <text:p>2175,63</text:p>
          </table:table-cell>
          <table:table-cell office:value-type="float" office:value="2152.66666666667" calcext:value-type="float">
            <text:p>2152,67</text:p>
          </table:table-cell>
          <table:table-cell office:value-type="float" office:value="2155.0384914063" calcext:value-type="float">
            <text:p>2155,04</text:p>
          </table:table-cell>
          <table:table-cell office:value-type="float" office:value="2174.66666666667" calcext:value-type="float">
            <text:p>2174,67</text:p>
          </table:table-cell>
          <table:table-cell office:value-type="float" office:value="2176.77326796514" calcext:value-type="float">
            <text:p>2176,77</text:p>
          </table:table-cell>
          <table:table-cell table:number-columns-repeated="1013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142.25" calcext:value-type="float">
            <text:p>2142,25</text:p>
          </table:table-cell>
          <table:table-cell office:value-type="float" office:value="2149.4630113271" calcext:value-type="float">
            <text:p>2149,46</text:p>
          </table:table-cell>
          <table:table-cell office:value-type="float" office:value="2125.5" calcext:value-type="float">
            <text:p>2125,50</text:p>
          </table:table-cell>
          <table:table-cell office:value-type="float" office:value="2135.10474257134" calcext:value-type="float">
            <text:p>2135,10</text:p>
          </table:table-cell>
          <table:table-cell office:value-type="float" office:value="2195.5" calcext:value-type="float">
            <text:p>2195,50</text:p>
          </table:table-cell>
          <table:table-cell office:value-type="float" office:value="2168.20049654434" calcext:value-type="float">
            <text:p>2168,20</text:p>
          </table:table-cell>
          <table:table-cell office:value-type="float" office:value="2142.25" calcext:value-type="float">
            <text:p>2142,25</text:p>
          </table:table-cell>
          <table:table-cell office:value-type="float" office:value="2147.09872958643" calcext:value-type="float">
            <text:p>2147,10</text:p>
          </table:table-cell>
          <table:table-cell office:value-type="float" office:value="2159" calcext:value-type="float">
            <text:p>2159,00</text:p>
          </table:table-cell>
          <table:table-cell office:value-type="float" office:value="2168.38839200228" calcext:value-type="float">
            <text:p>2168,39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51" calcext:value-type="float">
            <text:p>2151,00</text:p>
          </table:table-cell>
          <table:table-cell office:value-type="float" office:value="2141.59966820964" calcext:value-type="float">
            <text:p>2141,60</text:p>
          </table:table-cell>
          <table:table-cell office:value-type="float" office:value="2127.5" calcext:value-type="float">
            <text:p>2127,50</text:p>
          </table:table-cell>
          <table:table-cell office:value-type="float" office:value="2127.05132504606" calcext:value-type="float">
            <text:p>2127,05</text:p>
          </table:table-cell>
          <table:table-cell office:value-type="float" office:value="2137.16666666667" calcext:value-type="float">
            <text:p>2137,17</text:p>
          </table:table-cell>
          <table:table-cell office:value-type="float" office:value="2160.39813724993" calcext:value-type="float">
            <text:p>2160,40</text:p>
          </table:table-cell>
          <table:table-cell office:value-type="float" office:value="2151" calcext:value-type="float">
            <text:p>2151,00</text:p>
          </table:table-cell>
          <table:table-cell office:value-type="float" office:value="2138.83274051613" calcext:value-type="float">
            <text:p>2138,83</text:p>
          </table:table-cell>
          <table:table-cell office:value-type="float" office:value="2166" calcext:value-type="float">
            <text:p>2166,00</text:p>
          </table:table-cell>
          <table:table-cell office:value-type="float" office:value="2159.6502384482" calcext:value-type="float">
            <text:p>2159,65</text:p>
          </table:table-cell>
          <table:table-cell table:number-columns-repeated="1013"/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132.08333333333" calcext:value-type="float">
            <text:p>2132,08</text:p>
          </table:table-cell>
          <table:table-cell office:value-type="float" office:value="2133.39164009711" calcext:value-type="float">
            <text:p>2133,39</text:p>
          </table:table-cell>
          <table:table-cell office:value-type="float" office:value="2105.83333333333" calcext:value-type="float">
            <text:p>2105,83</text:p>
          </table:table-cell>
          <table:table-cell office:value-type="float" office:value="2118.66491369794" calcext:value-type="float">
            <text:p>2118,66</text:p>
          </table:table-cell>
          <table:table-cell office:value-type="float" office:value="2115.66666666667" calcext:value-type="float">
            <text:p>2115,67</text:p>
          </table:table-cell>
          <table:table-cell office:value-type="float" office:value="2152.22421487594" calcext:value-type="float">
            <text:p>2152,22</text:p>
          </table:table-cell>
          <table:table-cell office:value-type="float" office:value="2132.08333333333" calcext:value-type="float">
            <text:p>2132,08</text:p>
          </table:table-cell>
          <table:table-cell office:value-type="float" office:value="2130.23801829578" calcext:value-type="float">
            <text:p>2130,24</text:p>
          </table:table-cell>
          <table:table-cell office:value-type="float" office:value="2148.5" calcext:value-type="float">
            <text:p>2148,50</text:p>
          </table:table-cell>
          <table:table-cell office:value-type="float" office:value="2150.55714943542" calcext:value-type="float">
            <text:p>2150,56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30.16666666667" calcext:value-type="float">
            <text:p>2130,17</text:p>
          </table:table-cell>
          <table:table-cell office:value-type="float" office:value="2124.8351589627" calcext:value-type="float">
            <text:p>2124,84</text:p>
          </table:table-cell>
          <table:table-cell office:value-type="float" office:value="2103.41666666667" calcext:value-type="float">
            <text:p>2103,42</text:p>
          </table:table-cell>
          <table:table-cell office:value-type="float" office:value="2109.94195900524" calcext:value-type="float">
            <text:p>2109,94</text:p>
          </table:table-cell>
          <table:table-cell office:value-type="float" office:value="2118.58333333333" calcext:value-type="float">
            <text:p>2118,58</text:p>
          </table:table-cell>
          <table:table-cell office:value-type="float" office:value="2143.67636952933" calcext:value-type="float">
            <text:p>2143,68</text:p>
          </table:table-cell>
          <table:table-cell office:value-type="float" office:value="2130.16666666667" calcext:value-type="float">
            <text:p>2130,17</text:p>
          </table:table-cell>
          <table:table-cell office:value-type="float" office:value="2121.31242780026" calcext:value-type="float">
            <text:p>2121,31</text:p>
          </table:table-cell>
          <table:table-cell office:value-type="float" office:value="2152.16666666667" calcext:value-type="float">
            <text:p>2152,17</text:p>
          </table:table-cell>
          <table:table-cell office:value-type="float" office:value="2141.1078513662" calcext:value-type="float">
            <text:p>2141,11</text:p>
          </table:table-cell>
          <table:table-cell table:number-columns-repeated="1013"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115.25" calcext:value-type="float">
            <text:p>2115,25</text:p>
          </table:table-cell>
          <table:table-cell office:value-type="float" office:value="2115.92693895074" calcext:value-type="float">
            <text:p>2115,93</text:p>
          </table:table-cell>
          <table:table-cell office:value-type="float" office:value="2082.58333333333" calcext:value-type="float">
            <text:p>2082,58</text:p>
          </table:table-cell>
          <table:table-cell office:value-type="float" office:value="2100.87936830975" calcext:value-type="float">
            <text:p>2100,88</text:p>
          </table:table-cell>
          <table:table-cell office:value-type="float" office:value="2095.5" calcext:value-type="float">
            <text:p>2095,50</text:p>
          </table:table-cell>
          <table:table-cell office:value-type="float" office:value="2134.75267994091" calcext:value-type="float">
            <text:p>2134,75</text:p>
          </table:table-cell>
          <table:table-cell office:value-type="float" office:value="2115.25" calcext:value-type="float">
            <text:p>2115,25</text:p>
          </table:table-cell>
          <table:table-cell office:value-type="float" office:value="2112.05419887472" calcext:value-type="float">
            <text:p>2112,05</text:p>
          </table:table-cell>
          <table:table-cell office:value-type="float" office:value="2133.5" calcext:value-type="float">
            <text:p>2133,50</text:p>
          </table:table-cell>
          <table:table-cell office:value-type="float" office:value="2131.30144844194" calcext:value-type="float">
            <text:p>2131,3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13.58333333333" calcext:value-type="float">
            <text:p>2113,58</text:p>
          </table:table-cell>
          <table:table-cell office:value-type="float" office:value="2106.66416825256" calcext:value-type="float">
            <text:p>2106,66</text:p>
          </table:table-cell>
          <table:table-cell office:value-type="float" office:value="2080.58333333333" calcext:value-type="float">
            <text:p>2080,58</text:p>
          </table:table-cell>
          <table:table-cell office:value-type="float" office:value="2091.47449820677" calcext:value-type="float">
            <text:p>2091,47</text:p>
          </table:table-cell>
          <table:table-cell office:value-type="float" office:value="2096.41666666667" calcext:value-type="float">
            <text:p>2096,42</text:p>
          </table:table-cell>
          <table:table-cell office:value-type="float" office:value="2125.45165600885" calcext:value-type="float">
            <text:p>2125,45</text:p>
          </table:table-cell>
          <table:table-cell office:value-type="float" office:value="2113.58333333333" calcext:value-type="float">
            <text:p>2113,58</text:p>
          </table:table-cell>
          <table:table-cell office:value-type="float" office:value="2102.46192053027" calcext:value-type="float">
            <text:p>2102,46</text:p>
          </table:table-cell>
          <table:table-cell office:value-type="float" office:value="2134.5" calcext:value-type="float">
            <text:p>2134,50</text:p>
          </table:table-cell>
          <table:table-cell office:value-type="float" office:value="2121.13741619267" calcext:value-type="float">
            <text:p>2121,14</text:p>
          </table:table-cell>
          <table:table-cell table:number-columns-repeated="1013"/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095.75" calcext:value-type="float">
            <text:p>2095,75</text:p>
          </table:table-cell>
          <table:table-cell office:value-type="float" office:value="2097.04450098251" calcext:value-type="float">
            <text:p>2097,04</text:p>
          </table:table-cell>
          <table:table-cell office:value-type="float" office:value="2061.83333333333" calcext:value-type="float">
            <text:p>2061,83</text:p>
          </table:table-cell>
          <table:table-cell office:value-type="float" office:value="2081.72514693529" calcext:value-type="float">
            <text:p>2081,73</text:p>
          </table:table-cell>
          <table:table-cell office:value-type="float" office:value="2080.25" calcext:value-type="float">
            <text:p>2080,25</text:p>
          </table:table-cell>
          <table:table-cell office:value-type="float" office:value="2115.77223134214" calcext:value-type="float">
            <text:p>2115,77</text:p>
          </table:table-cell>
          <table:table-cell office:value-type="float" office:value="2095.75" calcext:value-type="float">
            <text:p>2095,75</text:p>
          </table:table-cell>
          <table:table-cell office:value-type="float" office:value="2092.53453513974" calcext:value-type="float">
            <text:p>2092,53</text:p>
          </table:table-cell>
          <table:table-cell office:value-type="float" office:value="2108" calcext:value-type="float">
            <text:p>2108,00</text:p>
          </table:table-cell>
          <table:table-cell office:value-type="float" office:value="2110.6155950065" calcext:value-type="float">
            <text:p>2110,62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01.91666666667" calcext:value-type="float">
            <text:p>2101,92</text:p>
          </table:table-cell>
          <table:table-cell office:value-type="float" office:value="2087.06604905383" calcext:value-type="float">
            <text:p>2087,07</text:p>
          </table:table-cell>
          <table:table-cell office:value-type="float" office:value="2059.91666666667" calcext:value-type="float">
            <text:p>2059,92</text:p>
          </table:table-cell>
          <table:table-cell office:value-type="float" office:value="2071.629546768" calcext:value-type="float">
            <text:p>2071,63</text:p>
          </table:table-cell>
          <table:table-cell office:value-type="float" office:value="2080.83333333333" calcext:value-type="float">
            <text:p>2080,83</text:p>
          </table:table-cell>
          <table:table-cell office:value-type="float" office:value="2105.713755804" calcext:value-type="float">
            <text:p>2105,71</text:p>
          </table:table-cell>
          <table:table-cell office:value-type="float" office:value="2101.91666666667" calcext:value-type="float">
            <text:p>2101,92</text:p>
          </table:table-cell>
          <table:table-cell office:value-type="float" office:value="2082.27133263343" calcext:value-type="float">
            <text:p>2082,27</text:p>
          </table:table-cell>
          <table:table-cell office:value-type="float" office:value="2110.16666666667" calcext:value-type="float">
            <text:p>2110,17</text:p>
          </table:table-cell>
          <table:table-cell office:value-type="float" office:value="2099.7361836591" calcext:value-type="float">
            <text:p>2099,74</text:p>
          </table:table-cell>
          <table:table-cell table:number-columns-repeated="1013"/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087.16666666667" calcext:value-type="float">
            <text:p>2087,17</text:p>
          </table:table-cell>
          <table:table-cell office:value-type="float" office:value="2076.7273740546" calcext:value-type="float">
            <text:p>2076,73</text:p>
          </table:table-cell>
          <table:table-cell office:value-type="float" office:value="2045.16666666667" calcext:value-type="float">
            <text:p>2045,17</text:p>
          </table:table-cell>
          <table:table-cell office:value-type="float" office:value="2061.18635640142" calcext:value-type="float">
            <text:p>2061,19</text:p>
          </table:table-cell>
          <table:table-cell office:value-type="float" office:value="2058.25" calcext:value-type="float">
            <text:p>2058,25</text:p>
          </table:table-cell>
          <table:table-cell office:value-type="float" office:value="2095.27598805539" calcext:value-type="float">
            <text:p>2095,28</text:p>
          </table:table-cell>
          <table:table-cell office:value-type="float" office:value="2087.16666666667" calcext:value-type="float">
            <text:p>2087,17</text:p>
          </table:table-cell>
          <table:table-cell office:value-type="float" office:value="2071.67194469481" calcext:value-type="float">
            <text:p>2071,67</text:p>
          </table:table-cell>
          <table:table-cell office:value-type="float" office:value="2092.16666666667" calcext:value-type="float">
            <text:p>2092,17</text:p>
          </table:table-cell>
          <table:table-cell office:value-type="float" office:value="2088.49973284313" calcext:value-type="float">
            <text:p>2088,5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77.5" calcext:value-type="float">
            <text:p>2077,50</text:p>
          </table:table-cell>
          <table:table-cell office:value-type="float" office:value="2066.02747912369" calcext:value-type="float">
            <text:p>2066,03</text:p>
          </table:table-cell>
          <table:table-cell office:value-type="float" office:value="2047.25" calcext:value-type="float">
            <text:p>2047,25</text:p>
          </table:table-cell>
          <table:table-cell office:value-type="float" office:value="2050.39465334594" calcext:value-type="float">
            <text:p>2050,39</text:p>
          </table:table-cell>
          <table:table-cell office:value-type="float" office:value="2051.66666666667" calcext:value-type="float">
            <text:p>2051,67</text:p>
          </table:table-cell>
          <table:table-cell office:value-type="float" office:value="2084.45908809845" calcext:value-type="float">
            <text:p>2084,46</text:p>
          </table:table-cell>
          <table:table-cell office:value-type="float" office:value="2077.5" calcext:value-type="float">
            <text:p>2077,50</text:p>
          </table:table-cell>
          <table:table-cell office:value-type="float" office:value="2060.73633895631" calcext:value-type="float">
            <text:p>2060,74</text:p>
          </table:table-cell>
          <table:table-cell office:value-type="float" office:value="2089.83333333333" calcext:value-type="float">
            <text:p>2089,83</text:p>
          </table:table-cell>
          <table:table-cell office:value-type="float" office:value="2076.90713869776" calcext:value-type="float">
            <text:p>2076,91</text:p>
          </table:table-cell>
          <table:table-cell table:number-columns-repeated="1013"/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055.33333333333" calcext:value-type="float">
            <text:p>2055,33</text:p>
          </table:table-cell>
          <table:table-cell office:value-type="float" office:value="2054.9658008267" calcext:value-type="float">
            <text:p>2054,97</text:p>
          </table:table-cell>
          <table:table-cell office:value-type="float" office:value="2022.25" calcext:value-type="float">
            <text:p>2022,25</text:p>
          </table:table-cell>
          <table:table-cell office:value-type="float" office:value="2039.25392631592" calcext:value-type="float">
            <text:p>2039,25</text:p>
          </table:table-cell>
          <table:table-cell office:value-type="float" office:value="2029.91666666667" calcext:value-type="float">
            <text:p>2029,92</text:p>
          </table:table-cell>
          <table:table-cell office:value-type="float" office:value="2073.26360981994" calcext:value-type="float">
            <text:p>2073,26</text:p>
          </table:table-cell>
          <table:table-cell office:value-type="float" office:value="2055.33333333333" calcext:value-type="float">
            <text:p>2055,33</text:p>
          </table:table-cell>
          <table:table-cell office:value-type="float" office:value="2049.46481319501" calcext:value-type="float">
            <text:p>2049,46</text:p>
          </table:table-cell>
          <table:table-cell office:value-type="float" office:value="2066.83333333333" calcext:value-type="float">
            <text:p>2066,83</text:p>
          </table:table-cell>
          <table:table-cell office:value-type="float" office:value="2064.95963633807" calcext:value-type="float">
            <text:p>2064,96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2.83333333333" calcext:value-type="float">
            <text:p>2052,83</text:p>
          </table:table-cell>
          <table:table-cell office:value-type="float" office:value="2043.54220103185" calcext:value-type="float">
            <text:p>2043,54</text:p>
          </table:table-cell>
          <table:table-cell office:value-type="float" office:value="2020.91666666667" calcext:value-type="float">
            <text:p>2020,92</text:p>
          </table:table-cell>
          <table:table-cell office:value-type="float" office:value="2027.76406761978" calcext:value-type="float">
            <text:p>2027,76</text:p>
          </table:table-cell>
          <table:table-cell office:value-type="float" office:value="2026.5" calcext:value-type="float">
            <text:p>2026,50</text:p>
          </table:table-cell>
          <table:table-cell office:value-type="float" office:value="2061.69049353473" calcext:value-type="float">
            <text:p>2061,69</text:p>
          </table:table-cell>
          <table:table-cell office:value-type="float" office:value="2052.83333333333" calcext:value-type="float">
            <text:p>2052,83</text:p>
          </table:table-cell>
          <table:table-cell office:value-type="float" office:value="2037.8579895284" calcext:value-type="float">
            <text:p>2037,86</text:p>
          </table:table-cell>
          <table:table-cell office:value-type="float" office:value="2065.5" calcext:value-type="float">
            <text:p>2065,50</text:p>
          </table:table-cell>
          <table:table-cell office:value-type="float" office:value="2052.65879338458" calcext:value-type="float">
            <text:p>2052,66</text:p>
          </table:table-cell>
          <table:table-cell table:number-columns-repeated="1013"/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2032.75" calcext:value-type="float">
            <text:p>2032,75</text:p>
          </table:table-cell>
          <table:table-cell office:value-type="float" office:value="2031.75695878597" calcext:value-type="float">
            <text:p>2031,76</text:p>
          </table:table-cell>
          <table:table-cell office:value-type="float" office:value="1998" calcext:value-type="float">
            <text:p>1998,00</text:p>
          </table:table-cell>
          <table:table-cell office:value-type="float" office:value="2015.92536555005" calcext:value-type="float">
            <text:p>2015,93</text:p>
          </table:table-cell>
          <table:table-cell office:value-type="float" office:value="2000.83333333333" calcext:value-type="float">
            <text:p>2000,83</text:p>
          </table:table-cell>
          <table:table-cell office:value-type="float" office:value="2049.74105852925" calcext:value-type="float">
            <text:p>2049,74</text:p>
          </table:table-cell>
          <table:table-cell office:value-type="float" office:value="2032.75" calcext:value-type="float">
            <text:p>2032,75</text:p>
          </table:table-cell>
          <table:table-cell office:value-type="float" office:value="2025.9168086101" calcext:value-type="float">
            <text:p>2025,92</text:p>
          </table:table-cell>
          <table:table-cell office:value-type="float" office:value="2040.83333333333" calcext:value-type="float">
            <text:p>2040,83</text:p>
          </table:table-cell>
          <table:table-cell office:value-type="float" office:value="2040.00650349263" calcext:value-type="float">
            <text:p>2040,01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33.83333333333" calcext:value-type="float">
            <text:p>2033,83</text:p>
          </table:table-cell>
          <table:table-cell office:value-type="float" office:value="2019.6107621904" calcext:value-type="float">
            <text:p>2019,61</text:p>
          </table:table-cell>
          <table:table-cell office:value-type="float" office:value="1995.75" calcext:value-type="float">
            <text:p>1995,75</text:p>
          </table:table-cell>
          <table:table-cell office:value-type="float" office:value="2003.73849677349" calcext:value-type="float">
            <text:p>2003,74</text:p>
          </table:table-cell>
          <table:table-cell office:value-type="float" office:value="2004.5" calcext:value-type="float">
            <text:p>2004,50</text:p>
          </table:table-cell>
          <table:table-cell office:value-type="float" office:value="2037.41699560493" calcext:value-type="float">
            <text:p>2037,42</text:p>
          </table:table-cell>
          <table:table-cell office:value-type="float" office:value="2033.83333333333" calcext:value-type="float">
            <text:p>2033,83</text:p>
          </table:table-cell>
          <table:table-cell office:value-type="float" office:value="2013.64252382562" calcext:value-type="float">
            <text:p>2013,64</text:p>
          </table:table-cell>
          <table:table-cell office:value-type="float" office:value="2043.33333333333" calcext:value-type="float">
            <text:p>2043,33</text:p>
          </table:table-cell>
          <table:table-cell office:value-type="float" office:value="2027.00497988194" calcext:value-type="float">
            <text:p>2027,00</text:p>
          </table:table-cell>
          <table:table-cell table:number-columns-repeated="1013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2008.83333333333" calcext:value-type="float">
            <text:p>2008,83</text:p>
          </table:table-cell>
          <table:table-cell office:value-type="float" office:value="2007.10470027693" calcext:value-type="float">
            <text:p>2007,10</text:p>
          </table:table-cell>
          <table:table-cell office:value-type="float" office:value="1971.5" calcext:value-type="float">
            <text:p>1971,50</text:p>
          </table:table-cell>
          <table:table-cell office:value-type="float" office:value="1991.20451872113" calcext:value-type="float">
            <text:p>1991,20</text:p>
          </table:table-cell>
          <table:table-cell office:value-type="float" office:value="2048.33333333333" calcext:value-type="float">
            <text:p>2048,33</text:p>
          </table:table-cell>
          <table:table-cell office:value-type="float" office:value="2024.72035962169" calcext:value-type="float">
            <text:p>2024,72</text:p>
          </table:table-cell>
          <table:table-cell office:value-type="float" office:value="2008.83333333333" calcext:value-type="float">
            <text:p>2008,83</text:p>
          </table:table-cell>
          <table:table-cell office:value-type="float" office:value="2001.03669548808" calcext:value-type="float">
            <text:p>2001,04</text:p>
          </table:table-cell>
          <table:table-cell office:value-type="float" office:value="2017.33333333333" calcext:value-type="float">
            <text:p>2017,33</text:p>
          </table:table-cell>
          <table:table-cell office:value-type="float" office:value="2013.65674886599" calcext:value-type="float">
            <text:p>2013,66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0.66666666667" calcext:value-type="float">
            <text:p>2010,67</text:p>
          </table:table-cell>
          <table:table-cell office:value-type="float" office:value="1994.24025488376" calcext:value-type="float">
            <text:p>1994,24</text:p>
          </table:table-cell>
          <table:table-cell office:value-type="float" office:value="1971.83333333333" calcext:value-type="float">
            <text:p>1971,83</text:p>
          </table:table-cell>
          <table:table-cell office:value-type="float" office:value="1978.32486197838" calcext:value-type="float">
            <text:p>1978,32</text:p>
          </table:table-cell>
          <table:table-cell office:value-type="float" office:value="2053.66666666667" calcext:value-type="float">
            <text:p>2053,67</text:p>
          </table:table-cell>
          <table:table-cell office:value-type="float" office:value="2011.65356204136" calcext:value-type="float">
            <text:p>2011,65</text:p>
          </table:table-cell>
          <table:table-cell office:value-type="float" office:value="2010.66666666667" calcext:value-type="float">
            <text:p>2010,67</text:p>
          </table:table-cell>
          <table:table-cell office:value-type="float" office:value="1988.10118503397" calcext:value-type="float">
            <text:p>1988,10</text:p>
          </table:table-cell>
          <table:table-cell office:value-type="float" office:value="2015.66666666667" calcext:value-type="float">
            <text:p>2015,67</text:p>
          </table:table-cell>
          <table:table-cell office:value-type="float" office:value="1999.96464338154" calcext:value-type="float">
            <text:p>1999,96</text:p>
          </table:table-cell>
          <table:table-cell table:number-columns-repeated="1013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983.33333333333" calcext:value-type="float">
            <text:p>1983,33</text:p>
          </table:table-cell>
          <table:table-cell office:value-type="float" office:value="1981.01929253138" calcext:value-type="float">
            <text:p>1981,02</text:p>
          </table:table-cell>
          <table:table-cell office:value-type="float" office:value="1950.66666666667" calcext:value-type="float">
            <text:p>1950,67</text:p>
          </table:table-cell>
          <table:table-cell office:value-type="float" office:value="1965.10132267511" calcext:value-type="float">
            <text:p>1965,10</text:p>
          </table:table-cell>
          <table:table-cell office:value-type="float" office:value="2018.75" calcext:value-type="float">
            <text:p>2018,75</text:p>
          </table:table-cell>
          <table:table-cell office:value-type="float" office:value="1998.2193634712" calcext:value-type="float">
            <text:p>1998,22</text:p>
          </table:table-cell>
          <table:table-cell office:value-type="float" office:value="1983.33333333333" calcext:value-type="float">
            <text:p>1983,33</text:p>
          </table:table-cell>
          <table:table-cell office:value-type="float" office:value="1974.83814921883" calcext:value-type="float">
            <text:p>1974,84</text:p>
          </table:table-cell>
          <table:table-cell office:value-type="float" office:value="1984.16666666667" calcext:value-type="float">
            <text:p>1984,17</text:p>
          </table:table-cell>
          <table:table-cell office:value-type="float" office:value="1985.93179651807" calcext:value-type="float">
            <text:p>1985,9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84.66666666667" calcext:value-type="float">
            <text:p>1984,67</text:p>
          </table:table-cell>
          <table:table-cell office:value-type="float" office:value="1967.44405629858" calcext:value-type="float">
            <text:p>1967,44</text:p>
          </table:table-cell>
          <table:table-cell office:value-type="float" office:value="1946.16666666667" calcext:value-type="float">
            <text:p>1946,17</text:p>
          </table:table-cell>
          <table:table-cell office:value-type="float" office:value="1951.53605487571" calcext:value-type="float">
            <text:p>1951,54</text:p>
          </table:table-cell>
          <table:table-cell office:value-type="float" office:value="2301.08333333333" calcext:value-type="float">
            <text:p>2301,08</text:p>
          </table:table-cell>
          <table:table-cell office:value-type="float" office:value="1984.42086620727" calcext:value-type="float">
            <text:p>1984,42</text:p>
          </table:table-cell>
          <table:table-cell office:value-type="float" office:value="1984.66666666667" calcext:value-type="float">
            <text:p>1984,67</text:p>
          </table:table-cell>
          <table:table-cell office:value-type="float" office:value="1961.25003431308" calcext:value-type="float">
            <text:p>1961,25</text:p>
          </table:table-cell>
          <table:table-cell office:value-type="float" office:value="1985.66666666667" calcext:value-type="float">
            <text:p>1985,67</text:p>
          </table:table-cell>
          <table:table-cell office:value-type="float" office:value="1971.56163504723" calcext:value-type="float">
            <text:p>1971,56</text:p>
          </table:table-cell>
          <table:table-cell table:number-columns-repeated="1013"/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956" calcext:value-type="float">
            <text:p>1956,00</text:p>
          </table:table-cell>
          <table:table-cell office:value-type="float" office:value="1953.5171576983" calcext:value-type="float">
            <text:p>1953,52</text:p>
          </table:table-cell>
          <table:table-cell office:value-type="float" office:value="1918.75" calcext:value-type="float">
            <text:p>1918,75</text:p>
          </table:table-cell>
          <table:table-cell office:value-type="float" office:value="1937.63156296919" calcext:value-type="float">
            <text:p>1937,63</text:p>
          </table:table-cell>
          <table:table-cell office:value-type="float" office:value="1986.83333333333" calcext:value-type="float">
            <text:p>1986,83</text:p>
          </table:table-cell>
          <table:table-cell office:value-type="float" office:value="1970.26150677798" calcext:value-type="float">
            <text:p>1970,26</text:p>
          </table:table-cell>
          <table:table-cell office:value-type="float" office:value="1956" calcext:value-type="float">
            <text:p>1956,00</text:p>
          </table:table-cell>
          <table:table-cell office:value-type="float" office:value="1947.33957029764" calcext:value-type="float">
            <text:p>1947,34</text:p>
          </table:table-cell>
          <table:table-cell office:value-type="float" office:value="1959.33333333333" calcext:value-type="float">
            <text:p>1959,33</text:p>
          </table:table-cell>
          <table:table-cell office:value-type="float" office:value="1956.85787295233" calcext:value-type="float">
            <text:p>1956,8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7" calcext:value-type="float">
            <text:p>1957,00</text:p>
          </table:table-cell>
          <table:table-cell office:value-type="float" office:value="1939.24156855365" calcext:value-type="float">
            <text:p>1939,24</text:p>
          </table:table-cell>
          <table:table-cell office:value-type="float" office:value="1917.75" calcext:value-type="float">
            <text:p>1917,75</text:p>
          </table:table-cell>
          <table:table-cell office:value-type="float" office:value="1923.39069405923" calcext:value-type="float">
            <text:p>1923,39</text:p>
          </table:table-cell>
          <table:table-cell office:value-type="float" office:value="1986.41666666667" calcext:value-type="float">
            <text:p>1986,42</text:p>
          </table:table-cell>
          <table:table-cell office:value-type="float" office:value="1955.74504848749" calcext:value-type="float">
            <text:p>1955,75</text:p>
          </table:table-cell>
          <table:table-cell office:value-type="float" office:value="1957" calcext:value-type="float">
            <text:p>1957,00</text:p>
          </table:table-cell>
          <table:table-cell office:value-type="float" office:value="1933.1097650598" calcext:value-type="float">
            <text:p>1933,11</text:p>
          </table:table-cell>
          <table:table-cell office:value-type="float" office:value="1964" calcext:value-type="float">
            <text:p>1964,00</text:p>
          </table:table-cell>
          <table:table-cell office:value-type="float" office:value="1941.8245049578" calcext:value-type="float">
            <text:p>1941,82</text:p>
          </table:table-cell>
          <table:table-cell table:number-columns-repeated="1013"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929.83333333333" calcext:value-type="float">
            <text:p>1929,83</text:p>
          </table:table-cell>
          <table:table-cell office:value-type="float" office:value="1924.62061287375" calcext:value-type="float">
            <text:p>1924,62</text:p>
          </table:table-cell>
          <table:table-cell office:value-type="float" office:value="1886.83333333333" calcext:value-type="float">
            <text:p>1886,83</text:p>
          </table:table-cell>
          <table:table-cell office:value-type="float" office:value="1908.81663035432" calcext:value-type="float">
            <text:p>1908,82</text:p>
          </table:table-cell>
          <table:table-cell office:value-type="float" office:value="1950.5" calcext:value-type="float">
            <text:p>1950,50</text:p>
          </table:table-cell>
          <table:table-cell office:value-type="float" office:value="1940.87557395919" calcext:value-type="float">
            <text:p>1940,88</text:p>
          </table:table-cell>
          <table:table-cell office:value-type="float" office:value="1929.83333333333" calcext:value-type="float">
            <text:p>1929,83</text:p>
          </table:table-cell>
          <table:table-cell office:value-type="float" office:value="1918.56389858882" calcext:value-type="float">
            <text:p>1918,56</text:p>
          </table:table-cell>
          <table:table-cell office:value-type="float" office:value="1931.33333333333" calcext:value-type="float">
            <text:p>1931,33</text:p>
          </table:table-cell>
          <table:table-cell office:value-type="float" office:value="1926.46580005864" calcext:value-type="float">
            <text:p>1926,47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7.58333333333" calcext:value-type="float">
            <text:p>1927,58</text:p>
          </table:table-cell>
          <table:table-cell office:value-type="float" office:value="1909.65795872978" calcext:value-type="float">
            <text:p>1909,66</text:p>
          </table:table-cell>
          <table:table-cell office:value-type="float" office:value="1887.91666666667" calcext:value-type="float">
            <text:p>1887,92</text:p>
          </table:table-cell>
          <table:table-cell office:value-type="float" office:value="1893.91288155778" calcext:value-type="float">
            <text:p>1893,91</text:p>
          </table:table-cell>
          <table:table-cell office:value-type="float" office:value="1944.75" calcext:value-type="float">
            <text:p>1944,75</text:p>
          </table:table-cell>
          <table:table-cell office:value-type="float" office:value="1925.65747767915" calcext:value-type="float">
            <text:p>1925,66</text:p>
          </table:table-cell>
          <table:table-cell office:value-type="float" office:value="1927.58333333333" calcext:value-type="float">
            <text:p>1927,58</text:p>
          </table:table-cell>
          <table:table-cell office:value-type="float" office:value="1903.70551717179" calcext:value-type="float">
            <text:p>1903,71</text:p>
          </table:table-cell>
          <table:table-cell office:value-type="float" office:value="1930.66666666667" calcext:value-type="float">
            <text:p>1930,67</text:p>
          </table:table-cell>
          <table:table-cell office:value-type="float" office:value="1910.7862950499" calcext:value-type="float">
            <text:p>1910,79</text:p>
          </table:table-cell>
          <table:table-cell table:number-columns-repeated="1013"/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1893.33333333333" calcext:value-type="float">
            <text:p>1893,33</text:p>
          </table:table-cell>
          <table:table-cell office:value-type="float" office:value="1894.35761013081" calcext:value-type="float">
            <text:p>1894,36</text:p>
          </table:table-cell>
          <table:table-cell office:value-type="float" office:value="1856.66666666667" calcext:value-type="float">
            <text:p>1856,67</text:p>
          </table:table-cell>
          <table:table-cell office:value-type="float" office:value="1878.68327725787" calcext:value-type="float">
            <text:p>1878,68</text:p>
          </table:table-cell>
          <table:table-cell office:value-type="float" office:value="1915.5" calcext:value-type="float">
            <text:p>1915,50</text:p>
          </table:table-cell>
          <table:table-cell office:value-type="float" office:value="1910.0954585396" calcext:value-type="float">
            <text:p>1910,10</text:p>
          </table:table-cell>
          <table:table-cell office:value-type="float" office:value="1893.33333333333" calcext:value-type="float">
            <text:p>1893,33</text:p>
          </table:table-cell>
          <table:table-cell office:value-type="float" office:value="1888.53842758928" calcext:value-type="float">
            <text:p>1888,54</text:p>
          </table:table-cell>
          <table:table-cell office:value-type="float" office:value="1896.66666666667" calcext:value-type="float">
            <text:p>1896,67</text:p>
          </table:table-cell>
          <table:table-cell office:value-type="float" office:value="1894.7907880561" calcext:value-type="float">
            <text:p>1894,7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94.41666666667" calcext:value-type="float">
            <text:p>1894,42</text:p>
          </table:table-cell>
          <table:table-cell office:value-type="float" office:value="1878.72389889978" calcext:value-type="float">
            <text:p>1878,72</text:p>
          </table:table-cell>
          <table:table-cell office:value-type="float" office:value="1856.5" calcext:value-type="float">
            <text:p>1856,50</text:p>
          </table:table-cell>
          <table:table-cell office:value-type="float" office:value="1863.13195931786" calcext:value-type="float">
            <text:p>1863,13</text:p>
          </table:table-cell>
          <table:table-cell office:value-type="float" office:value="1909.75" calcext:value-type="float">
            <text:p>1909,75</text:p>
          </table:table-cell>
          <table:table-cell office:value-type="float" office:value="1894.19451238235" calcext:value-type="float">
            <text:p>1894,19</text:p>
          </table:table-cell>
          <table:table-cell office:value-type="float" office:value="1894.41666666667" calcext:value-type="float">
            <text:p>1894,42</text:p>
          </table:table-cell>
          <table:table-cell office:value-type="float" office:value="1873.06669131112" calcext:value-type="float">
            <text:p>1873,07</text:p>
          </table:table-cell>
          <table:table-cell office:value-type="float" office:value="1895.33333333333" calcext:value-type="float">
            <text:p>1895,33</text:p>
          </table:table-cell>
          <table:table-cell office:value-type="float" office:value="1878.48433206078" calcext:value-type="float">
            <text:p>1878,48</text:p>
          </table:table-cell>
          <table:table-cell table:number-columns-repeated="1013"/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1865.66666666667" calcext:value-type="float">
            <text:p>1865,67</text:p>
          </table:table-cell>
          <table:table-cell office:value-type="float" office:value="1862.76147654945" calcext:value-type="float">
            <text:p>1862,76</text:p>
          </table:table-cell>
          <table:table-cell office:value-type="float" office:value="1860.66666666667" calcext:value-type="float">
            <text:p>1860,67</text:p>
          </table:table-cell>
          <table:table-cell office:value-type="float" office:value="1847.26337426611" calcext:value-type="float">
            <text:p>1847,26</text:p>
          </table:table-cell>
          <table:table-cell office:value-type="float" office:value="1875.91666666667" calcext:value-type="float">
            <text:p>1875,92</text:p>
          </table:table-cell>
          <table:table-cell office:value-type="float" office:value="1877.9599245423" calcext:value-type="float">
            <text:p>1877,96</text:p>
          </table:table-cell>
          <table:table-cell office:value-type="float" office:value="1865.66666666667" calcext:value-type="float">
            <text:p>1865,67</text:p>
          </table:table-cell>
          <table:table-cell office:value-type="float" office:value="1857.29461869211" calcext:value-type="float">
            <text:p>1857,29</text:p>
          </table:table-cell>
          <table:table-cell office:value-type="float" office:value="1865.5" calcext:value-type="float">
            <text:p>1865,50</text:p>
          </table:table-cell>
          <table:table-cell office:value-type="float" office:value="1861.87222843587" calcext:value-type="float">
            <text:p>1861,87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61" calcext:value-type="float">
            <text:p>1861,00</text:p>
          </table:table-cell>
          <table:table-cell office:value-type="float" office:value="1846.47530615829" calcext:value-type="float">
            <text:p>1846,48</text:p>
          </table:table-cell>
          <table:table-cell office:value-type="float" office:value="1865.83333333333" calcext:value-type="float">
            <text:p>1865,83</text:p>
          </table:table-cell>
          <table:table-cell office:value-type="float" office:value="1831.08226568619" calcext:value-type="float">
            <text:p>1831,08</text:p>
          </table:table-cell>
          <table:table-cell office:value-type="float" office:value="1873.33333333333" calcext:value-type="float">
            <text:p>1873,33</text:p>
          </table:table-cell>
          <table:table-cell office:value-type="float" office:value="1861.39726239085" calcext:value-type="float">
            <text:p>1861,40</text:p>
          </table:table-cell>
          <table:table-cell office:value-type="float" office:value="1861" calcext:value-type="float">
            <text:p>1861,00</text:p>
          </table:table-cell>
          <table:table-cell office:value-type="float" office:value="1841.22676316779" calcext:value-type="float">
            <text:p>1841,23</text:p>
          </table:table-cell>
          <table:table-cell office:value-type="float" office:value="1869.16666666667" calcext:value-type="float">
            <text:p>1869,17</text:p>
          </table:table-cell>
          <table:table-cell office:value-type="float" office:value="1844.96002047121" calcext:value-type="float">
            <text:p>1844,96</text:p>
          </table:table-cell>
          <table:table-cell table:number-columns-repeated="1013"/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828.08333333333" calcext:value-type="float">
            <text:p>1828,08</text:p>
          </table:table-cell>
          <table:table-cell office:value-type="float" office:value="1829.87065424647" calcext:value-type="float">
            <text:p>1829,87</text:p>
          </table:table-cell>
          <table:table-cell office:value-type="float" office:value="1826.08333333333" calcext:value-type="float">
            <text:p>1826,08</text:p>
          </table:table-cell>
          <table:table-cell office:value-type="float" office:value="1814.59366660687" calcext:value-type="float">
            <text:p>1814,59</text:p>
          </table:table-cell>
          <table:table-cell office:value-type="float" office:value="1838.75" calcext:value-type="float">
            <text:p>1838,75</text:p>
          </table:table-cell>
          <table:table-cell office:value-type="float" office:value="1844.51236787939" calcext:value-type="float">
            <text:p>1844,51</text:p>
          </table:table-cell>
          <table:table-cell office:value-type="float" office:value="1828.08333333333" calcext:value-type="float">
            <text:p>1828,08</text:p>
          </table:table-cell>
          <table:table-cell office:value-type="float" office:value="1824.86791545016" calcext:value-type="float">
            <text:p>1824,87</text:p>
          </table:table-cell>
          <table:table-cell office:value-type="float" office:value="1833.5" calcext:value-type="float">
            <text:p>1833,50</text:p>
          </table:table-cell>
          <table:table-cell office:value-type="float" office:value="1827.753486904" calcext:value-type="float">
            <text:p>1827,7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2.75" calcext:value-type="float">
            <text:p>1822,75</text:p>
          </table:table-cell>
          <table:table-cell office:value-type="float" office:value="1812.95308265175" calcext:value-type="float">
            <text:p>1812,95</text:p>
          </table:table-cell>
          <table:table-cell office:value-type="float" office:value="1822.5" calcext:value-type="float">
            <text:p>1822,50</text:p>
          </table:table-cell>
          <table:table-cell office:value-type="float" office:value="1797.80289189232" calcext:value-type="float">
            <text:p>1797,80</text:p>
          </table:table-cell>
          <table:table-cell office:value-type="float" office:value="1839.66666666667" calcext:value-type="float">
            <text:p>1839,67</text:p>
          </table:table-cell>
          <table:table-cell office:value-type="float" office:value="1827.31135008275" calcext:value-type="float">
            <text:p>1827,31</text:p>
          </table:table-cell>
          <table:table-cell office:value-type="float" office:value="1822.75" calcext:value-type="float">
            <text:p>1822,75</text:p>
          </table:table-cell>
          <table:table-cell office:value-type="float" office:value="1808.22309772341" calcext:value-type="float">
            <text:p>1808,22</text:p>
          </table:table-cell>
          <table:table-cell office:value-type="float" office:value="1833.16666666667" calcext:value-type="float">
            <text:p>1833,17</text:p>
          </table:table-cell>
          <table:table-cell office:value-type="float" office:value="1810.25863544825" calcext:value-type="float">
            <text:p>1810,26</text:p>
          </table:table-cell>
          <table:table-cell table:number-columns-repeated="1013"/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1785.16666666667" calcext:value-type="float">
            <text:p>1785,17</text:p>
          </table:table-cell>
          <table:table-cell office:value-type="float" office:value="1795.72844040542" calcext:value-type="float">
            <text:p>1795,73</text:p>
          </table:table-cell>
          <table:table-cell office:value-type="float" office:value="1788.91666666667" calcext:value-type="float">
            <text:p>1788,92</text:p>
          </table:table-cell>
          <table:table-cell office:value-type="float" office:value="1780.71553063207" calcext:value-type="float">
            <text:p>1780,72</text:p>
          </table:table-cell>
          <table:table-cell office:value-type="float" office:value="1807.16666666667" calcext:value-type="float">
            <text:p>1807,17</text:p>
          </table:table-cell>
          <table:table-cell office:value-type="float" office:value="1809.80057774265" calcext:value-type="float">
            <text:p>1809,80</text:p>
          </table:table-cell>
          <table:table-cell office:value-type="float" office:value="1785.16666666667" calcext:value-type="float">
            <text:p>1785,17</text:p>
          </table:table-cell>
          <table:table-cell office:value-type="float" office:value="1791.29755783966" calcext:value-type="float">
            <text:p>1791,30</text:p>
          </table:table-cell>
          <table:table-cell office:value-type="float" office:value="1793.5" calcext:value-type="float">
            <text:p>1793,50</text:p>
          </table:table-cell>
          <table:table-cell office:value-type="float" office:value="1792.48169632428" calcext:value-type="float">
            <text:p>1792,48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82.25" calcext:value-type="float">
            <text:p>1782,25</text:p>
          </table:table-cell>
          <table:table-cell office:value-type="float" office:value="1778.20285560826" calcext:value-type="float">
            <text:p>1778,20</text:p>
          </table:table-cell>
          <table:table-cell office:value-type="float" office:value="1791.08333333333" calcext:value-type="float">
            <text:p>1791,08</text:p>
          </table:table-cell>
          <table:table-cell office:value-type="float" office:value="1763.33743853118" calcext:value-type="float">
            <text:p>1763,34</text:p>
          </table:table-cell>
          <table:table-cell office:value-type="float" office:value="1807.16666666667" calcext:value-type="float">
            <text:p>1807,17</text:p>
          </table:table-cell>
          <table:table-cell office:value-type="float" office:value="1791.98667181118" calcext:value-type="float">
            <text:p>1791,99</text:p>
          </table:table-cell>
          <table:table-cell office:value-type="float" office:value="1782.25" calcext:value-type="float">
            <text:p>1782,25</text:p>
          </table:table-cell>
          <table:table-cell office:value-type="float" office:value="1774.0967635147" calcext:value-type="float">
            <text:p>1774,10</text:p>
          </table:table-cell>
          <table:table-cell office:value-type="float" office:value="1789.16666666667" calcext:value-type="float">
            <text:p>1789,17</text:p>
          </table:table-cell>
          <table:table-cell office:value-type="float" office:value="1774.42911578813" calcext:value-type="float">
            <text:p>1774,43</text:p>
          </table:table-cell>
          <table:table-cell table:number-columns-repeated="1013"/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1745.25" calcext:value-type="float">
            <text:p>1745,25</text:p>
          </table:table-cell>
          <table:table-cell office:value-type="float" office:value="1760.38272730646" calcext:value-type="float">
            <text:p>1760,38</text:p>
          </table:table-cell>
          <table:table-cell office:value-type="float" office:value="1752.16666666667" calcext:value-type="float">
            <text:p>1752,17</text:p>
          </table:table-cell>
          <table:table-cell office:value-type="float" office:value="1745.67473030029" calcext:value-type="float">
            <text:p>1745,67</text:p>
          </table:table-cell>
          <table:table-cell office:value-type="float" office:value="1770.91666666667" calcext:value-type="float">
            <text:p>1770,92</text:p>
          </table:table-cell>
          <table:table-cell office:value-type="float" office:value="1773.87649799423" calcext:value-type="float">
            <text:p>1773,88</text:p>
          </table:table-cell>
          <table:table-cell office:value-type="float" office:value="1745.25" calcext:value-type="float">
            <text:p>1745,25</text:p>
          </table:table-cell>
          <table:table-cell office:value-type="float" office:value="1756.62639652374" calcext:value-type="float">
            <text:p>1756,63</text:p>
          </table:table-cell>
          <table:table-cell office:value-type="float" office:value="1746" calcext:value-type="float">
            <text:p>1746,00</text:p>
          </table:table-cell>
          <table:table-cell office:value-type="float" office:value="1756.10754966108" calcext:value-type="float">
            <text:p>1756,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4.91666666667" calcext:value-type="float">
            <text:p>1744,92</text:p>
          </table:table-cell>
          <table:table-cell office:value-type="float" office:value="1742.27471736754" calcext:value-type="float">
            <text:p>1742,27</text:p>
          </table:table-cell>
          <table:table-cell office:value-type="float" office:value="1753.08333333333" calcext:value-type="float">
            <text:p>1753,08</text:p>
          </table:table-cell>
          <table:table-cell office:value-type="float" office:value="1727.73377204569" calcext:value-type="float">
            <text:p>1727,73</text:p>
          </table:table-cell>
          <table:table-cell office:value-type="float" office:value="1776.41666666667" calcext:value-type="float">
            <text:p>1776,42</text:p>
          </table:table-cell>
          <table:table-cell office:value-type="float" office:value="1755.47715929498" calcext:value-type="float">
            <text:p>1755,48</text:p>
          </table:table-cell>
          <table:table-cell office:value-type="float" office:value="1744.91666666667" calcext:value-type="float">
            <text:p>1744,92</text:p>
          </table:table-cell>
          <table:table-cell office:value-type="float" office:value="1738.89234689712" calcext:value-type="float">
            <text:p>1738,89</text:p>
          </table:table-cell>
          <table:table-cell office:value-type="float" office:value="1746.16666666667" calcext:value-type="float">
            <text:p>1746,17</text:p>
          </table:table-cell>
          <table:table-cell office:value-type="float" office:value="1737.52385685906" calcext:value-type="float">
            <text:p>1737,52</text:p>
          </table:table-cell>
          <table:table-cell table:number-columns-repeated="1013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704.33333333333" calcext:value-type="float">
            <text:p>1704,33</text:p>
          </table:table-cell>
          <table:table-cell office:value-type="float" office:value="1723.88574235632" calcext:value-type="float">
            <text:p>1723,89</text:p>
          </table:table-cell>
          <table:table-cell office:value-type="float" office:value="1714.58333333333" calcext:value-type="float">
            <text:p>1714,58</text:p>
          </table:table-cell>
          <table:table-cell office:value-type="float" office:value="1709.52117365939" calcext:value-type="float">
            <text:p>1709,52</text:p>
          </table:table-cell>
          <table:table-cell office:value-type="float" office:value="1730" calcext:value-type="float">
            <text:p>1730,00</text:p>
          </table:table-cell>
          <table:table-cell office:value-type="float" office:value="1736.79598855734" calcext:value-type="float">
            <text:p>1736,80</text:p>
          </table:table-cell>
          <table:table-cell office:value-type="float" office:value="1704.33333333333" calcext:value-type="float">
            <text:p>1704,33</text:p>
          </table:table-cell>
          <table:table-cell office:value-type="float" office:value="1720.90070711606" calcext:value-type="float">
            <text:p>1720,90</text:p>
          </table:table-cell>
          <table:table-cell office:value-type="float" office:value="1703" calcext:value-type="float">
            <text:p>1703,00</text:p>
          </table:table-cell>
          <table:table-cell office:value-type="float" office:value="1718.68509292216" calcext:value-type="float">
            <text:p>1718,6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09.66666666667" calcext:value-type="float">
            <text:p>1709,67</text:p>
          </table:table-cell>
          <table:table-cell office:value-type="float" office:value="1705.22296541081" calcext:value-type="float">
            <text:p>1705,22</text:p>
          </table:table-cell>
          <table:table-cell office:value-type="float" office:value="1715.41666666667" calcext:value-type="float">
            <text:p>1715,42</text:p>
          </table:table-cell>
          <table:table-cell office:value-type="float" office:value="1691.04378120926" calcext:value-type="float">
            <text:p>1691,04</text:p>
          </table:table-cell>
          <table:table-cell office:value-type="float" office:value="1727.33333333333" calcext:value-type="float">
            <text:p>1727,33</text:p>
          </table:table-cell>
          <table:table-cell office:value-type="float" office:value="1717.8405410094" calcext:value-type="float">
            <text:p>1717,84</text:p>
          </table:table-cell>
          <table:table-cell office:value-type="float" office:value="1709.66666666667" calcext:value-type="float">
            <text:p>1709,67</text:p>
          </table:table-cell>
          <table:table-cell office:value-type="float" office:value="1702.65776630843" calcext:value-type="float">
            <text:p>1702,66</text:p>
          </table:table-cell>
          <table:table-cell office:value-type="float" office:value="1702.66666666667" calcext:value-type="float">
            <text:p>1702,67</text:p>
          </table:table-cell>
          <table:table-cell office:value-type="float" office:value="1699.59850354407" calcext:value-type="float">
            <text:p>1699,60</text:p>
          </table:table-cell>
          <table:table-cell table:number-columns-repeated="1013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1674.66666666667" calcext:value-type="float">
            <text:p>1674,67</text:p>
          </table:table-cell>
          <table:table-cell office:value-type="float" office:value="1686.29378811818" calcext:value-type="float">
            <text:p>1686,29</text:p>
          </table:table-cell>
          <table:table-cell office:value-type="float" office:value="1674.83333333333" calcext:value-type="float">
            <text:p>1674,83</text:p>
          </table:table-cell>
          <table:table-cell office:value-type="float" office:value="1672.30866932905" calcext:value-type="float">
            <text:p>1672,31</text:p>
          </table:table-cell>
          <table:table-cell office:value-type="float" office:value="1691" calcext:value-type="float">
            <text:p>1691,00</text:p>
          </table:table-cell>
          <table:table-cell office:value-type="float" office:value="1698.61858680693" calcext:value-type="float">
            <text:p>1698,62</text:p>
          </table:table-cell>
          <table:table-cell office:value-type="float" office:value="1674.66666666667" calcext:value-type="float">
            <text:p>1674,67</text:p>
          </table:table-cell>
          <table:table-cell office:value-type="float" office:value="1684.17000444441" calcext:value-type="float">
            <text:p>1684,17</text:p>
          </table:table-cell>
          <table:table-cell office:value-type="float" office:value="1661.5" calcext:value-type="float">
            <text:p>1661,50</text:p>
          </table:table-cell>
          <table:table-cell office:value-type="float" office:value="1680.27151810153" calcext:value-type="float">
            <text:p>1680,2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76.5" calcext:value-type="float">
            <text:p>1676,50</text:p>
          </table:table-cell>
          <table:table-cell office:value-type="float" office:value="1667.10584239069" calcext:value-type="float">
            <text:p>1667,11</text:p>
          </table:table-cell>
          <table:table-cell office:value-type="float" office:value="1682.91666666667" calcext:value-type="float">
            <text:p>1682,92</text:p>
          </table:table-cell>
          <table:table-cell office:value-type="float" office:value="1653.32313360848" calcext:value-type="float">
            <text:p>1653,32</text:p>
          </table:table-cell>
          <table:table-cell office:value-type="float" office:value="1688.91666666667" calcext:value-type="float">
            <text:p>1688,92</text:p>
          </table:table-cell>
          <table:table-cell office:value-type="float" office:value="1679.13810357677" calcext:value-type="float">
            <text:p>1679,14</text:p>
          </table:table-cell>
          <table:table-cell office:value-type="float" office:value="1676.5" calcext:value-type="float">
            <text:p>1676,50</text:p>
          </table:table-cell>
          <table:table-cell office:value-type="float" office:value="1665.4440865323" calcext:value-type="float">
            <text:p>1665,44</text:p>
          </table:table-cell>
          <table:table-cell office:value-type="float" office:value="1666" calcext:value-type="float">
            <text:p>1666,00</text:p>
          </table:table-cell>
          <table:table-cell office:value-type="float" office:value="1660.71174318384" calcext:value-type="float">
            <text:p>1660,71</text:p>
          </table:table-cell>
          <table:table-cell table:number-columns-repeated="1013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1633.58333333333" calcext:value-type="float">
            <text:p>1633,58</text:p>
          </table:table-cell>
          <table:table-cell office:value-type="float" office:value="1647.6669823416" calcext:value-type="float">
            <text:p>1647,67</text:p>
          </table:table-cell>
          <table:table-cell office:value-type="float" office:value="1644.08333333333" calcext:value-type="float">
            <text:p>1644,08</text:p>
          </table:table-cell>
          <table:table-cell office:value-type="float" office:value="1634.09468298335" calcext:value-type="float">
            <text:p>1634,09</text:p>
          </table:table-cell>
          <table:table-cell office:value-type="float" office:value="1644.08333333333" calcext:value-type="float">
            <text:p>1644,08</text:p>
          </table:table-cell>
          <table:table-cell office:value-type="float" office:value="1659.40726896037" calcext:value-type="float">
            <text:p>1659,41</text:p>
          </table:table-cell>
          <table:table-cell office:value-type="float" office:value="1633.58333333333" calcext:value-type="float">
            <text:p>1633,58</text:p>
          </table:table-cell>
          <table:table-cell office:value-type="float" office:value="1646.48685681423" calcext:value-type="float">
            <text:p>1646,49</text:p>
          </table:table-cell>
          <table:table-cell office:value-type="float" office:value="1623.5" calcext:value-type="float">
            <text:p>1623,50</text:p>
          </table:table-cell>
          <table:table-cell office:value-type="float" office:value="1640.92695612228" calcext:value-type="float">
            <text:p>1640,93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24.5" calcext:value-type="float">
            <text:p>1624,50</text:p>
          </table:table-cell>
          <table:table-cell office:value-type="float" office:value="1627.98527616114" calcext:value-type="float">
            <text:p>1627,99</text:p>
          </table:table-cell>
          <table:table-cell office:value-type="float" office:value="1643" calcext:value-type="float">
            <text:p>1643,00</text:p>
          </table:table-cell>
          <table:table-cell office:value-type="float" office:value="1614.63103212559" calcext:value-type="float">
            <text:p>1614,63</text:p>
          </table:table-cell>
          <table:table-cell office:value-type="float" office:value="1647.25" calcext:value-type="float">
            <text:p>1647,25</text:p>
          </table:table-cell>
          <table:table-cell office:value-type="float" office:value="1639.43445315718" calcext:value-type="float">
            <text:p>1639,43</text:p>
          </table:table-cell>
          <table:table-cell office:value-type="float" office:value="1624.5" calcext:value-type="float">
            <text:p>1624,50</text:p>
          </table:table-cell>
          <table:table-cell office:value-type="float" office:value="1627.30533296188" calcext:value-type="float">
            <text:p>1627,31</text:p>
          </table:table-cell>
          <table:table-cell office:value-type="float" office:value="1623.83333333333" calcext:value-type="float">
            <text:p>1623,83</text:p>
          </table:table-cell>
          <table:table-cell office:value-type="float" office:value="1620.92509851957" calcext:value-type="float">
            <text:p>1620,93</text:p>
          </table:table-cell>
          <table:table-cell table:number-columns-repeated="1013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583" calcext:value-type="float">
            <text:p>1583,00</text:p>
          </table:table-cell>
          <table:table-cell office:value-type="float" office:value="1608.06899799241" calcext:value-type="float">
            <text:p>1608,07</text:p>
          </table:table-cell>
          <table:table-cell office:value-type="float" office:value="1602.25" calcext:value-type="float">
            <text:p>1602,25</text:p>
          </table:table-cell>
          <table:table-cell office:value-type="float" office:value="1594.94009383337" calcext:value-type="float">
            <text:p>1594,94</text:p>
          </table:table-cell>
          <table:table-cell office:value-type="float" office:value="1607.66666666667" calcext:value-type="float">
            <text:p>1607,67</text:p>
          </table:table-cell>
          <table:table-cell office:value-type="float" office:value="1619.22821146815" calcext:value-type="float">
            <text:p>1619,23</text:p>
          </table:table-cell>
          <table:table-cell office:value-type="float" office:value="1583" calcext:value-type="float">
            <text:p>1583,00</text:p>
          </table:table-cell>
          <table:table-cell office:value-type="float" office:value="1607.90670027225" calcext:value-type="float">
            <text:p>1607,91</text:p>
          </table:table-cell>
          <table:table-cell office:value-type="float" office:value="1581.83333333333" calcext:value-type="float">
            <text:p>1581,83</text:p>
          </table:table-cell>
          <table:table-cell office:value-type="float" office:value="1600.71426977939" calcext:value-type="float">
            <text:p>1600,7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3.83333333333" calcext:value-type="float">
            <text:p>1583,83</text:p>
          </table:table-cell>
          <table:table-cell office:value-type="float" office:value="1587.92661980734" calcext:value-type="float">
            <text:p>1587,93</text:p>
          </table:table-cell>
          <table:table-cell office:value-type="float" office:value="1599.08333333333" calcext:value-type="float">
            <text:p>1599,08</text:p>
          </table:table-cell>
          <table:table-cell office:value-type="float" office:value="1575.02997142114" calcext:value-type="float">
            <text:p>1575,03</text:p>
          </table:table-cell>
          <table:table-cell office:value-type="float" office:value="1604.75" calcext:value-type="float">
            <text:p>1604,75</text:p>
          </table:table-cell>
          <table:table-cell office:value-type="float" office:value="1598.79727683918" calcext:value-type="float">
            <text:p>1598,80</text:p>
          </table:table-cell>
          <table:table-cell office:value-type="float" office:value="1583.83333333333" calcext:value-type="float">
            <text:p>1583,83</text:p>
          </table:table-cell>
          <table:table-cell office:value-type="float" office:value="1588.29830586337" calcext:value-type="float">
            <text:p>1588,30</text:p>
          </table:table-cell>
          <table:table-cell office:value-type="float" office:value="1583.16666666667" calcext:value-type="float">
            <text:p>1583,17</text:p>
          </table:table-cell>
          <table:table-cell office:value-type="float" office:value="1580.30272063576" calcext:value-type="float">
            <text:p>1580,30</text:p>
          </table:table-cell>
          <table:table-cell table:number-columns-repeated="1013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546.08333333333" calcext:value-type="float">
            <text:p>1546,08</text:p>
          </table:table-cell>
          <table:table-cell office:value-type="float" office:value="1567.56680328263" calcext:value-type="float">
            <text:p>1567,57</text:p>
          </table:table-cell>
          <table:table-cell office:value-type="float" office:value="1555.91666666667" calcext:value-type="float">
            <text:p>1555,92</text:p>
          </table:table-cell>
          <table:table-cell office:value-type="float" office:value="1554.90895110974" calcext:value-type="float">
            <text:p>1554,91</text:p>
          </table:table-cell>
          <table:table-cell office:value-type="float" office:value="1565.58333333333" calcext:value-type="float">
            <text:p>1565,58</text:p>
          </table:table-cell>
          <table:table-cell office:value-type="float" office:value="1578.15055240456" calcext:value-type="float">
            <text:p>1578,15</text:p>
          </table:table-cell>
          <table:table-cell office:value-type="float" office:value="1546.08333333333" calcext:value-type="float">
            <text:p>1546,08</text:p>
          </table:table-cell>
          <table:table-cell office:value-type="float" office:value="1568.48765287005" calcext:value-type="float">
            <text:p>1568,49</text:p>
          </table:table-cell>
          <table:table-cell office:value-type="float" office:value="1541.16666666667" calcext:value-type="float">
            <text:p>1541,17</text:p>
          </table:table-cell>
          <table:table-cell office:value-type="float" office:value="1559.6988466826" calcext:value-type="float">
            <text:p>1559,7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45.16666666667" calcext:value-type="float">
            <text:p>1545,17</text:p>
          </table:table-cell>
          <table:table-cell office:value-type="float" office:value="1546.99839167564" calcext:value-type="float">
            <text:p>1547,00</text:p>
          </table:table-cell>
          <table:table-cell office:value-type="float" office:value="1556.08333333333" calcext:value-type="float">
            <text:p>1556,08</text:p>
          </table:table-cell>
          <table:table-cell office:value-type="float" office:value="1534.58549441649" calcext:value-type="float">
            <text:p>1534,59</text:p>
          </table:table-cell>
          <table:table-cell office:value-type="float" office:value="1567.41666666667" calcext:value-type="float">
            <text:p>1567,42</text:p>
          </table:table-cell>
          <table:table-cell office:value-type="float" office:value="1557.29710403046" calcext:value-type="float">
            <text:p>1557,30</text:p>
          </table:table-cell>
          <table:table-cell office:value-type="float" office:value="1545.16666666667" calcext:value-type="float">
            <text:p>1545,17</text:p>
          </table:table-cell>
          <table:table-cell office:value-type="float" office:value="1548.48239463963" calcext:value-type="float">
            <text:p>1548,48</text:p>
          </table:table-cell>
          <table:table-cell office:value-type="float" office:value="1546" calcext:value-type="float">
            <text:p>1546,00</text:p>
          </table:table-cell>
          <table:table-cell office:value-type="float" office:value="1538.91118190309" calcext:value-type="float">
            <text:p>1538,91</text:p>
          </table:table-cell>
          <table:table-cell table:number-columns-repeated="1013"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504" calcext:value-type="float">
            <text:p>1504,00</text:p>
          </table:table-cell>
          <table:table-cell office:value-type="float" office:value="1526.23040170038" calcext:value-type="float">
            <text:p>1526,23</text:p>
          </table:table-cell>
          <table:table-cell office:value-type="float" office:value="1512.75" calcext:value-type="float">
            <text:p>1512,75</text:p>
          </table:table-cell>
          <table:table-cell office:value-type="float" office:value="1514.06823054523" calcext:value-type="float">
            <text:p>1514,07</text:p>
          </table:table-cell>
          <table:table-cell office:value-type="float" office:value="1523.58333333333" calcext:value-type="float">
            <text:p>1523,58</text:p>
          </table:table-cell>
          <table:table-cell office:value-type="float" office:value="1536.24615285836" calcext:value-type="float">
            <text:p>1536,25</text:p>
          </table:table-cell>
          <table:table-cell office:value-type="float" office:value="1504" calcext:value-type="float">
            <text:p>1504,00</text:p>
          </table:table-cell>
          <table:table-cell office:value-type="float" office:value="1528.29032892767" calcext:value-type="float">
            <text:p>1528,29</text:p>
          </table:table-cell>
          <table:table-cell office:value-type="float" office:value="1502" calcext:value-type="float">
            <text:p>1502,00</text:p>
          </table:table-cell>
          <table:table-cell office:value-type="float" office:value="1517.94839219923" calcext:value-type="float">
            <text:p>1517,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7.16666666667" calcext:value-type="float">
            <text:p>1507,17</text:p>
          </table:table-cell>
          <table:table-cell office:value-type="float" office:value="1505.27201540341" calcext:value-type="float">
            <text:p>1505,27</text:p>
          </table:table-cell>
          <table:table-cell office:value-type="float" office:value="1512.41666666667" calcext:value-type="float">
            <text:p>1512,42</text:p>
          </table:table-cell>
          <table:table-cell office:value-type="float" office:value="1493.36594877645" calcext:value-type="float">
            <text:p>1493,37</text:p>
          </table:table-cell>
          <table:table-cell office:value-type="float" office:value="1522.08333333333" calcext:value-type="float">
            <text:p>1522,08</text:p>
          </table:table-cell>
          <table:table-cell office:value-type="float" office:value="1515.00706784853" calcext:value-type="float">
            <text:p>1515,01</text:p>
          </table:table-cell>
          <table:table-cell office:value-type="float" office:value="1507.16666666667" calcext:value-type="float">
            <text:p>1507,17</text:p>
          </table:table-cell>
          <table:table-cell office:value-type="float" office:value="1507.91939209374" calcext:value-type="float">
            <text:p>1507,92</text:p>
          </table:table-cell>
          <table:table-cell office:value-type="float" office:value="1502" calcext:value-type="float">
            <text:p>1502,00</text:p>
          </table:table-cell>
          <table:table-cell office:value-type="float" office:value="1496.81926892123" calcext:value-type="float">
            <text:p>1496,82</text:p>
          </table:table-cell>
          <table:table-cell table:number-columns-repeated="1013"/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463.33333333333" calcext:value-type="float">
            <text:p>1463,33</text:p>
          </table:table-cell>
          <table:table-cell office:value-type="float" office:value="1484.13257203978" calcext:value-type="float">
            <text:p>1484,13</text:p>
          </table:table-cell>
          <table:table-cell office:value-type="float" office:value="1464.83333333333" calcext:value-type="float">
            <text:p>1464,83</text:p>
          </table:table-cell>
          <table:table-cell office:value-type="float" office:value="1472.48759085733" calcext:value-type="float">
            <text:p>1472,49</text:p>
          </table:table-cell>
          <table:table-cell office:value-type="float" office:value="1476.25" calcext:value-type="float">
            <text:p>1476,25</text:p>
          </table:table-cell>
          <table:table-cell office:value-type="float" office:value="1493.58935832347" calcext:value-type="float">
            <text:p>1493,59</text:p>
          </table:table-cell>
          <table:table-cell office:value-type="float" office:value="1463.33333333333" calcext:value-type="float">
            <text:p>1463,33</text:p>
          </table:table-cell>
          <table:table-cell office:value-type="float" office:value="1487.37765329714" calcext:value-type="float">
            <text:p>1487,38</text:p>
          </table:table-cell>
          <table:table-cell office:value-type="float" office:value="1459.5" calcext:value-type="float">
            <text:p>1459,50</text:p>
          </table:table-cell>
          <table:table-cell office:value-type="float" office:value="1475.53272239702" calcext:value-type="float">
            <text:p>1475,5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5" calcext:value-type="float">
            <text:p>1465,00</text:p>
          </table:table-cell>
          <table:table-cell office:value-type="float" office:value="1462.821559949" calcext:value-type="float">
            <text:p>1462,82</text:p>
          </table:table-cell>
          <table:table-cell office:value-type="float" office:value="1460.16666666667" calcext:value-type="float">
            <text:p>1460,17</text:p>
          </table:table-cell>
          <table:table-cell office:value-type="float" office:value="1451.44224339184" calcext:value-type="float">
            <text:p>1451,44</text:p>
          </table:table-cell>
          <table:table-cell office:value-type="float" office:value="1480.41666666667" calcext:value-type="float">
            <text:p>1480,42</text:p>
          </table:table-cell>
          <table:table-cell office:value-type="float" office:value="1472.00266651141" calcext:value-type="float">
            <text:p>1472,00</text:p>
          </table:table-cell>
          <table:table-cell office:value-type="float" office:value="1465" calcext:value-type="float">
            <text:p>1465,00</text:p>
          </table:table-cell>
          <table:table-cell office:value-type="float" office:value="1466.67330869261" calcext:value-type="float">
            <text:p>1466,67</text:p>
          </table:table-cell>
          <table:table-cell office:value-type="float" office:value="1458.83333333333" calcext:value-type="float">
            <text:p>1458,83</text:p>
          </table:table-cell>
          <table:table-cell office:value-type="float" office:value="1454.09777546168" calcext:value-type="float">
            <text:p>1454,10</text:p>
          </table:table-cell>
          <table:table-cell table:number-columns-repeated="1013"/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425.25" calcext:value-type="float">
            <text:p>1425,25</text:p>
          </table:table-cell>
          <table:table-cell office:value-type="float" office:value="1441.3486084309" calcext:value-type="float">
            <text:p>1441,35</text:p>
          </table:table-cell>
          <table:table-cell office:value-type="float" office:value="1416.41666666667" calcext:value-type="float">
            <text:p>1416,42</text:p>
          </table:table-cell>
          <table:table-cell office:value-type="float" office:value="1430.23913023082" calcext:value-type="float">
            <text:p>1430,24</text:p>
          </table:table-cell>
          <table:table-cell office:value-type="float" office:value="1429.75" calcext:value-type="float">
            <text:p>1429,75</text:p>
          </table:table-cell>
          <table:table-cell office:value-type="float" office:value="1450.2567600897" calcext:value-type="float">
            <text:p>1450,26</text:p>
          </table:table-cell>
          <table:table-cell office:value-type="float" office:value="1425.25" calcext:value-type="float">
            <text:p>1425,25</text:p>
          </table:table-cell>
          <table:table-cell office:value-type="float" office:value="1445.81467562612" calcext:value-type="float">
            <text:p>1445,81</text:p>
          </table:table-cell>
          <table:table-cell office:value-type="float" office:value="1415" calcext:value-type="float">
            <text:p>1415,00</text:p>
          </table:table-cell>
          <table:table-cell office:value-type="float" office:value="1432.52355698694" calcext:value-type="float">
            <text:p>1432,5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4.58333333333" calcext:value-type="float">
            <text:p>1434,58</text:p>
          </table:table-cell>
          <table:table-cell office:value-type="float" office:value="1419.72347962164" calcext:value-type="float">
            <text:p>1419,72</text:p>
          </table:table-cell>
          <table:table-cell office:value-type="float" office:value="1413.66666666667" calcext:value-type="float">
            <text:p>1413,67</text:p>
          </table:table-cell>
          <table:table-cell office:value-type="float" office:value="1408.88760486205" calcext:value-type="float">
            <text:p>1408,89</text:p>
          </table:table-cell>
          <table:table-cell office:value-type="float" office:value="1425.58333333333" calcext:value-type="float">
            <text:p>1425,58</text:p>
          </table:table-cell>
          <table:table-cell office:value-type="float" office:value="1428.36152472832" calcext:value-type="float">
            <text:p>1428,36</text:p>
          </table:table-cell>
          <table:table-cell office:value-type="float" office:value="1434.58333333333" calcext:value-type="float">
            <text:p>1434,58</text:p>
          </table:table-cell>
          <table:table-cell office:value-type="float" office:value="1424.81018683055" calcext:value-type="float">
            <text:p>1424,81</text:p>
          </table:table-cell>
          <table:table-cell office:value-type="float" office:value="1413.83333333333" calcext:value-type="float">
            <text:p>1413,83</text:p>
          </table:table-cell>
          <table:table-cell office:value-type="float" office:value="1410.81929541062" calcext:value-type="float">
            <text:p>1410,82</text:p>
          </table:table-cell>
          <table:table-cell table:number-columns-repeated="1013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1387.41666666667" calcext:value-type="float">
            <text:p>1387,42</text:p>
          </table:table-cell>
          <table:table-cell office:value-type="float" office:value="1397.95606036959" calcext:value-type="float">
            <text:p>1397,96</text:p>
          </table:table-cell>
          <table:table-cell office:value-type="float" office:value="1372.25" calcext:value-type="float">
            <text:p>1372,25</text:p>
          </table:table-cell>
          <table:table-cell office:value-type="float" office:value="1387.39714280034" calcext:value-type="float">
            <text:p>1387,40</text:p>
          </table:table-cell>
          <table:table-cell office:value-type="float" office:value="1381.33333333333" calcext:value-type="float">
            <text:p>1381,33</text:p>
          </table:table-cell>
          <table:table-cell office:value-type="float" office:value="1406.32695663334" calcext:value-type="float">
            <text:p>1406,33</text:p>
          </table:table-cell>
          <table:table-cell office:value-type="float" office:value="1387.41666666667" calcext:value-type="float">
            <text:p>1387,42</text:p>
          </table:table-cell>
          <table:table-cell office:value-type="float" office:value="1403.66838462146" calcext:value-type="float">
            <text:p>1403,67</text:p>
          </table:table-cell>
          <table:table-cell office:value-type="float" office:value="1371.66666666667" calcext:value-type="float">
            <text:p>1371,67</text:p>
          </table:table-cell>
          <table:table-cell office:value-type="float" office:value="1388.99431226608" calcext:value-type="float">
            <text:p>1388,9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7.16666666667" calcext:value-type="float">
            <text:p>1387,17</text:p>
          </table:table-cell>
          <table:table-cell office:value-type="float" office:value="1376.05635411132" calcext:value-type="float">
            <text:p>1376,06</text:p>
          </table:table-cell>
          <table:table-cell office:value-type="float" office:value="1370.91666666667" calcext:value-type="float">
            <text:p>1370,92</text:p>
          </table:table-cell>
          <table:table-cell office:value-type="float" office:value="1365.77733397762" calcext:value-type="float">
            <text:p>1365,78</text:p>
          </table:table-cell>
          <table:table-cell office:value-type="float" office:value="1381.66666666667" calcext:value-type="float">
            <text:p>1381,67</text:p>
          </table:table-cell>
          <table:table-cell office:value-type="float" office:value="1384.16315509035" calcext:value-type="float">
            <text:p>1384,16</text:p>
          </table:table-cell>
          <table:table-cell office:value-type="float" office:value="1387.16666666667" calcext:value-type="float">
            <text:p>1387,17</text:p>
          </table:table-cell>
          <table:table-cell office:value-type="float" office:value="1382.39791509283" calcext:value-type="float">
            <text:p>1382,40</text:p>
          </table:table-cell>
          <table:table-cell office:value-type="float" office:value="1372.5" calcext:value-type="float">
            <text:p>1372,50</text:p>
          </table:table-cell>
          <table:table-cell office:value-type="float" office:value="1367.05801571172" calcext:value-type="float">
            <text:p>1367,06</text:p>
          </table:table-cell>
          <table:table-cell table:number-columns-repeated="1013"/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346.16666666667" calcext:value-type="float">
            <text:p>1346,17</text:p>
          </table:table-cell>
          <table:table-cell office:value-type="float" office:value="1354.03447274748" calcext:value-type="float">
            <text:p>1354,03</text:p>
          </table:table-cell>
          <table:table-cell office:value-type="float" office:value="1331.25" calcext:value-type="float">
            <text:p>1331,25</text:p>
          </table:table-cell>
          <table:table-cell office:value-type="float" office:value="1344.03787513299" calcext:value-type="float">
            <text:p>1344,04</text:p>
          </table:table-cell>
          <table:table-cell office:value-type="float" office:value="1335.33333333333" calcext:value-type="float">
            <text:p>1335,33</text:p>
          </table:table-cell>
          <table:table-cell office:value-type="float" office:value="1361.88031500795" calcext:value-type="float">
            <text:p>1361,88</text:p>
          </table:table-cell>
          <table:table-cell office:value-type="float" office:value="1346.16666666667" calcext:value-type="float">
            <text:p>1346,17</text:p>
          </table:table-cell>
          <table:table-cell office:value-type="float" office:value="1361.00752231278" calcext:value-type="float">
            <text:p>1361,01</text:p>
          </table:table-cell>
          <table:table-cell office:value-type="float" office:value="1328" calcext:value-type="float">
            <text:p>1328,00</text:p>
          </table:table-cell>
          <table:table-cell office:value-type="float" office:value="1345.01989406042" calcext:value-type="float">
            <text:p>1345,02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5.5" calcext:value-type="float">
            <text:p>1345,50</text:p>
          </table:table-cell>
          <table:table-cell office:value-type="float" office:value="1331.90062851875" calcext:value-type="float">
            <text:p>1331,90</text:p>
          </table:table-cell>
          <table:table-cell office:value-type="float" office:value="1332" calcext:value-type="float">
            <text:p>1332,00</text:p>
          </table:table-cell>
          <table:table-cell office:value-type="float" office:value="1322.18856220283" calcext:value-type="float">
            <text:p>1322,19</text:p>
          </table:table-cell>
          <table:table-cell office:value-type="float" office:value="1335.41666666667" calcext:value-type="float">
            <text:p>1335,42</text:p>
          </table:table-cell>
          <table:table-cell office:value-type="float" office:value="1339.48871946117" calcext:value-type="float">
            <text:p>1339,49</text:p>
          </table:table-cell>
          <table:table-cell office:value-type="float" office:value="1345.5" calcext:value-type="float">
            <text:p>1345,50</text:p>
          </table:table-cell>
          <table:table-cell office:value-type="float" office:value="1339.50604251932" calcext:value-type="float">
            <text:p>1339,51</text:p>
          </table:table-cell>
          <table:table-cell office:value-type="float" office:value="1328.83333333333" calcext:value-type="float">
            <text:p>1328,83</text:p>
          </table:table-cell>
          <table:table-cell office:value-type="float" office:value="1322.88950930901" calcext:value-type="float">
            <text:p>1322,89</text:p>
          </table:table-cell>
          <table:table-cell table:number-columns-repeated="1013"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300.58333333333" calcext:value-type="float">
            <text:p>1300,58</text:p>
          </table:table-cell>
          <table:table-cell office:value-type="float" office:value="1309.66512588181" calcext:value-type="float">
            <text:p>1309,67</text:p>
          </table:table-cell>
          <table:table-cell office:value-type="float" office:value="1283.91666666667" calcext:value-type="float">
            <text:p>1283,92</text:p>
          </table:table-cell>
          <table:table-cell office:value-type="float" office:value="1300.23928271087" calcext:value-type="float">
            <text:p>1300,24</text:p>
          </table:table-cell>
          <table:table-cell office:value-type="float" office:value="1293.58333333333" calcext:value-type="float">
            <text:p>1293,58</text:p>
          </table:table-cell>
          <table:table-cell office:value-type="float" office:value="1316.99873223497" calcext:value-type="float">
            <text:p>1317,00</text:p>
          </table:table-cell>
          <table:table-cell office:value-type="float" office:value="1300.58333333333" calcext:value-type="float">
            <text:p>1300,58</text:p>
          </table:table-cell>
          <table:table-cell office:value-type="float" office:value="1317.90239831607" calcext:value-type="float">
            <text:p>1317,90</text:p>
          </table:table-cell>
          <table:table-cell office:value-type="float" office:value="1284.33333333333" calcext:value-type="float">
            <text:p>1284,33</text:p>
          </table:table-cell>
          <table:table-cell office:value-type="float" office:value="1300.67649066771" calcext:value-type="float">
            <text:p>1300,68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3" calcext:value-type="float">
            <text:p>1303,00</text:p>
          </table:table-cell>
          <table:table-cell office:value-type="float" office:value="1287.33835338523" calcext:value-type="float">
            <text:p>1287,34</text:p>
          </table:table-cell>
          <table:table-cell office:value-type="float" office:value="1282.83333333333" calcext:value-type="float">
            <text:p>1282,83</text:p>
          </table:table-cell>
          <table:table-cell office:value-type="float" office:value="1278.20000815827" calcext:value-type="float">
            <text:p>1278,20</text:p>
          </table:table-cell>
          <table:table-cell office:value-type="float" office:value="1297.66666666667" calcext:value-type="float">
            <text:p>1297,67</text:p>
          </table:table-cell>
          <table:table-cell office:value-type="float" office:value="1294.42079036768" calcext:value-type="float">
            <text:p>1294,42</text:p>
          </table:table-cell>
          <table:table-cell office:value-type="float" office:value="1303" calcext:value-type="float">
            <text:p>1303,00</text:p>
          </table:table-cell>
          <table:table-cell office:value-type="float" office:value="1296.20559286802" calcext:value-type="float">
            <text:p>1296,21</text:p>
          </table:table-cell>
          <table:table-cell office:value-type="float" office:value="1283.5" calcext:value-type="float">
            <text:p>1283,50</text:p>
          </table:table-cell>
          <table:table-cell office:value-type="float" office:value="1278.39052808966" calcext:value-type="float">
            <text:p>1278,39</text:p>
          </table:table-cell>
          <table:table-cell table:number-columns-repeated="1013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259.5" calcext:value-type="float">
            <text:p>1259,50</text:p>
          </table:table-cell>
          <table:table-cell office:value-type="float" office:value="1264.93077554542" calcext:value-type="float">
            <text:p>1264,93</text:p>
          </table:table-cell>
          <table:table-cell office:value-type="float" office:value="1241.08333333333" calcext:value-type="float">
            <text:p>1241,08</text:p>
          </table:table-cell>
          <table:table-cell office:value-type="float" office:value="1256.0807864137" calcext:value-type="float">
            <text:p>1256,08</text:p>
          </table:table-cell>
          <table:table-cell office:value-type="float" office:value="1254" calcext:value-type="float">
            <text:p>1254,00</text:p>
          </table:table-cell>
          <table:table-cell office:value-type="float" office:value="1271.76539669444" calcext:value-type="float">
            <text:p>1271,77</text:p>
          </table:table-cell>
          <table:table-cell office:value-type="float" office:value="1259.5" calcext:value-type="float">
            <text:p>1259,50</text:p>
          </table:table-cell>
          <table:table-cell office:value-type="float" office:value="1274.42470409726" calcext:value-type="float">
            <text:p>1274,42</text:p>
          </table:table-cell>
          <table:table-cell office:value-type="float" office:value="1236" calcext:value-type="float">
            <text:p>1236,00</text:p>
          </table:table-cell>
          <table:table-cell office:value-type="float" office:value="1256.04136580029" calcext:value-type="float">
            <text:p>1256,0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8.83333333333" calcext:value-type="float">
            <text:p>1258,83</text:p>
          </table:table-cell>
          <table:table-cell office:value-type="float" office:value="1242.45292472256" calcext:value-type="float">
            <text:p>1242,45</text:p>
          </table:table-cell>
          <table:table-cell office:value-type="float" office:value="1241.83333333333" calcext:value-type="float">
            <text:p>1241,83</text:p>
          </table:table-cell>
          <table:table-cell office:value-type="float" office:value="1233.89173410342" calcext:value-type="float">
            <text:p>1233,89</text:p>
          </table:table-cell>
          <table:table-cell office:value-type="float" office:value="1247.5" calcext:value-type="float">
            <text:p>1247,50</text:p>
          </table:table-cell>
          <table:table-cell office:value-type="float" office:value="1249.04311239072" calcext:value-type="float">
            <text:p>1249,04</text:p>
          </table:table-cell>
          <table:table-cell office:value-type="float" office:value="1258.83333333333" calcext:value-type="float">
            <text:p>1258,83</text:p>
          </table:table-cell>
          <table:table-cell office:value-type="float" office:value="1252.56887887868" calcext:value-type="float">
            <text:p>1252,57</text:p>
          </table:table-cell>
          <table:table-cell office:value-type="float" office:value="1236" calcext:value-type="float">
            <text:p>1236,00</text:p>
          </table:table-cell>
          <table:table-cell office:value-type="float" office:value="1233.63879582688" calcext:value-type="float">
            <text:p>1233,64</text:p>
          </table:table-cell>
          <table:table-cell table:number-columns-repeated="1013"/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212.91666666667" calcext:value-type="float">
            <text:p>1212,92</text:p>
          </table:table-cell>
          <table:table-cell office:value-type="float" office:value="1219.91539299657" calcext:value-type="float">
            <text:p>1219,92</text:p>
          </table:table-cell>
          <table:table-cell office:value-type="float" office:value="1198.08333333333" calcext:value-type="float">
            <text:p>1198,08</text:p>
          </table:table-cell>
          <table:table-cell office:value-type="float" office:value="1211.64302900137" calcext:value-type="float">
            <text:p>1211,64</text:p>
          </table:table-cell>
          <table:table-cell office:value-type="float" office:value="1203.41666666667" calcext:value-type="float">
            <text:p>1203,42</text:p>
          </table:table-cell>
          <table:table-cell office:value-type="float" office:value="1226.26454951569" calcext:value-type="float">
            <text:p>1226,26</text:p>
          </table:table-cell>
          <table:table-cell office:value-type="float" office:value="1212.91666666667" calcext:value-type="float">
            <text:p>1212,92</text:p>
          </table:table-cell>
          <table:table-cell office:value-type="float" office:value="1230.64732723579" calcext:value-type="float">
            <text:p>1230,65</text:p>
          </table:table-cell>
          <table:table-cell office:value-type="float" office:value="1192.5" calcext:value-type="float">
            <text:p>1192,50</text:p>
          </table:table-cell>
          <table:table-cell office:value-type="float" office:value="1211.19265152793" calcext:value-type="float">
            <text:p>1211,1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3.58333333333" calcext:value-type="float">
            <text:p>1213,58</text:p>
          </table:table-cell>
          <table:table-cell office:value-type="float" office:value="1197.32882404298" calcext:value-type="float">
            <text:p>1197,33</text:p>
          </table:table-cell>
          <table:table-cell office:value-type="float" office:value="1198.5" calcext:value-type="float">
            <text:p>1198,50</text:p>
          </table:table-cell>
          <table:table-cell office:value-type="float" office:value="1189.34490241922" calcext:value-type="float">
            <text:p>1189,34</text:p>
          </table:table-cell>
          <table:table-cell office:value-type="float" office:value="1196.58333333333" calcext:value-type="float">
            <text:p>1196,58</text:p>
          </table:table-cell>
          <table:table-cell office:value-type="float" office:value="1203.44036355576" calcext:value-type="float">
            <text:p>1203,44</text:p>
          </table:table-cell>
          <table:table-cell office:value-type="float" office:value="1213.58333333333" calcext:value-type="float">
            <text:p>1213,58</text:p>
          </table:table-cell>
          <table:table-cell office:value-type="float" office:value="1208.66931653637" calcext:value-type="float">
            <text:p>1208,67</text:p>
          </table:table-cell>
          <table:table-cell office:value-type="float" office:value="1192.83333333333" calcext:value-type="float">
            <text:p>1192,83</text:p>
          </table:table-cell>
          <table:table-cell office:value-type="float" office:value="1188.71280112271" calcext:value-type="float">
            <text:p>1188,71</text:p>
          </table:table-cell>
          <table:table-cell table:number-columns-repeated="101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169.58333333333" calcext:value-type="float">
            <text:p>1169,58</text:p>
          </table:table-cell>
          <table:table-cell office:value-type="float" office:value="1174.70390500892" calcext:value-type="float">
            <text:p>1174,70</text:p>
          </table:table-cell>
          <table:table-cell office:value-type="float" office:value="1149.91666666667" calcext:value-type="float">
            <text:p>1149,92</text:p>
          </table:table-cell>
          <table:table-cell office:value-type="float" office:value="1167.0076315965" calcext:value-type="float">
            <text:p>1167,01</text:p>
          </table:table-cell>
          <table:table-cell office:value-type="float" office:value="1148.66666666667" calcext:value-type="float">
            <text:p>1148,67</text:p>
          </table:table-cell>
          <table:table-cell office:value-type="float" office:value="1180.58124596799" calcext:value-type="float">
            <text:p>1180,58</text:p>
          </table:table-cell>
          <table:table-cell office:value-type="float" office:value="1169.58333333333" calcext:value-type="float">
            <text:p>1169,58</text:p>
          </table:table-cell>
          <table:table-cell office:value-type="float" office:value="1186.64416568825" calcext:value-type="float">
            <text:p>1186,64</text:p>
          </table:table-cell>
          <table:table-cell office:value-type="float" office:value="1149.16666666667" calcext:value-type="float">
            <text:p>1149,17</text:p>
          </table:table-cell>
          <table:table-cell office:value-type="float" office:value="1166.20914122066" calcext:value-type="float">
            <text:p>1166,21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3.16666666667" calcext:value-type="float">
            <text:p>1173,17</text:p>
          </table:table-cell>
          <table:table-cell office:value-type="float" office:value="1152.05135838904" calcext:value-type="float">
            <text:p>1152,05</text:p>
          </table:table-cell>
          <table:table-cell office:value-type="float" office:value="1150.33333333333" calcext:value-type="float">
            <text:p>1150,33</text:p>
          </table:table-cell>
          <table:table-cell office:value-type="float" office:value="1144.64153209065" calcext:value-type="float">
            <text:p>1144,64</text:p>
          </table:table-cell>
          <table:table-cell office:value-type="float" office:value="1153.33333333333" calcext:value-type="float">
            <text:p>1153,33</text:p>
          </table:table-cell>
          <table:table-cell office:value-type="float" office:value="1157.69791672357" calcext:value-type="float">
            <text:p>1157,70</text:p>
          </table:table-cell>
          <table:table-cell office:value-type="float" office:value="1173.16666666667" calcext:value-type="float">
            <text:p>1173,17</text:p>
          </table:table-cell>
          <table:table-cell office:value-type="float" office:value="1164.58123933505" calcext:value-type="float">
            <text:p>1164,58</text:p>
          </table:table-cell>
          <table:table-cell office:value-type="float" office:value="1150" calcext:value-type="float">
            <text:p>1150,00</text:p>
          </table:table-cell>
          <table:table-cell office:value-type="float" office:value="1143.69159035088" calcext:value-type="float">
            <text:p>1143,69</text:p>
          </table:table-cell>
          <table:table-cell table:number-columns-repeated="1013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1128.75" calcext:value-type="float">
            <text:p>1128,75</text:p>
          </table:table-cell>
          <table:table-cell office:value-type="float" office:value="1129.38193390143" calcext:value-type="float">
            <text:p>1129,38</text:p>
          </table:table-cell>
          <table:table-cell office:value-type="float" office:value="1105.41666666667" calcext:value-type="float">
            <text:p>1105,42</text:p>
          </table:table-cell>
          <table:table-cell office:value-type="float" office:value="1122.25695016708" calcext:value-type="float">
            <text:p>1122,26</text:p>
          </table:table-cell>
          <table:table-cell office:value-type="float" office:value="1113.25" calcext:value-type="float">
            <text:p>1113,25</text:p>
          </table:table-cell>
          <table:table-cell office:value-type="float" office:value="1134.80111685126" calcext:value-type="float">
            <text:p>1134,80</text:p>
          </table:table-cell>
          <table:table-cell office:value-type="float" office:value="1128.75" calcext:value-type="float">
            <text:p>1128,75</text:p>
          </table:table-cell>
          <table:table-cell office:value-type="float" office:value="1142.4899420519" calcext:value-type="float">
            <text:p>1142,49</text:p>
          </table:table-cell>
          <table:table-cell office:value-type="float" office:value="1108.5" calcext:value-type="float">
            <text:p>1108,50</text:p>
          </table:table-cell>
          <table:table-cell office:value-type="float" office:value="1121.17008249159" calcext:value-type="float">
            <text:p>1121,17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0.91666666667" calcext:value-type="float">
            <text:p>1120,92</text:p>
          </table:table-cell>
          <table:table-cell office:value-type="float" office:value="1106.70640036356" calcext:value-type="float">
            <text:p>1106,71</text:p>
          </table:table-cell>
          <table:table-cell office:value-type="float" office:value="1105.41666666667" calcext:value-type="float">
            <text:p>1105,42</text:p>
          </table:table-cell>
          <table:table-cell office:value-type="float" office:value="1099.8642551893" calcext:value-type="float">
            <text:p>1099,86</text:p>
          </table:table-cell>
          <table:table-cell office:value-type="float" office:value="1115.83333333333" calcext:value-type="float">
            <text:p>1115,83</text:p>
          </table:table-cell>
          <table:table-cell office:value-type="float" office:value="1111.90160098089" calcext:value-type="float">
            <text:p>1111,90</text:p>
          </table:table-cell>
          <table:table-cell office:value-type="float" office:value="1120.91666666667" calcext:value-type="float">
            <text:p>1120,92</text:p>
          </table:table-cell>
          <table:table-cell office:value-type="float" office:value="1120.37971254118" calcext:value-type="float">
            <text:p>1120,38</text:p>
          </table:table-cell>
          <table:table-cell office:value-type="float" office:value="1111" calcext:value-type="float">
            <text:p>1111,00</text:p>
          </table:table-cell>
          <table:table-cell office:value-type="float" office:value="1098.65456059962" calcext:value-type="float">
            <text:p>1098,65</text:p>
          </table:table-cell>
          <table:table-cell table:number-columns-repeated="1013"/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1075.58333333333" calcext:value-type="float">
            <text:p>1075,58</text:p>
          </table:table-cell>
          <table:table-cell office:value-type="float" office:value="1084.03553756822" calcext:value-type="float">
            <text:p>1084,04</text:p>
          </table:table-cell>
          <table:table-cell office:value-type="float" office:value="1062.41666666667" calcext:value-type="float">
            <text:p>1062,42</text:p>
          </table:table-cell>
          <table:table-cell office:value-type="float" office:value="1077.47383200897" calcext:value-type="float">
            <text:p>1077,47</text:p>
          </table:table-cell>
          <table:table-cell office:value-type="float" office:value="1065.5" calcext:value-type="float">
            <text:p>1065,50</text:p>
          </table:table-cell>
          <table:table-cell office:value-type="float" office:value="1089.01012988677" calcext:value-type="float">
            <text:p>1089,01</text:p>
          </table:table-cell>
          <table:table-cell office:value-type="float" office:value="1075.58333333333" calcext:value-type="float">
            <text:p>1075,58</text:p>
          </table:table-cell>
          <table:table-cell office:value-type="float" office:value="1098.26001782828" calcext:value-type="float">
            <text:p>1098,26</text:p>
          </table:table-cell>
          <table:table-cell office:value-type="float" office:value="1065.5" calcext:value-type="float">
            <text:p>1065,50</text:p>
          </table:table-cell>
          <table:table-cell office:value-type="float" office:value="1076.1549701398" calcext:value-type="float">
            <text:p>1076,1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7.16666666667" calcext:value-type="float">
            <text:p>1077,17</text:p>
          </table:table-cell>
          <table:table-cell office:value-type="float" office:value="1061.38012815947" calcext:value-type="float">
            <text:p>1061,38</text:p>
          </table:table-cell>
          <table:table-cell office:value-type="float" office:value="1063.08333333333" calcext:value-type="float">
            <text:p>1063,08</text:p>
          </table:table-cell>
          <table:table-cell office:value-type="float" office:value="1055.09607335598" calcext:value-type="float">
            <text:p>1055,10</text:p>
          </table:table-cell>
          <table:table-cell office:value-type="float" office:value="1060.75" calcext:value-type="float">
            <text:p>1060,75</text:p>
          </table:table-cell>
          <table:table-cell office:value-type="float" office:value="1066.13746303117" calcext:value-type="float">
            <text:p>1066,14</text:p>
          </table:table-cell>
          <table:table-cell office:value-type="float" office:value="1077.16666666667" calcext:value-type="float">
            <text:p>1077,17</text:p>
          </table:table-cell>
          <table:table-cell office:value-type="float" office:value="1076.1403474573" calcext:value-type="float">
            <text:p>1076,14</text:p>
          </table:table-cell>
          <table:table-cell office:value-type="float" office:value="1065.16666666667" calcext:value-type="float">
            <text:p>1065,17</text:p>
          </table:table-cell>
          <table:table-cell office:value-type="float" office:value="1053.68125261451" calcext:value-type="float">
            <text:p>1053,68</text:p>
          </table:table-cell>
          <table:table-cell table:number-columns-repeated="1013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030.58333333333" calcext:value-type="float">
            <text:p>1030,58</text:p>
          </table:table-cell>
          <table:table-cell office:value-type="float" office:value="1038.75094950855" calcext:value-type="float">
            <text:p>1038,75</text:p>
          </table:table-cell>
          <table:table-cell office:value-type="float" office:value="1017.75" calcext:value-type="float">
            <text:p>1017,75</text:p>
          </table:table-cell>
          <table:table-cell office:value-type="float" office:value="1032.74137222853" calcext:value-type="float">
            <text:p>1032,74</text:p>
          </table:table-cell>
          <table:table-cell office:value-type="float" office:value="1012.83333333333" calcext:value-type="float">
            <text:p>1012,83</text:p>
          </table:table-cell>
          <table:table-cell office:value-type="float" office:value="1043.29435110779" calcext:value-type="float">
            <text:p>1043,29</text:p>
          </table:table-cell>
          <table:table-cell office:value-type="float" office:value="1030.58333333333" calcext:value-type="float">
            <text:p>1030,58</text:p>
          </table:table-cell>
          <table:table-cell office:value-type="float" office:value="1054.03020768681" calcext:value-type="float">
            <text:p>1054,03</text:p>
          </table:table-cell>
          <table:table-cell office:value-type="float" office:value="1019.83333333333" calcext:value-type="float">
            <text:p>1019,83</text:p>
          </table:table-cell>
          <table:table-cell office:value-type="float" office:value="1031.2433390931" calcext:value-type="float">
            <text:p>1031,2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9.16666666667" calcext:value-type="float">
            <text:p>1029,17</text:p>
          </table:table-cell>
          <table:table-cell office:value-type="float" office:value="1016.15876558981" calcext:value-type="float">
            <text:p>1016,16</text:p>
          </table:table-cell>
          <table:table-cell office:value-type="float" office:value="1017.25" calcext:value-type="float">
            <text:p>1017,25</text:p>
          </table:table-cell>
          <table:table-cell office:value-type="float" office:value="1010.42011428323" calcext:value-type="float">
            <text:p>1010,42</text:p>
          </table:table-cell>
          <table:table-cell office:value-type="float" office:value="1012.58333333333" calcext:value-type="float">
            <text:p>1012,58</text:p>
          </table:table-cell>
          <table:table-cell office:value-type="float" office:value="1020.4915285852" calcext:value-type="float">
            <text:p>1020,49</text:p>
          </table:table-cell>
          <table:table-cell office:value-type="float" office:value="1029.16666666667" calcext:value-type="float">
            <text:p>1029,17</text:p>
          </table:table-cell>
          <table:table-cell office:value-type="float" office:value="1031.93911568559" calcext:value-type="float">
            <text:p>1031,94</text:p>
          </table:table-cell>
          <table:table-cell office:value-type="float" office:value="1018.83333333333" calcext:value-type="float">
            <text:p>1018,83</text:p>
          </table:table-cell>
          <table:table-cell office:value-type="float" office:value="1008.85114374134" calcext:value-type="float">
            <text:p>1008,85</text:p>
          </table:table-cell>
          <table:table-cell table:number-columns-repeated="1013"/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986.583333333333" calcext:value-type="float">
            <text:p>986,58</text:p>
          </table:table-cell>
          <table:table-cell office:value-type="float" office:value="993.614318856671" calcext:value-type="float">
            <text:p>993,61</text:p>
          </table:table-cell>
          <table:table-cell office:value-type="float" office:value="973.583333333333" calcext:value-type="float">
            <text:p>973,58</text:p>
          </table:table-cell>
          <table:table-cell office:value-type="float" office:value="988.14267022516" calcext:value-type="float">
            <text:p>988,14</text:p>
          </table:table-cell>
          <table:table-cell office:value-type="float" office:value="969.416666666667" calcext:value-type="float">
            <text:p>969,42</text:p>
          </table:table-cell>
          <table:table-cell office:value-type="float" office:value="997.739706250308" calcext:value-type="float">
            <text:p>997,74</text:p>
          </table:table-cell>
          <table:table-cell office:value-type="float" office:value="986.583333333333" calcext:value-type="float">
            <text:p>986,58</text:p>
          </table:table-cell>
          <table:table-cell office:value-type="float" office:value="1009.87659372835" calcext:value-type="float">
            <text:p>1009,88</text:p>
          </table:table-cell>
          <table:table-cell office:value-type="float" office:value="975.166666666667" calcext:value-type="float">
            <text:p>975,17</text:p>
          </table:table-cell>
          <table:table-cell office:value-type="float" office:value="986.514557350919" calcext:value-type="float">
            <text:p>986,5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7.416666666667" calcext:value-type="float">
            <text:p>987,42</text:p>
          </table:table-cell>
          <table:table-cell office:value-type="float" office:value="971.128322117545" calcext:value-type="float">
            <text:p>971,13</text:p>
          </table:table-cell>
          <table:table-cell office:value-type="float" office:value="974.083333333333" calcext:value-type="float">
            <text:p>974,08</text:p>
          </table:table-cell>
          <table:table-cell office:value-type="float" office:value="965.919388197965" calcext:value-type="float">
            <text:p>965,92</text:p>
          </table:table-cell>
          <table:table-cell office:value-type="float" office:value="975.916666666667" calcext:value-type="float">
            <text:p>975,92</text:p>
          </table:table-cell>
          <table:table-cell office:value-type="float" office:value="975.049563751814" calcext:value-type="float">
            <text:p>975,05</text:p>
          </table:table-cell>
          <table:table-cell office:value-type="float" office:value="987.416666666667" calcext:value-type="float">
            <text:p>987,42</text:p>
          </table:table-cell>
          <table:table-cell office:value-type="float" office:value="987.852163391482" calcext:value-type="float">
            <text:p>987,85</text:p>
          </table:table-cell>
          <table:table-cell office:value-type="float" office:value="975.5" calcext:value-type="float">
            <text:p>975,50</text:p>
          </table:table-cell>
          <table:table-cell office:value-type="float" office:value="964.243440868886" calcext:value-type="float">
            <text:p>964,24</text:p>
          </table:table-cell>
          <table:table-cell table:number-columns-repeated="1013"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939.916666666667" calcext:value-type="float">
            <text:p>939,92</text:p>
          </table:table-cell>
          <table:table-cell office:value-type="float" office:value="948.71145041177" calcext:value-type="float">
            <text:p>948,71</text:p>
          </table:table-cell>
          <table:table-cell office:value-type="float" office:value="931.5" calcext:value-type="float">
            <text:p>931,50</text:p>
          </table:table-cell>
          <table:table-cell office:value-type="float" office:value="943.760586173922" calcext:value-type="float">
            <text:p>943,76</text:p>
          </table:table-cell>
          <table:table-cell office:value-type="float" office:value="933.333333333333" calcext:value-type="float">
            <text:p>933,33</text:p>
          </table:table-cell>
          <table:table-cell office:value-type="float" office:value="952.431742143679" calcext:value-type="float">
            <text:p>952,43</text:p>
          </table:table-cell>
          <table:table-cell office:value-type="float" office:value="939.916666666667" calcext:value-type="float">
            <text:p>939,92</text:p>
          </table:table-cell>
          <table:table-cell office:value-type="float" office:value="965.87533974879" calcext:value-type="float">
            <text:p>965,88</text:p>
          </table:table-cell>
          <table:table-cell office:value-type="float" office:value="931.5" calcext:value-type="float">
            <text:p>931,50</text:p>
          </table:table-cell>
          <table:table-cell office:value-type="float" office:value="942.047618927123" calcext:value-type="float">
            <text:p>942,0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7.75" calcext:value-type="float">
            <text:p>937,75</text:p>
          </table:table-cell>
          <table:table-cell office:value-type="float" office:value="926.374332885544" calcext:value-type="float">
            <text:p>926,37</text:p>
          </table:table-cell>
          <table:table-cell office:value-type="float" office:value="932.333333333333" calcext:value-type="float">
            <text:p>932,33</text:p>
          </table:table-cell>
          <table:table-cell office:value-type="float" office:value="921.676544344025" calcext:value-type="float">
            <text:p>921,68</text:p>
          </table:table-cell>
          <table:table-cell office:value-type="float" office:value="933.166666666667" calcext:value-type="float">
            <text:p>933,17</text:p>
          </table:table-cell>
          <table:table-cell office:value-type="float" office:value="929.896836428575" calcext:value-type="float">
            <text:p>929,90</text:p>
          </table:table-cell>
          <table:table-cell office:value-type="float" office:value="937.75" calcext:value-type="float">
            <text:p>937,75</text:p>
          </table:table-cell>
          <table:table-cell office:value-type="float" office:value="943.955625567229" calcext:value-type="float">
            <text:p>943,96</text:p>
          </table:table-cell>
          <table:table-cell office:value-type="float" office:value="931.333333333333" calcext:value-type="float">
            <text:p>931,33</text:p>
          </table:table-cell>
          <table:table-cell office:value-type="float" office:value="919.936873371801" calcext:value-type="float">
            <text:p>919,94</text:p>
          </table:table-cell>
          <table:table-cell table:number-columns-repeated="1013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892.75" calcext:value-type="float">
            <text:p>892,75</text:p>
          </table:table-cell>
          <table:table-cell office:value-type="float" office:value="904.127544667863" calcext:value-type="float">
            <text:p>904,13</text:p>
          </table:table-cell>
          <table:table-cell office:value-type="float" office:value="891.5" calcext:value-type="float">
            <text:p>891,50</text:p>
          </table:table-cell>
          <table:table-cell office:value-type="float" office:value="899.677497508071" calcext:value-type="float">
            <text:p>899,68</text:p>
          </table:table-cell>
          <table:table-cell office:value-type="float" office:value="893.083333333333" calcext:value-type="float">
            <text:p>893,08</text:p>
          </table:table-cell>
          <table:table-cell office:value-type="float" office:value="907.455388101346" calcext:value-type="float">
            <text:p>907,46</text:p>
          </table:table-cell>
          <table:table-cell office:value-type="float" office:value="892.75" calcext:value-type="float">
            <text:p>892,75</text:p>
          </table:table-cell>
          <table:table-cell office:value-type="float" office:value="922.102505502642" calcext:value-type="float">
            <text:p>922,10</text:p>
          </table:table-cell>
          <table:table-cell office:value-type="float" office:value="886.166666666667" calcext:value-type="float">
            <text:p>886,17</text:p>
          </table:table-cell>
          <table:table-cell office:value-type="float" office:value="897.92093679285" calcext:value-type="float">
            <text:p>897,92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5.75" calcext:value-type="float">
            <text:p>895,75</text:p>
          </table:table-cell>
          <table:table-cell office:value-type="float" office:value="881.981598746457" calcext:value-type="float">
            <text:p>881,98</text:p>
          </table:table-cell>
          <table:table-cell office:value-type="float" office:value="890.25" calcext:value-type="float">
            <text:p>890,25</text:p>
          </table:table-cell>
          <table:table-cell office:value-type="float" office:value="877.773627464737" calcext:value-type="float">
            <text:p>877,77</text:p>
          </table:table-cell>
          <table:table-cell office:value-type="float" office:value="895.5" calcext:value-type="float">
            <text:p>895,50</text:p>
          </table:table-cell>
          <table:table-cell office:value-type="float" office:value="885.117877692467" calcext:value-type="float">
            <text:p>885,12</text:p>
          </table:table-cell>
          <table:table-cell office:value-type="float" office:value="895.75" calcext:value-type="float">
            <text:p>895,75</text:p>
          </table:table-cell>
          <table:table-cell office:value-type="float" office:value="900.325440295496" calcext:value-type="float">
            <text:p>900,33</text:p>
          </table:table-cell>
          <table:table-cell office:value-type="float" office:value="887.666666666667" calcext:value-type="float">
            <text:p>887,67</text:p>
          </table:table-cell>
          <table:table-cell office:value-type="float" office:value="876.00948605342" calcext:value-type="float">
            <text:p>876,01</text:p>
          </table:table-cell>
          <table:table-cell table:number-columns-repeated="1013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50" calcext:value-type="float">
            <text:p>850,00</text:p>
          </table:table-cell>
          <table:table-cell office:value-type="float" office:value="859.946937843716" calcext:value-type="float">
            <text:p>859,95</text:p>
          </table:table-cell>
          <table:table-cell office:value-type="float" office:value="844.333333333333" calcext:value-type="float">
            <text:p>844,33</text:p>
          </table:table-cell>
          <table:table-cell office:value-type="float" office:value="855.97505540166" calcext:value-type="float">
            <text:p>855,98</text:p>
          </table:table-cell>
          <table:table-cell office:value-type="float" office:value="853.333333333333" calcext:value-type="float">
            <text:p>853,33</text:p>
          </table:table-cell>
          <table:table-cell office:value-type="float" office:value="862.894717311505" calcext:value-type="float">
            <text:p>862,89</text:p>
          </table:table-cell>
          <table:table-cell office:value-type="float" office:value="850" calcext:value-type="float">
            <text:p>850,00</text:p>
          </table:table-cell>
          <table:table-cell office:value-type="float" office:value="878.633860966619" calcext:value-type="float">
            <text:p>878,63</text:p>
          </table:table-cell>
          <table:table-cell office:value-type="float" office:value="844.166666666667" calcext:value-type="float">
            <text:p>844,17</text:p>
          </table:table-cell>
          <table:table-cell office:value-type="float" office:value="854.212135819345" calcext:value-type="float">
            <text:p>854,21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0.333333333333" calcext:value-type="float">
            <text:p>850,33</text:p>
          </table:table-cell>
          <table:table-cell office:value-type="float" office:value="838.033926292635" calcext:value-type="float">
            <text:p>838,03</text:p>
          </table:table-cell>
          <table:table-cell office:value-type="float" office:value="842.666666666667" calcext:value-type="float">
            <text:p>842,67</text:p>
          </table:table-cell>
          <table:table-cell office:value-type="float" office:value="834.291834285515" calcext:value-type="float">
            <text:p>834,29</text:p>
          </table:table-cell>
          <table:table-cell office:value-type="float" office:value="857.666666666667" calcext:value-type="float">
            <text:p>857,67</text:p>
          </table:table-cell>
          <table:table-cell office:value-type="float" office:value="840.796243190574" calcext:value-type="float">
            <text:p>840,80</text:p>
          </table:table-cell>
          <table:table-cell office:value-type="float" office:value="850.333333333333" calcext:value-type="float">
            <text:p>850,33</text:p>
          </table:table-cell>
          <table:table-cell office:value-type="float" office:value="857.037163012939" calcext:value-type="float">
            <text:p>857,04</text:p>
          </table:table-cell>
          <table:table-cell office:value-type="float" office:value="843.666666666667" calcext:value-type="float">
            <text:p>843,67</text:p>
          </table:table-cell>
          <table:table-cell office:value-type="float" office:value="832.538432088606" calcext:value-type="float">
            <text:p>832,54</text:p>
          </table:table-cell>
          <table:table-cell table:number-columns-repeated="1013"/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806.083333333333" calcext:value-type="float">
            <text:p>806,08</text:p>
          </table:table-cell>
          <table:table-cell office:value-type="float" office:value="816.252841912742" calcext:value-type="float">
            <text:p>816,25</text:p>
          </table:table-cell>
          <table:table-cell office:value-type="float" office:value="800.666666666667" calcext:value-type="float">
            <text:p>800,67</text:p>
          </table:table-cell>
          <table:table-cell office:value-type="float" office:value="812.733941252102" calcext:value-type="float">
            <text:p>812,73</text:p>
          </table:table-cell>
          <table:table-cell office:value-type="float" office:value="810.583333333333" calcext:value-type="float">
            <text:p>810,58</text:p>
          </table:table-cell>
          <table:table-cell office:value-type="float" office:value="818.832708227796" calcext:value-type="float">
            <text:p>818,83</text:p>
          </table:table-cell>
          <table:table-cell office:value-type="float" office:value="806.083333333333" calcext:value-type="float">
            <text:p>806,08</text:p>
          </table:table-cell>
          <table:table-cell office:value-type="float" office:value="835.544700603218" calcext:value-type="float">
            <text:p>835,54</text:p>
          </table:table-cell>
          <table:table-cell office:value-type="float" office:value="800.5" calcext:value-type="float">
            <text:p>800,50</text:p>
          </table:table-cell>
          <table:table-cell office:value-type="float" office:value="810.997845720796" calcext:value-type="float">
            <text:p>811,00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4.166666666667" calcext:value-type="float">
            <text:p>804,17</text:p>
          </table:table-cell>
          <table:table-cell office:value-type="float" office:value="794.613867886037" calcext:value-type="float">
            <text:p>794,61</text:p>
          </table:table-cell>
          <table:table-cell office:value-type="float" office:value="803" calcext:value-type="float">
            <text:p>803,00</text:p>
          </table:table-cell>
          <table:table-cell office:value-type="float" office:value="791.311269996422" calcext:value-type="float">
            <text:p>791,31</text:p>
          </table:table-cell>
          <table:table-cell office:value-type="float" office:value="812.833333333333" calcext:value-type="float">
            <text:p>812,83</text:p>
          </table:table-cell>
          <table:table-cell office:value-type="float" office:value="797.014274530761" calcext:value-type="float">
            <text:p>797,01</text:p>
          </table:table-cell>
          <table:table-cell office:value-type="float" office:value="804.166666666667" calcext:value-type="float">
            <text:p>804,17</text:p>
          </table:table-cell>
          <table:table-cell office:value-type="float" office:value="814.165780773793" calcext:value-type="float">
            <text:p>814,17</text:p>
          </table:table-cell>
          <table:table-cell office:value-type="float" office:value="801.333333333333" calcext:value-type="float">
            <text:p>801,33</text:p>
          </table:table-cell>
          <table:table-cell office:value-type="float" office:value="789.599765966582" calcext:value-type="float">
            <text:p>789,60</text:p>
          </table:table-cell>
          <table:table-cell table:number-columns-repeated="1013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759.916666666667" calcext:value-type="float">
            <text:p>759,92</text:p>
          </table:table-cell>
          <table:table-cell office:value-type="float" office:value="773.127084632922" calcext:value-type="float">
            <text:p>773,13</text:p>
          </table:table-cell>
          <table:table-cell office:value-type="float" office:value="760.25" calcext:value-type="float">
            <text:p>760,25</text:p>
          </table:table-cell>
          <table:table-cell office:value-type="float" office:value="770.033623162757" calcext:value-type="float">
            <text:p>770,03</text:p>
          </table:table-cell>
          <table:table-cell office:value-type="float" office:value="768" calcext:value-type="float">
            <text:p>768,00</text:p>
          </table:table-cell>
          <table:table-cell office:value-type="float" office:value="775.351005959985" calcext:value-type="float">
            <text:p>775,35</text:p>
          </table:table-cell>
          <table:table-cell office:value-type="float" office:value="759.916666666667" calcext:value-type="float">
            <text:p>759,92</text:p>
          </table:table-cell>
          <table:table-cell office:value-type="float" office:value="792.909657624307" calcext:value-type="float">
            <text:p>792,91</text:p>
          </table:table-cell>
          <table:table-cell office:value-type="float" office:value="758.5" calcext:value-type="float">
            <text:p>758,50</text:p>
          </table:table-cell>
          <table:table-cell office:value-type="float" office:value="768.35349399717" calcext:value-type="float">
            <text:p>768,3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1.666666666667" calcext:value-type="float">
            <text:p>761,67</text:p>
          </table:table-cell>
          <table:table-cell office:value-type="float" office:value="751.80246168814" calcext:value-type="float">
            <text:p>751,80</text:p>
          </table:table-cell>
          <table:table-cell office:value-type="float" office:value="761.833333333333" calcext:value-type="float">
            <text:p>761,83</text:p>
          </table:table-cell>
          <table:table-cell office:value-type="float" office:value="748.910704734753" calcext:value-type="float">
            <text:p>748,91</text:p>
          </table:table-cell>
          <table:table-cell office:value-type="float" office:value="767.75" calcext:value-type="float">
            <text:p>767,75</text:p>
          </table:table-cell>
          <table:table-cell office:value-type="float" office:value="753.852860672367" calcext:value-type="float">
            <text:p>753,85</text:p>
          </table:table-cell>
          <table:table-cell office:value-type="float" office:value="761.666666666667" calcext:value-type="float">
            <text:p>761,67</text:p>
          </table:table-cell>
          <table:table-cell office:value-type="float" office:value="771.785526513452" calcext:value-type="float">
            <text:p>771,79</text:p>
          </table:table-cell>
          <table:table-cell office:value-type="float" office:value="759.333333333333" calcext:value-type="float">
            <text:p>759,33</text:p>
          </table:table-cell>
          <table:table-cell office:value-type="float" office:value="747.268236433766" calcext:value-type="float">
            <text:p>747,27</text:p>
          </table:table-cell>
          <table:table-cell table:number-columns-repeated="1013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717.166666666667" calcext:value-type="float">
            <text:p>717,17</text:p>
          </table:table-cell>
          <table:table-cell office:value-type="float" office:value="730.649849576708" calcext:value-type="float">
            <text:p>730,65</text:p>
          </table:table-cell>
          <table:table-cell office:value-type="float" office:value="717.75" calcext:value-type="float">
            <text:p>717,75</text:p>
          </table:table-cell>
          <table:table-cell office:value-type="float" office:value="727.952112425501" calcext:value-type="float">
            <text:p>727,95</text:p>
          </table:table-cell>
          <table:table-cell office:value-type="float" office:value="727.666666666667" calcext:value-type="float">
            <text:p>727,67</text:p>
          </table:table-cell>
          <table:table-cell office:value-type="float" office:value="732.529683664652" calcext:value-type="float">
            <text:p>732,53</text:p>
          </table:table-cell>
          <table:table-cell office:value-type="float" office:value="717.166666666667" calcext:value-type="float">
            <text:p>717,17</text:p>
          </table:table-cell>
          <table:table-cell office:value-type="float" office:value="750.802518254705" calcext:value-type="float">
            <text:p>750,80</text:p>
          </table:table-cell>
          <table:table-cell office:value-type="float" office:value="715.666666666667" calcext:value-type="float">
            <text:p>715,67</text:p>
          </table:table-cell>
          <table:table-cell office:value-type="float" office:value="726.353098877045" calcext:value-type="float">
            <text:p>726,3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0.916666666667" calcext:value-type="float">
            <text:p>720,92</text:p>
          </table:table-cell>
          <table:table-cell office:value-type="float" office:value="709.67897168985" calcext:value-type="float">
            <text:p>709,68</text:p>
          </table:table-cell>
          <table:table-cell office:value-type="float" office:value="716.916666666667" calcext:value-type="float">
            <text:p>716,92</text:p>
          </table:table-cell>
          <table:table-cell office:value-type="float" office:value="707.167330067613" calcext:value-type="float">
            <text:p>707,17</text:p>
          </table:table-cell>
          <table:table-cell office:value-type="float" office:value="728.75" calcext:value-type="float">
            <text:p>728,75</text:p>
          </table:table-cell>
          <table:table-cell office:value-type="float" office:value="711.391199316886" calcext:value-type="float">
            <text:p>711,39</text:p>
          </table:table-cell>
          <table:table-cell office:value-type="float" office:value="720.916666666667" calcext:value-type="float">
            <text:p>720,92</text:p>
          </table:table-cell>
          <table:table-cell office:value-type="float" office:value="729.969693312059" calcext:value-type="float">
            <text:p>729,97</text:p>
          </table:table-cell>
          <table:table-cell office:value-type="float" office:value="716.666666666667" calcext:value-type="float">
            <text:p>716,67</text:p>
          </table:table-cell>
          <table:table-cell office:value-type="float" office:value="705.617079436609" calcext:value-type="float">
            <text:p>705,62</text:p>
          </table:table-cell>
          <table:table-cell table:number-columns-repeated="1013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677.583333333333" calcext:value-type="float">
            <text:p>677,58</text:p>
          </table:table-cell>
          <table:table-cell office:value-type="float" office:value="688.899416160934" calcext:value-type="float">
            <text:p>688,90</text:p>
          </table:table-cell>
          <table:table-cell office:value-type="float" office:value="677.083333333333" calcext:value-type="float">
            <text:p>677,08</text:p>
          </table:table-cell>
          <table:table-cell office:value-type="float" office:value="686.565720003307" calcext:value-type="float">
            <text:p>686,57</text:p>
          </table:table-cell>
          <table:table-cell office:value-type="float" office:value="687.333333333333" calcext:value-type="float">
            <text:p>687,33</text:p>
          </table:table-cell>
          <table:table-cell office:value-type="float" office:value="690.447003935876" calcext:value-type="float">
            <text:p>690,45</text:p>
          </table:table-cell>
          <table:table-cell office:value-type="float" office:value="677.583333333333" calcext:value-type="float">
            <text:p>677,58</text:p>
          </table:table-cell>
          <table:table-cell office:value-type="float" office:value="709.296035995769" calcext:value-type="float">
            <text:p>709,30</text:p>
          </table:table-cell>
          <table:table-cell office:value-type="float" office:value="674.333333333333" calcext:value-type="float">
            <text:p>674,33</text:p>
          </table:table-cell>
          <table:table-cell office:value-type="float" office:value="685.069062260451" calcext:value-type="float">
            <text:p>685,0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7.833333333333" calcext:value-type="float">
            <text:p>677,83</text:p>
          </table:table-cell>
          <table:table-cell office:value-type="float" office:value="668.320627741408" calcext:value-type="float">
            <text:p>668,32</text:p>
          </table:table-cell>
          <table:table-cell office:value-type="float" office:value="675.166666666667" calcext:value-type="float">
            <text:p>675,17</text:p>
          </table:table-cell>
          <table:table-cell office:value-type="float" office:value="666.156515474487" calcext:value-type="float">
            <text:p>666,16</text:p>
          </table:table-cell>
          <table:table-cell office:value-type="float" office:value="686.416666666667" calcext:value-type="float">
            <text:p>686,42</text:p>
          </table:table-cell>
          <table:table-cell office:value-type="float" office:value="669.70655829865" calcext:value-type="float">
            <text:p>669,71</text:p>
          </table:table-cell>
          <table:table-cell office:value-type="float" office:value="677.833333333333" calcext:value-type="float">
            <text:p>677,83</text:p>
          </table:table-cell>
          <table:table-cell office:value-type="float" office:value="688.790448658083" calcext:value-type="float">
            <text:p>688,79</text:p>
          </table:table-cell>
          <table:table-cell office:value-type="float" office:value="676.166666666667" calcext:value-type="float">
            <text:p>676,17</text:p>
          </table:table-cell>
          <table:table-cell office:value-type="float" office:value="664.717811064425" calcext:value-type="float">
            <text:p>664,72</text:p>
          </table:table-cell>
          <table:table-cell table:number-columns-repeated="1013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636.416666666667" calcext:value-type="float">
            <text:p>636,42</text:p>
          </table:table-cell>
          <table:table-cell office:value-type="float" office:value="647.95189967673" calcext:value-type="float">
            <text:p>647,95</text:p>
          </table:table-cell>
          <table:table-cell office:value-type="float" office:value="638.166666666667" calcext:value-type="float">
            <text:p>638,17</text:p>
          </table:table-cell>
          <table:table-cell office:value-type="float" office:value="645.948813012822" calcext:value-type="float">
            <text:p>645,95</text:p>
          </table:table-cell>
          <table:table-cell office:value-type="float" office:value="645.083333333333" calcext:value-type="float">
            <text:p>645,08</text:p>
          </table:table-cell>
          <table:table-cell office:value-type="float" office:value="649.179180195915" calcext:value-type="float">
            <text:p>649,18</text:p>
          </table:table-cell>
          <table:table-cell office:value-type="float" office:value="636.416666666667" calcext:value-type="float">
            <text:p>636,42</text:p>
          </table:table-cell>
          <table:table-cell office:value-type="float" office:value="668.461745888981" calcext:value-type="float">
            <text:p>668,46</text:p>
          </table:table-cell>
          <table:table-cell office:value-type="float" office:value="637.166666666667" calcext:value-type="float">
            <text:p>637,17</text:p>
          </table:table-cell>
          <table:table-cell office:value-type="float" office:value="644.571962661699" calcext:value-type="float">
            <text:p>644,57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6.833333333333" calcext:value-type="float">
            <text:p>636,83</text:p>
          </table:table-cell>
          <table:table-cell office:value-type="float" office:value="627.802365582306" calcext:value-type="float">
            <text:p>627,80</text:p>
          </table:table-cell>
          <table:table-cell office:value-type="float" office:value="636.333333333333" calcext:value-type="float">
            <text:p>636,33</text:p>
          </table:table-cell>
          <table:table-cell office:value-type="float" office:value="625.951564829826" calcext:value-type="float">
            <text:p>625,95</text:p>
          </table:table-cell>
          <table:table-cell office:value-type="float" office:value="645" calcext:value-type="float">
            <text:p>645,00</text:p>
          </table:table-cell>
          <table:table-cell office:value-type="float" office:value="628.874036975518" calcext:value-type="float">
            <text:p>628,87</text:p>
          </table:table-cell>
          <table:table-cell office:value-type="float" office:value="636.833333333333" calcext:value-type="float">
            <text:p>636,83</text:p>
          </table:table-cell>
          <table:table-cell office:value-type="float" office:value="648.318648711909" calcext:value-type="float">
            <text:p>648,32</text:p>
          </table:table-cell>
          <table:table-cell office:value-type="float" office:value="640.5" calcext:value-type="float">
            <text:p>640,50</text:p>
          </table:table-cell>
          <table:table-cell office:value-type="float" office:value="624.640020492231" calcext:value-type="float">
            <text:p>624,64</text:p>
          </table:table-cell>
          <table:table-cell table:number-columns-repeated="1013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597.166666666667" calcext:value-type="float">
            <text:p>597,17</text:p>
          </table:table-cell>
          <table:table-cell office:value-type="float" office:value="607.880991319424" calcext:value-type="float">
            <text:p>607,88</text:p>
          </table:table-cell>
          <table:table-cell office:value-type="float" office:value="597.916666666667" calcext:value-type="float">
            <text:p>597,92</text:p>
          </table:table-cell>
          <table:table-cell office:value-type="float" office:value="606.173571206941" calcext:value-type="float">
            <text:p>606,17</text:p>
          </table:table-cell>
          <table:table-cell office:value-type="float" office:value="604.25" calcext:value-type="float">
            <text:p>604,25</text:p>
          </table:table-cell>
          <table:table-cell office:value-type="float" office:value="608.8001380859" calcext:value-type="float">
            <text:p>608,80</text:p>
          </table:table-cell>
          <table:table-cell office:value-type="float" office:value="597.166666666667" calcext:value-type="float">
            <text:p>597,17</text:p>
          </table:table-cell>
          <table:table-cell office:value-type="float" office:value="628.369778779524" calcext:value-type="float">
            <text:p>628,37</text:p>
          </table:table-cell>
          <table:table-cell office:value-type="float" office:value="597.166666666667" calcext:value-type="float">
            <text:p>597,17</text:p>
          </table:table-cell>
          <table:table-cell office:value-type="float" office:value="604.930348152221" calcext:value-type="float">
            <text:p>604,9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6" calcext:value-type="float">
            <text:p>576,00</text:p>
          </table:table-cell>
          <table:table-cell office:value-type="float" office:value="588.196566871189" calcext:value-type="float">
            <text:p>588,20</text:p>
          </table:table-cell>
          <table:table-cell office:value-type="float" office:value="598.083333333333" calcext:value-type="float">
            <text:p>598,08</text:p>
          </table:table-cell>
          <table:table-cell office:value-type="float" office:value="586.623472885615" calcext:value-type="float">
            <text:p>586,62</text:p>
          </table:table-cell>
          <table:table-cell office:value-type="float" office:value="604.583333333333" calcext:value-type="float">
            <text:p>604,58</text:p>
          </table:table-cell>
          <table:table-cell office:value-type="float" office:value="588.966327619561" calcext:value-type="float">
            <text:p>588,97</text:p>
          </table:table-cell>
          <table:table-cell office:value-type="float" office:value="1470.16666666667" calcext:value-type="float">
            <text:p>1470,17</text:p>
          </table:table-cell>
          <table:table-cell office:value-type="float" office:value="608.62365256942" calcext:value-type="float">
            <text:p>608,62</text:p>
          </table:table-cell>
          <table:table-cell office:value-type="float" office:value="596.166666666667" calcext:value-type="float">
            <text:p>596,17</text:p>
          </table:table-cell>
          <table:table-cell office:value-type="float" office:value="585.451162923581" calcext:value-type="float">
            <text:p>585,45</text:p>
          </table:table-cell>
          <table:table-cell table:number-columns-repeated="1013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55.666666666667" calcext:value-type="float">
            <text:p>555,67</text:p>
          </table:table-cell>
          <table:table-cell office:value-type="float" office:value="568.757698218458" calcext:value-type="float">
            <text:p>568,76</text:p>
          </table:table-cell>
          <table:table-cell office:value-type="float" office:value="558.75" calcext:value-type="float">
            <text:p>558,75</text:p>
          </table:table-cell>
          <table:table-cell office:value-type="float" office:value="567.309743457385" calcext:value-type="float">
            <text:p>567,31</text:p>
          </table:table-cell>
          <table:table-cell office:value-type="float" office:value="565.583333333333" calcext:value-type="float">
            <text:p>565,58</text:p>
          </table:table-cell>
          <table:table-cell office:value-type="float" office:value="569.381276856513" calcext:value-type="float">
            <text:p>569,38</text:p>
          </table:table-cell>
          <table:table-cell office:value-type="float" office:value="555.666666666667" calcext:value-type="float">
            <text:p>555,67</text:p>
          </table:table-cell>
          <table:table-cell office:value-type="float" office:value="589.088675579874" calcext:value-type="float">
            <text:p>589,09</text:p>
          </table:table-cell>
          <table:table-cell office:value-type="float" office:value="556.833333333333" calcext:value-type="float">
            <text:p>556,83</text:p>
          </table:table-cell>
          <table:table-cell office:value-type="float" office:value="566.210529303398" calcext:value-type="float">
            <text:p>566,2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7.75" calcext:value-type="float">
            <text:p>557,75</text:p>
          </table:table-cell>
          <table:table-cell office:value-type="float" office:value="549.572799215772" calcext:value-type="float">
            <text:p>549,57</text:p>
          </table:table-cell>
          <table:table-cell office:value-type="float" office:value="557.916666666667" calcext:value-type="float">
            <text:p>557,92</text:p>
          </table:table-cell>
          <table:table-cell office:value-type="float" office:value="548.240681753955" calcext:value-type="float">
            <text:p>548,24</text:p>
          </table:table-cell>
          <table:table-cell office:value-type="float" office:value="566.916666666667" calcext:value-type="float">
            <text:p>566,92</text:p>
          </table:table-cell>
          <table:table-cell office:value-type="float" office:value="550.053476807744" calcext:value-type="float">
            <text:p>550,05</text:p>
          </table:table-cell>
          <table:table-cell office:value-type="float" office:value="557.75" calcext:value-type="float">
            <text:p>557,75</text:p>
          </table:table-cell>
          <table:table-cell office:value-type="float" office:value="569.773136525578" calcext:value-type="float">
            <text:p>569,77</text:p>
          </table:table-cell>
          <table:table-cell office:value-type="float" office:value="558.833333333333" calcext:value-type="float">
            <text:p>558,83</text:p>
          </table:table-cell>
          <table:table-cell office:value-type="float" office:value="547.216352533399" calcext:value-type="float">
            <text:p>547,22</text:p>
          </table:table-cell>
          <table:table-cell table:number-columns-repeated="1013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18.25" calcext:value-type="float">
            <text:p>518,25</text:p>
          </table:table-cell>
          <table:table-cell office:value-type="float" office:value="530.650083467295" calcext:value-type="float">
            <text:p>530,65</text:p>
          </table:table-cell>
          <table:table-cell office:value-type="float" office:value="520.25" calcext:value-type="float">
            <text:p>520,25</text:p>
          </table:table-cell>
          <table:table-cell office:value-type="float" office:value="529.424404237278" calcext:value-type="float">
            <text:p>529,42</text:p>
          </table:table-cell>
          <table:table-cell office:value-type="float" office:value="529.75" calcext:value-type="float">
            <text:p>529,75</text:p>
          </table:table-cell>
          <table:table-cell office:value-type="float" office:value="530.991230758673" calcext:value-type="float">
            <text:p>530,99</text:p>
          </table:table-cell>
          <table:table-cell office:value-type="float" office:value="518.25" calcext:value-type="float">
            <text:p>518,25</text:p>
          </table:table-cell>
          <table:table-cell office:value-type="float" office:value="550.685201533379" calcext:value-type="float">
            <text:p>550,69</text:p>
          </table:table-cell>
          <table:table-cell office:value-type="float" office:value="521.166666666667" calcext:value-type="float">
            <text:p>521,17</text:p>
          </table:table-cell>
          <table:table-cell office:value-type="float" office:value="528.476372129408" calcext:value-type="float">
            <text:p>528,48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0.25" calcext:value-type="float">
            <text:p>520,25</text:p>
          </table:table-cell>
          <table:table-cell office:value-type="float" office:value="511.997556202744" calcext:value-type="float">
            <text:p>512,00</text:p>
          </table:table-cell>
          <table:table-cell office:value-type="float" office:value="522.333333333333" calcext:value-type="float">
            <text:p>522,33</text:p>
          </table:table-cell>
          <table:table-cell office:value-type="float" office:value="510.868837389638" calcext:value-type="float">
            <text:p>510,87</text:p>
          </table:table-cell>
          <table:table-cell office:value-type="float" office:value="527.166666666667" calcext:value-type="float">
            <text:p>527,17</text:p>
          </table:table-cell>
          <table:table-cell office:value-type="float" office:value="512.202646812612" calcext:value-type="float">
            <text:p>512,20</text:p>
          </table:table-cell>
          <table:table-cell office:value-type="float" office:value="520.25" calcext:value-type="float">
            <text:p>520,25</text:p>
          </table:table-cell>
          <table:table-cell office:value-type="float" office:value="531.832908338014" calcext:value-type="float">
            <text:p>531,83</text:p>
          </table:table-cell>
          <table:table-cell office:value-type="float" office:value="522.333333333333" calcext:value-type="float">
            <text:p>522,33</text:p>
          </table:table-cell>
          <table:table-cell office:value-type="float" office:value="509.998155410816" calcext:value-type="float">
            <text:p>510,00</text:p>
          </table:table-cell>
          <table:table-cell table:number-columns-repeated="1013"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83.083333333333" calcext:value-type="float">
            <text:p>483,08</text:p>
          </table:table-cell>
          <table:table-cell office:value-type="float" office:value="493.623006153329" calcext:value-type="float">
            <text:p>493,62</text:p>
          </table:table-cell>
          <table:table-cell office:value-type="float" office:value="485.666666666667" calcext:value-type="float">
            <text:p>485,67</text:p>
          </table:table-cell>
          <table:table-cell office:value-type="float" office:value="492.581710103726" calcext:value-type="float">
            <text:p>492,58</text:p>
          </table:table-cell>
          <table:table-cell office:value-type="float" office:value="488.5" calcext:value-type="float">
            <text:p>488,50</text:p>
          </table:table-cell>
          <table:table-cell office:value-type="float" office:value="493.695630434224" calcext:value-type="float">
            <text:p>493,70</text:p>
          </table:table-cell>
          <table:table-cell office:value-type="float" office:value="483.083333333333" calcext:value-type="float">
            <text:p>483,08</text:p>
          </table:table-cell>
          <table:table-cell office:value-type="float" office:value="513.224160477847" calcext:value-type="float">
            <text:p>513,22</text:p>
          </table:table-cell>
          <table:table-cell office:value-type="float" office:value="486.333333333333" calcext:value-type="float">
            <text:p>486,33</text:p>
          </table:table-cell>
          <table:table-cell office:value-type="float" office:value="491.789091030045" calcext:value-type="float">
            <text:p>491,7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.583333333333" calcext:value-type="float">
            <text:p>483,58</text:p>
          </table:table-cell>
          <table:table-cell office:value-type="float" office:value="475.533997427682" calcext:value-type="float">
            <text:p>475,53</text:p>
          </table:table-cell>
          <table:table-cell office:value-type="float" office:value="483.333333333333" calcext:value-type="float">
            <text:p>483,33</text:p>
          </table:table-cell>
          <table:table-cell office:value-type="float" office:value="474.570546072724" calcext:value-type="float">
            <text:p>474,57</text:p>
          </table:table-cell>
          <table:table-cell office:value-type="float" office:value="487.25" calcext:value-type="float">
            <text:p>487,25</text:p>
          </table:table-cell>
          <table:table-cell office:value-type="float" office:value="475.477876992979" calcext:value-type="float">
            <text:p>475,48</text:p>
          </table:table-cell>
          <table:table-cell office:value-type="float" office:value="483.583333333333" calcext:value-type="float">
            <text:p>483,58</text:p>
          </table:table-cell>
          <table:table-cell office:value-type="float" office:value="494.866721490607" calcext:value-type="float">
            <text:p>494,87</text:p>
          </table:table-cell>
          <table:table-cell office:value-type="float" office:value="487" calcext:value-type="float">
            <text:p>487,00</text:p>
          </table:table-cell>
          <table:table-cell office:value-type="float" office:value="473.856382502006" calcext:value-type="float">
            <text:p>473,86</text:p>
          </table:table-cell>
          <table:table-cell table:number-columns-repeated="1013"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446.583333333333" calcext:value-type="float">
            <text:p>446,58</text:p>
          </table:table-cell>
          <table:table-cell office:value-type="float" office:value="457.737861387796" calcext:value-type="float">
            <text:p>457,74</text:p>
          </table:table-cell>
          <table:table-cell office:value-type="float" office:value="450.083333333333" calcext:value-type="float">
            <text:p>450,08</text:p>
          </table:table-cell>
          <table:table-cell office:value-type="float" office:value="456.842656180387" calcext:value-type="float">
            <text:p>456,84</text:p>
          </table:table-cell>
          <table:table-cell office:value-type="float" office:value="452.083333333333" calcext:value-type="float">
            <text:p>452,08</text:p>
          </table:table-cell>
          <table:table-cell office:value-type="float" office:value="457.556864306618" calcext:value-type="float">
            <text:p>457,56</text:p>
          </table:table-cell>
          <table:table-cell office:value-type="float" office:value="446.583333333333" calcext:value-type="float">
            <text:p>446,58</text:p>
          </table:table-cell>
          <table:table-cell office:value-type="float" office:value="476.768209109126" calcext:value-type="float">
            <text:p>476,77</text:p>
          </table:table-cell>
          <table:table-cell office:value-type="float" office:value="451.166666666667" calcext:value-type="float">
            <text:p>451,17</text:p>
          </table:table-cell>
          <table:table-cell office:value-type="float" office:value="456.207041733568" calcext:value-type="float">
            <text:p>456,21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.25" calcext:value-type="float">
            <text:p>449,25</text:p>
          </table:table-cell>
          <table:table-cell office:value-type="float" office:value="440.241688524957" calcext:value-type="float">
            <text:p>440,24</text:p>
          </table:table-cell>
          <table:table-cell office:value-type="float" office:value="449.25" calcext:value-type="float">
            <text:p>449,25</text:p>
          </table:table-cell>
          <table:table-cell office:value-type="float" office:value="439.405130891119" calcext:value-type="float">
            <text:p>439,41</text:p>
          </table:table-cell>
          <table:table-cell office:value-type="float" office:value="452.5" calcext:value-type="float">
            <text:p>452,50</text:p>
          </table:table-cell>
          <table:table-cell office:value-type="float" office:value="439.939845184608" calcext:value-type="float">
            <text:p>439,94</text:p>
          </table:table-cell>
          <table:table-cell office:value-type="float" office:value="449.25" calcext:value-type="float">
            <text:p>449,25</text:p>
          </table:table-cell>
          <table:table-cell office:value-type="float" office:value="458.936089457073" calcext:value-type="float">
            <text:p>458,94</text:p>
          </table:table-cell>
          <table:table-cell office:value-type="float" office:value="450.833333333333" calcext:value-type="float">
            <text:p>450,83</text:p>
          </table:table-cell>
          <table:table-cell office:value-type="float" office:value="438.847882553018" calcext:value-type="float">
            <text:p>438,85</text:p>
          </table:table-cell>
          <table:table-cell table:number-columns-repeated="1013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15.5" calcext:value-type="float">
            <text:p>415,50</text:p>
          </table:table-cell>
          <table:table-cell office:value-type="float" office:value="423.052320335681" calcext:value-type="float">
            <text:p>423,05</text:p>
          </table:table-cell>
          <table:table-cell office:value-type="float" office:value="415.416666666667" calcext:value-type="float">
            <text:p>415,42</text:p>
          </table:table-cell>
          <table:table-cell office:value-type="float" office:value="422.264832640055" calcext:value-type="float">
            <text:p>422,26</text:p>
          </table:table-cell>
          <table:table-cell office:value-type="float" office:value="416.75" calcext:value-type="float">
            <text:p>416,75</text:p>
          </table:table-cell>
          <table:table-cell office:value-type="float" office:value="422.633839971601" calcext:value-type="float">
            <text:p>422,63</text:p>
          </table:table-cell>
          <table:table-cell office:value-type="float" office:value="415.5" calcext:value-type="float">
            <text:p>415,50</text:p>
          </table:table-cell>
          <table:table-cell office:value-type="float" office:value="441.377671244692" calcext:value-type="float">
            <text:p>441,38</text:p>
          </table:table-cell>
          <table:table-cell office:value-type="float" office:value="416.5" calcext:value-type="float">
            <text:p>416,50</text:p>
          </table:table-cell>
          <table:table-cell office:value-type="float" office:value="421.785514239528" calcext:value-type="float">
            <text:p>421,7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5.083333333333" calcext:value-type="float">
            <text:p>415,08</text:p>
          </table:table-cell>
          <table:table-cell office:value-type="float" office:value="406.176341197646" calcext:value-type="float">
            <text:p>406,18</text:p>
          </table:table-cell>
          <table:table-cell office:value-type="float" office:value="415.166666666667" calcext:value-type="float">
            <text:p>415,17</text:p>
          </table:table-cell>
          <table:table-cell office:value-type="float" office:value="405.428388223147" calcext:value-type="float">
            <text:p>405,43</text:p>
          </table:table-cell>
          <table:table-cell office:value-type="float" office:value="417.25" calcext:value-type="float">
            <text:p>417,25</text:p>
          </table:table-cell>
          <table:table-cell office:value-type="float" office:value="405.645629090896" calcext:value-type="float">
            <text:p>405,65</text:p>
          </table:table-cell>
          <table:table-cell office:value-type="float" office:value="415.083333333333" calcext:value-type="float">
            <text:p>415,08</text:p>
          </table:table-cell>
          <table:table-cell office:value-type="float" office:value="424.100099964542" calcext:value-type="float">
            <text:p>424,10</text:p>
          </table:table-cell>
          <table:table-cell office:value-type="float" office:value="415" calcext:value-type="float">
            <text:p>415,00</text:p>
          </table:table-cell>
          <table:table-cell office:value-type="float" office:value="405.026335052615" calcext:value-type="float">
            <text:p>405,03</text:p>
          </table:table-cell>
          <table:table-cell table:number-columns-repeated="1013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389.62007024563" calcext:value-type="float">
            <text:p>389,62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388.902181187234" calcext:value-type="float">
            <text:p>388,90</text:p>
          </table:table-cell>
          <table:table-cell office:value-type="float" office:value="384.666666666667" calcext:value-type="float">
            <text:p>384,67</text:p>
          </table:table-cell>
          <table:table-cell office:value-type="float" office:value="388.981745587895" calcext:value-type="float">
            <text:p>388,98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407.11035208723" calcext:value-type="float">
            <text:p>407,11</text:p>
          </table:table-cell>
          <table:table-cell office:value-type="float" office:value="381.5" calcext:value-type="float">
            <text:p>381,50</text:p>
          </table:table-cell>
          <table:table-cell office:value-type="float" office:value="388.576525761607" calcext:value-type="float">
            <text:p>388,58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.333333333333" calcext:value-type="float">
            <text:p>381,33</text:p>
          </table:table-cell>
          <table:table-cell office:value-type="float" office:value="373.389553247441" calcext:value-type="float">
            <text:p>373,39</text:p>
          </table:table-cell>
          <table:table-cell office:value-type="float" office:value="381.583333333333" calcext:value-type="float">
            <text:p>381,58</text:p>
          </table:table-cell>
          <table:table-cell office:value-type="float" office:value="372.692344220134" calcext:value-type="float">
            <text:p>372,69</text:p>
          </table:table-cell>
          <table:table-cell office:value-type="float" office:value="387.333333333333" calcext:value-type="float">
            <text:p>387,33</text:p>
          </table:table-cell>
          <table:table-cell office:value-type="float" office:value="372.648467673565" calcext:value-type="float">
            <text:p>372,65</text:p>
          </table:table-cell>
          <table:table-cell office:value-type="float" office:value="381.333333333333" calcext:value-type="float">
            <text:p>381,33</text:p>
          </table:table-cell>
          <table:table-cell office:value-type="float" office:value="390.415229257149" calcext:value-type="float">
            <text:p>390,42</text:p>
          </table:table-cell>
          <table:table-cell office:value-type="float" office:value="382" calcext:value-type="float">
            <text:p>382,00</text:p>
          </table:table-cell>
          <table:table-cell office:value-type="float" office:value="372.442043175106" calcext:value-type="float">
            <text:p>372,44</text:p>
          </table:table-cell>
          <table:table-cell table:number-columns-repeated="1013"/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50.666666666667" calcext:value-type="float">
            <text:p>350,67</text:p>
          </table:table-cell>
          <table:table-cell office:value-type="float" office:value="357.490554479859" calcext:value-type="float">
            <text:p>357,49</text:p>
          </table:table-cell>
          <table:table-cell office:value-type="float" office:value="348.083333333333" calcext:value-type="float">
            <text:p>348,08</text:p>
          </table:table-cell>
          <table:table-cell office:value-type="float" office:value="356.804751540713" calcext:value-type="float">
            <text:p>356,80</text:p>
          </table:table-cell>
          <table:table-cell office:value-type="float" office:value="355.166666666667" calcext:value-type="float">
            <text:p>355,17</text:p>
          </table:table-cell>
          <table:table-cell office:value-type="float" office:value="356.65181126789" calcext:value-type="float">
            <text:p>356,65</text:p>
          </table:table-cell>
          <table:table-cell office:value-type="float" office:value="350.666666666667" calcext:value-type="float">
            <text:p>350,67</text:p>
          </table:table-cell>
          <table:table-cell office:value-type="float" office:value="374.021352488219" calcext:value-type="float">
            <text:p>374,02</text:p>
          </table:table-cell>
          <table:table-cell office:value-type="float" office:value="350" calcext:value-type="float">
            <text:p>350,00</text:p>
          </table:table-cell>
          <table:table-cell office:value-type="float" office:value="356.628613670451" calcext:value-type="float">
            <text:p>356,6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9.333333333333" calcext:value-type="float">
            <text:p>349,33</text:p>
          </table:table-cell>
          <table:table-cell office:value-type="float" office:value="341.92854860456" calcext:value-type="float">
            <text:p>341,93</text:p>
          </table:table-cell>
          <table:table-cell office:value-type="float" office:value="348.666666666667" calcext:value-type="float">
            <text:p>348,67</text:p>
          </table:table-cell>
          <table:table-cell office:value-type="float" office:value="341.245011288978" calcext:value-type="float">
            <text:p>341,25</text:p>
          </table:table-cell>
          <table:table-cell office:value-type="float" office:value="355.25" calcext:value-type="float">
            <text:p>355,25</text:p>
          </table:table-cell>
          <table:table-cell office:value-type="float" office:value="340.99752254334" calcext:value-type="float">
            <text:p>341,00</text:p>
          </table:table-cell>
          <table:table-cell office:value-type="float" office:value="349.333333333333" calcext:value-type="float">
            <text:p>349,33</text:p>
          </table:table-cell>
          <table:table-cell office:value-type="float" office:value="357.935156359617" calcext:value-type="float">
            <text:p>357,94</text:p>
          </table:table-cell>
          <table:table-cell office:value-type="float" office:value="350.666666666667" calcext:value-type="float">
            <text:p>350,67</text:p>
          </table:table-cell>
          <table:table-cell office:value-type="float" office:value="341.141726723182" calcext:value-type="float">
            <text:p>341,14</text:p>
          </table:table-cell>
          <table:table-cell table:number-columns-repeated="1013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19.083333333333" calcext:value-type="float">
            <text:p>319,08</text:p>
          </table:table-cell>
          <table:table-cell office:value-type="float" office:value="326.708712544063" calcext:value-type="float">
            <text:p>326,71</text:p>
          </table:table-cell>
          <table:table-cell office:value-type="float" office:value="314" calcext:value-type="float">
            <text:p>314,00</text:p>
          </table:table-cell>
          <table:table-cell office:value-type="float" office:value="326.018457916146" calcext:value-type="float">
            <text:p>326,02</text:p>
          </table:table-cell>
          <table:table-cell office:value-type="float" office:value="326.166666666667" calcext:value-type="float">
            <text:p>326,17</text:p>
          </table:table-cell>
          <table:table-cell office:value-type="float" office:value="325.691070468321" calcext:value-type="float">
            <text:p>325,69</text:p>
          </table:table-cell>
          <table:table-cell office:value-type="float" office:value="319.083333333333" calcext:value-type="float">
            <text:p>319,08</text:p>
          </table:table-cell>
          <table:table-cell office:value-type="float" office:value="342.162883211518" calcext:value-type="float">
            <text:p>342,16</text:p>
          </table:table-cell>
          <table:table-cell office:value-type="float" office:value="319.5" calcext:value-type="float">
            <text:p>319,50</text:p>
          </table:table-cell>
          <table:table-cell office:value-type="float" office:value="325.986628436506" calcext:value-type="float">
            <text:p>325,9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9.166666666667" calcext:value-type="float">
            <text:p>319,17</text:p>
          </table:table-cell>
          <table:table-cell office:value-type="float" office:value="311.835917357654" calcext:value-type="float">
            <text:p>311,84</text:p>
          </table:table-cell>
          <table:table-cell office:value-type="float" office:value="312.75" calcext:value-type="float">
            <text:p>312,75</text:p>
          </table:table-cell>
          <table:table-cell office:value-type="float" office:value="311.130144574731" calcext:value-type="float">
            <text:p>311,13</text:p>
          </table:table-cell>
          <table:table-cell office:value-type="float" office:value="325.5" calcext:value-type="float">
            <text:p>325,50</text:p>
          </table:table-cell>
          <table:table-cell office:value-type="float" office:value="310.73763935064" calcext:value-type="float">
            <text:p>310,74</text:p>
          </table:table-cell>
          <table:table-cell office:value-type="float" office:value="319.166666666667" calcext:value-type="float">
            <text:p>319,17</text:p>
          </table:table-cell>
          <table:table-cell office:value-type="float" office:value="326.710577340835" calcext:value-type="float">
            <text:p>326,71</text:p>
          </table:table-cell>
          <table:table-cell office:value-type="float" office:value="319.833333333333" calcext:value-type="float">
            <text:p>319,83</text:p>
          </table:table-cell>
          <table:table-cell office:value-type="float" office:value="311.168315070754" calcext:value-type="float">
            <text:p>311,17</text:p>
          </table:table-cell>
          <table:table-cell table:number-columns-repeated="1013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90.416666666667" calcext:value-type="float">
            <text:p>290,42</text:p>
          </table:table-cell>
          <table:table-cell office:value-type="float" office:value="297.314720117328" calcext:value-type="float">
            <text:p>297,31</text:p>
          </table:table-cell>
          <table:table-cell office:value-type="float" office:value="284.5" calcext:value-type="float">
            <text:p>284,50</text:p>
          </table:table-cell>
          <table:table-cell office:value-type="float" office:value="296.584835508624" calcext:value-type="float">
            <text:p>296,58</text:p>
          </table:table-cell>
          <table:table-cell office:value-type="float" office:value="294.5" calcext:value-type="float">
            <text:p>294,50</text:p>
          </table:table-cell>
          <table:table-cell office:value-type="float" office:value="296.142121380958" calcext:value-type="float">
            <text:p>296,14</text:p>
          </table:table-cell>
          <table:table-cell office:value-type="float" office:value="290.416666666667" calcext:value-type="float">
            <text:p>290,42</text:p>
          </table:table-cell>
          <table:table-cell office:value-type="float" office:value="311.584079196948" calcext:value-type="float">
            <text:p>311,58</text:p>
          </table:table-cell>
          <table:table-cell office:value-type="float" office:value="290.166666666667" calcext:value-type="float">
            <text:p>290,17</text:p>
          </table:table-cell>
          <table:table-cell office:value-type="float" office:value="296.691526572853" calcext:value-type="float">
            <text:p>296,6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.333333333333" calcext:value-type="float">
            <text:p>289,33</text:p>
          </table:table-cell>
          <table:table-cell office:value-type="float" office:value="283.149355783719" calcext:value-type="float">
            <text:p>283,15</text:p>
          </table:table-cell>
          <table:table-cell office:value-type="float" office:value="285.666666666667" calcext:value-type="float">
            <text:p>285,67</text:p>
          </table:table-cell>
          <table:table-cell office:value-type="float" office:value="282.386998443172" calcext:value-type="float">
            <text:p>282,39</text:p>
          </table:table-cell>
          <table:table-cell office:value-type="float" office:value="294.666666666667" calcext:value-type="float">
            <text:p>294,67</text:p>
          </table:table-cell>
          <table:table-cell office:value-type="float" office:value="281.909109176257" calcext:value-type="float">
            <text:p>281,91</text:p>
          </table:table-cell>
          <table:table-cell office:value-type="float" office:value="289.333333333333" calcext:value-type="float">
            <text:p>289,33</text:p>
          </table:table-cell>
          <table:table-cell office:value-type="float" office:value="296.789019577449" calcext:value-type="float">
            <text:p>296,79</text:p>
          </table:table-cell>
          <table:table-cell office:value-type="float" office:value="290.166666666667" calcext:value-type="float">
            <text:p>290,17</text:p>
          </table:table-cell>
          <table:table-cell office:value-type="float" office:value="282.560740105783" calcext:value-type="float">
            <text:p>282,56</text:p>
          </table:table-cell>
          <table:table-cell table:number-columns-repeated="1013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62.5" calcext:value-type="float">
            <text:p>262,50</text:p>
          </table:table-cell>
          <table:table-cell office:value-type="float" office:value="269.343729082038" calcext:value-type="float">
            <text:p>269,34</text:p>
          </table:table-cell>
          <table:table-cell office:value-type="float" office:value="259.75" calcext:value-type="float">
            <text:p>259,75</text:p>
          </table:table-cell>
          <table:table-cell office:value-type="float" office:value="268.540796975258" calcext:value-type="float">
            <text:p>268,54</text:p>
          </table:table-cell>
          <table:table-cell office:value-type="float" office:value="266.916666666667" calcext:value-type="float">
            <text:p>266,92</text:p>
          </table:table-cell>
          <table:table-cell office:value-type="float" office:value="268.042888323291" calcext:value-type="float">
            <text:p>268,04</text:p>
          </table:table-cell>
          <table:table-cell office:value-type="float" office:value="262.5" calcext:value-type="float">
            <text:p>262,50</text:p>
          </table:table-cell>
          <table:table-cell office:value-type="float" office:value="282.330813823876" calcext:value-type="float">
            <text:p>282,33</text:p>
          </table:table-cell>
          <table:table-cell office:value-type="float" office:value="261.833333333333" calcext:value-type="float">
            <text:p>261,83</text:p>
          </table:table-cell>
          <table:table-cell office:value-type="float" office:value="268.780163578044" calcext:value-type="float">
            <text:p>268,78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2.166666666667" calcext:value-type="float">
            <text:p>262,17</text:p>
          </table:table-cell>
          <table:table-cell office:value-type="float" office:value="255.901406378004" calcext:value-type="float">
            <text:p>255,90</text:p>
          </table:table-cell>
          <table:table-cell office:value-type="float" office:value="255.833333333333" calcext:value-type="float">
            <text:p>255,83</text:p>
          </table:table-cell>
          <table:table-cell office:value-type="float" office:value="255.050082963385" calcext:value-type="float">
            <text:p>255,05</text:p>
          </table:table-cell>
          <table:table-cell office:value-type="float" office:value="265.5" calcext:value-type="float">
            <text:p>265,50</text:p>
          </table:table-cell>
          <table:table-cell office:value-type="float" office:value="254.547429922048" calcext:value-type="float">
            <text:p>254,55</text:p>
          </table:table-cell>
          <table:table-cell office:value-type="float" office:value="262.166666666667" calcext:value-type="float">
            <text:p>262,17</text:p>
          </table:table-cell>
          <table:table-cell office:value-type="float" office:value="268.214656017446" calcext:value-type="float">
            <text:p>268,21</text:p>
          </table:table-cell>
          <table:table-cell office:value-type="float" office:value="262.666666666667" calcext:value-type="float">
            <text:p>262,67</text:p>
          </table:table-cell>
          <table:table-cell office:value-type="float" office:value="255.353729173119" calcext:value-type="float">
            <text:p>255,35</text:p>
          </table:table-cell>
          <table:table-cell table:number-columns-repeated="1013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35.833333333333" calcext:value-type="float">
            <text:p>235,83</text:p>
          </table:table-cell>
          <table:table-cell office:value-type="float" office:value="242.825607553784" calcext:value-type="float">
            <text:p>242,83</text:p>
          </table:table-cell>
          <table:table-cell office:value-type="float" office:value="230.416666666667" calcext:value-type="float">
            <text:p>230,42</text:p>
          </table:table-cell>
          <table:table-cell office:value-type="float" office:value="241.918388917752" calcext:value-type="float">
            <text:p>241,92</text:p>
          </table:table-cell>
          <table:table-cell office:value-type="float" office:value="237.083333333333" calcext:value-type="float">
            <text:p>237,08</text:p>
          </table:table-cell>
          <table:table-cell office:value-type="float" office:value="241.426383129211" calcext:value-type="float">
            <text:p>241,43</text:p>
          </table:table-cell>
          <table:table-cell office:value-type="float" office:value="235.833333333333" calcext:value-type="float">
            <text:p>235,83</text:p>
          </table:table-cell>
          <table:table-cell office:value-type="float" office:value="254.445513174799" calcext:value-type="float">
            <text:p>254,45</text:p>
          </table:table-cell>
          <table:table-cell office:value-type="float" office:value="236.333333333333" calcext:value-type="float">
            <text:p>236,33</text:p>
          </table:table-cell>
          <table:table-cell office:value-type="float" office:value="242.285086878936" calcext:value-type="float">
            <text:p>242,2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.5" calcext:value-type="float">
            <text:p>235,50</text:p>
          </table:table-cell>
          <table:table-cell office:value-type="float" office:value="230.119197883923" calcext:value-type="float">
            <text:p>230,12</text:p>
          </table:table-cell>
          <table:table-cell office:value-type="float" office:value="229.666666666667" calcext:value-type="float">
            <text:p>229,67</text:p>
          </table:table-cell>
          <table:table-cell office:value-type="float" office:value="229.148920390337" calcext:value-type="float">
            <text:p>229,15</text:p>
          </table:table-cell>
          <table:table-cell office:value-type="float" office:value="237.083333333333" calcext:value-type="float">
            <text:p>237,08</text:p>
          </table:table-cell>
          <table:table-cell office:value-type="float" office:value="228.683067701614" calcext:value-type="float">
            <text:p>228,68</text:p>
          </table:table-cell>
          <table:table-cell office:value-type="float" office:value="235.5" calcext:value-type="float">
            <text:p>235,50</text:p>
          </table:table-cell>
          <table:table-cell office:value-type="float" office:value="241.028119443731" calcext:value-type="float">
            <text:p>241,03</text:p>
          </table:table-cell>
          <table:table-cell office:value-type="float" office:value="237.833333333333" calcext:value-type="float">
            <text:p>237,83</text:p>
          </table:table-cell>
          <table:table-cell office:value-type="float" office:value="229.577598017334" calcext:value-type="float">
            <text:p>229,58</text:p>
          </table:table-cell>
          <table:table-cell table:number-columns-repeated="1013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1.333333333333" calcext:value-type="float">
            <text:p>211,33</text:p>
          </table:table-cell>
          <table:table-cell office:value-type="float" office:value="217.784679911279" calcext:value-type="float">
            <text:p>217,78</text:p>
          </table:table-cell>
          <table:table-cell office:value-type="float" office:value="205.25" calcext:value-type="float">
            <text:p>205,25</text:p>
          </table:table-cell>
          <table:table-cell office:value-type="float" office:value="216.744548364978" calcext:value-type="float">
            <text:p>216,74</text:p>
          </table:table-cell>
          <table:table-cell office:value-type="float" office:value="212.916666666667" calcext:value-type="float">
            <text:p>212,92</text:p>
          </table:table-cell>
          <table:table-cell office:value-type="float" office:value="216.320466539701" calcext:value-type="float">
            <text:p>216,32</text:p>
          </table:table-cell>
          <table:table-cell office:value-type="float" office:value="211.333333333333" calcext:value-type="float">
            <text:p>211,33</text:p>
          </table:table-cell>
          <table:table-cell office:value-type="float" office:value="227.966970298931" calcext:value-type="float">
            <text:p>227,97</text:p>
          </table:table-cell>
          <table:table-cell office:value-type="float" office:value="210.833333333333" calcext:value-type="float">
            <text:p>210,83</text:p>
          </table:table-cell>
          <table:table-cell office:value-type="float" office:value="217.234328773526" calcext:value-type="float">
            <text:p>217,2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.083333333333" calcext:value-type="float">
            <text:p>212,08</text:p>
          </table:table-cell>
          <table:table-cell office:value-type="float" office:value="205.824185322961" calcext:value-type="float">
            <text:p>205,82</text:p>
          </table:table-cell>
          <table:table-cell office:value-type="float" office:value="205.166666666667" calcext:value-type="float">
            <text:p>205,17</text:p>
          </table:table-cell>
          <table:table-cell office:value-type="float" office:value="204.707801647452" calcext:value-type="float">
            <text:p>204,71</text:p>
          </table:table-cell>
          <table:table-cell office:value-type="float" office:value="213.833333333333" calcext:value-type="float">
            <text:p>213,83</text:p>
          </table:table-cell>
          <table:table-cell office:value-type="float" office:value="204.341218230987" calcext:value-type="float">
            <text:p>204,34</text:p>
          </table:table-cell>
          <table:table-cell office:value-type="float" office:value="212.083333333333" calcext:value-type="float">
            <text:p>212,08</text:p>
          </table:table-cell>
          <table:table-cell office:value-type="float" office:value="215.266316737719" calcext:value-type="float">
            <text:p>215,27</text:p>
          </table:table-cell>
          <table:table-cell office:value-type="float" office:value="209.5" calcext:value-type="float">
            <text:p>209,50</text:p>
          </table:table-cell>
          <table:table-cell office:value-type="float" office:value="205.258043725561" calcext:value-type="float">
            <text:p>205,26</text:p>
          </table:table-cell>
          <table:table-cell table:number-columns-repeated="1013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87.583333333333" calcext:value-type="float">
            <text:p>187,58</text:p>
          </table:table-cell>
          <table:table-cell office:value-type="float" office:value="194.239466826261" calcext:value-type="float">
            <text:p>194,24</text:p>
          </table:table-cell>
          <table:table-cell office:value-type="float" office:value="181.916666666667" calcext:value-type="float">
            <text:p>181,92</text:p>
          </table:table-cell>
          <table:table-cell office:value-type="float" office:value="193.040859255557" calcext:value-type="float">
            <text:p>193,04</text:p>
          </table:table-cell>
          <table:table-cell office:value-type="float" office:value="190.166666666667" calcext:value-type="float">
            <text:p>190,17</text:p>
          </table:table-cell>
          <table:table-cell office:value-type="float" office:value="192.747609593517" calcext:value-type="float">
            <text:p>192,75</text:p>
          </table:table-cell>
          <table:table-cell office:value-type="float" office:value="187.583333333333" calcext:value-type="float">
            <text:p>187,58</text:p>
          </table:table-cell>
          <table:table-cell office:value-type="float" office:value="202.930159475783" calcext:value-type="float">
            <text:p>202,93</text:p>
          </table:table-cell>
          <table:table-cell office:value-type="float" office:value="186.5" calcext:value-type="float">
            <text:p>186,50</text:p>
          </table:table-cell>
          <table:table-cell office:value-type="float" office:value="193.651199373789" calcext:value-type="float">
            <text:p>193,6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.666666666667" calcext:value-type="float">
            <text:p>188,67</text:p>
          </table:table-cell>
          <table:table-cell office:value-type="float" office:value="183.031890024589" calcext:value-type="float">
            <text:p>183,03</text:p>
          </table:table-cell>
          <table:table-cell office:value-type="float" office:value="182.5" calcext:value-type="float">
            <text:p>182,50</text:p>
          </table:table-cell>
          <table:table-cell office:value-type="float" office:value="181.74554280919" calcext:value-type="float">
            <text:p>181,75</text:p>
          </table:table-cell>
          <table:table-cell office:value-type="float" office:value="190.75" calcext:value-type="float">
            <text:p>190,75</text:p>
          </table:table-cell>
          <table:table-cell office:value-type="float" office:value="181.541568219319" calcext:value-type="float">
            <text:p>181,54</text:p>
          </table:table-cell>
          <table:table-cell office:value-type="float" office:value="188.666666666667" calcext:value-type="float">
            <text:p>188,67</text:p>
          </table:table-cell>
          <table:table-cell office:value-type="float" office:value="190.962243142915" calcext:value-type="float">
            <text:p>190,96</text:p>
          </table:table-cell>
          <table:table-cell office:value-type="float" office:value="186.5" calcext:value-type="float">
            <text:p>186,50</text:p>
          </table:table-cell>
          <table:table-cell office:value-type="float" office:value="182.415937670323" calcext:value-type="float">
            <text:p>182,42</text:p>
          </table:table-cell>
          <table:table-cell table:number-columns-repeated="1013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66.166666666667" calcext:value-type="float">
            <text:p>166,17</text:p>
          </table:table-cell>
          <table:table-cell office:value-type="float" office:value="172.202425293407" calcext:value-type="float">
            <text:p>172,20</text:p>
          </table:table-cell>
          <table:table-cell office:value-type="float" office:value="161" calcext:value-type="float">
            <text:p>161,00</text:p>
          </table:table-cell>
          <table:table-cell office:value-type="float" office:value="170.823308920432" calcext:value-type="float">
            <text:p>170,82</text:p>
          </table:table-cell>
          <table:table-cell office:value-type="float" office:value="169.416666666667" calcext:value-type="float">
            <text:p>169,42</text:p>
          </table:table-cell>
          <table:table-cell office:value-type="float" office:value="170.724655017873" calcext:value-type="float">
            <text:p>170,72</text:p>
          </table:table-cell>
          <table:table-cell office:value-type="float" office:value="166.166666666667" calcext:value-type="float">
            <text:p>166,17</text:p>
          </table:table-cell>
          <table:table-cell office:value-type="float" office:value="179.36605047875" calcext:value-type="float">
            <text:p>179,37</text:p>
          </table:table-cell>
          <table:table-cell office:value-type="float" office:value="164" calcext:value-type="float">
            <text:p>164,00</text:p>
          </table:table-cell>
          <table:table-cell office:value-type="float" office:value="171.554079548507" calcext:value-type="float">
            <text:p>171,5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.916666666667" calcext:value-type="float">
            <text:p>166,92</text:p>
          </table:table-cell>
          <table:table-cell office:value-type="float" office:value="161.751639656167" calcext:value-type="float">
            <text:p>161,75</text:p>
          </table:table-cell>
          <table:table-cell office:value-type="float" office:value="160.166666666667" calcext:value-type="float">
            <text:p>160,17</text:p>
          </table:table-cell>
          <table:table-cell office:value-type="float" office:value="160.275241583624" calcext:value-type="float">
            <text:p>160,28</text:p>
          </table:table-cell>
          <table:table-cell office:value-type="float" office:value="169.75" calcext:value-type="float">
            <text:p>169,75</text:p>
          </table:table-cell>
          <table:table-cell office:value-type="float" office:value="160.298056759561" calcext:value-type="float">
            <text:p>160,30</text:p>
          </table:table-cell>
          <table:table-cell office:value-type="float" office:value="166.916666666667" calcext:value-type="float">
            <text:p>166,92</text:p>
          </table:table-cell>
          <table:table-cell office:value-type="float" office:value="168.144796528499" calcext:value-type="float">
            <text:p>168,14</text:p>
          </table:table-cell>
          <table:table-cell office:value-type="float" office:value="163.666666666667" calcext:value-type="float">
            <text:p>163,67</text:p>
          </table:table-cell>
          <table:table-cell office:value-type="float" office:value="161.067118452374" calcext:value-type="float">
            <text:p>161,07</text:p>
          </table:table-cell>
          <table:table-cell table:number-columns-repeated="1013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46.75" calcext:value-type="float">
            <text:p>146,75</text:p>
          </table:table-cell>
          <table:table-cell office:value-type="float" office:value="151.679688660242" calcext:value-type="float">
            <text:p>151,68</text:p>
          </table:table-cell>
          <table:table-cell office:value-type="float" office:value="141.083333333333" calcext:value-type="float">
            <text:p>141,08</text:p>
          </table:table-cell>
          <table:table-cell office:value-type="float" office:value="150.102044565449" calcext:value-type="float">
            <text:p>150,10</text:p>
          </table:table-cell>
          <table:table-cell office:value-type="float" office:value="148.666666666667" calcext:value-type="float">
            <text:p>148,67</text:p>
          </table:table-cell>
          <table:table-cell office:value-type="float" office:value="150.262578619129" calcext:value-type="float">
            <text:p>150,26</text:p>
          </table:table-cell>
          <table:table-cell office:value-type="float" office:value="146.75" calcext:value-type="float">
            <text:p>146,75</text:p>
          </table:table-cell>
          <table:table-cell office:value-type="float" office:value="157.301422838693" calcext:value-type="float">
            <text:p>157,30</text:p>
          </table:table-cell>
          <table:table-cell office:value-type="float" office:value="144" calcext:value-type="float">
            <text:p>144,00</text:p>
          </table:table-cell>
          <table:table-cell office:value-type="float" office:value="150.956213866112" calcext:value-type="float">
            <text:p>150,96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666666666667" calcext:value-type="float">
            <text:p>146,67</text:p>
          </table:table-cell>
          <table:table-cell office:value-type="float" office:value="141.986308252861" calcext:value-type="float">
            <text:p>141,99</text:p>
          </table:table-cell>
          <table:table-cell office:value-type="float" office:value="141.166666666667" calcext:value-type="float">
            <text:p>141,17</text:p>
          </table:table-cell>
          <table:table-cell office:value-type="float" office:value="140.304033795014" calcext:value-type="float">
            <text:p>140,30</text:p>
          </table:table-cell>
          <table:table-cell office:value-type="float" office:value="148.75" calcext:value-type="float">
            <text:p>148,75</text:p>
          </table:table-cell>
          <table:table-cell office:value-type="float" office:value="140.61863671915" calcext:value-type="float">
            <text:p>140,62</text:p>
          </table:table-cell>
          <table:table-cell office:value-type="float" office:value="146.666666666667" calcext:value-type="float">
            <text:p>146,67</text:p>
          </table:table-cell>
          <table:table-cell office:value-type="float" office:value="146.838591652911" calcext:value-type="float">
            <text:p>146,84</text:p>
          </table:table-cell>
          <table:table-cell office:value-type="float" office:value="144.333333333333" calcext:value-type="float">
            <text:p>144,33</text:p>
          </table:table-cell>
          <table:table-cell office:value-type="float" office:value="141.222184843528" calcext:value-type="float">
            <text:p>141,22</text:p>
          </table:table-cell>
          <table:table-cell table:number-columns-repeated="1013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28.75" calcext:value-type="float">
            <text:p>128,75</text:p>
          </table:table-cell>
          <table:table-cell office:value-type="float" office:value="132.670806657047" calcext:value-type="float">
            <text:p>132,67</text:p>
          </table:table-cell>
          <table:table-cell office:value-type="float" office:value="123.416666666667" calcext:value-type="float">
            <text:p>123,42</text:p>
          </table:table-cell>
          <table:table-cell office:value-type="float" office:value="130.881129753929" calcext:value-type="float">
            <text:p>130,88</text:p>
          </table:table-cell>
          <table:table-cell office:value-type="float" office:value="129.166666666667" calcext:value-type="float">
            <text:p>129,17</text:p>
          </table:table-cell>
          <table:table-cell office:value-type="float" office:value="131.366250673474" calcext:value-type="float">
            <text:p>131,37</text:p>
          </table:table-cell>
          <table:table-cell office:value-type="float" office:value="128.75" calcext:value-type="float">
            <text:p>128,75</text:p>
          </table:table-cell>
          <table:table-cell office:value-type="float" office:value="136.758680107526" calcext:value-type="float">
            <text:p>136,76</text:p>
          </table:table-cell>
          <table:table-cell office:value-type="float" office:value="130.833333333333" calcext:value-type="float">
            <text:p>130,83</text:p>
          </table:table-cell>
          <table:table-cell office:value-type="float" office:value="131.865503537514" calcext:value-type="float">
            <text:p>131,8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.75" calcext:value-type="float">
            <text:p>128,75</text:p>
          </table:table-cell>
          <table:table-cell office:value-type="float" office:value="123.732056247547" calcext:value-type="float">
            <text:p>123,73</text:p>
          </table:table-cell>
          <table:table-cell office:value-type="float" office:value="123.5" calcext:value-type="float">
            <text:p>123,50</text:p>
          </table:table-cell>
          <table:table-cell office:value-type="float" office:value="121.832849866387" calcext:value-type="float">
            <text:p>121,83</text:p>
          </table:table-cell>
          <table:table-cell office:value-type="float" office:value="128.5" calcext:value-type="float">
            <text:p>128,50</text:p>
          </table:table-cell>
          <table:table-cell office:value-type="float" office:value="122.505036130697" calcext:value-type="float">
            <text:p>122,51</text:p>
          </table:table-cell>
          <table:table-cell office:value-type="float" office:value="128.75" calcext:value-type="float">
            <text:p>128,75</text:p>
          </table:table-cell>
          <table:table-cell office:value-type="float" office:value="127.063774427433" calcext:value-type="float">
            <text:p>127,06</text:p>
          </table:table-cell>
          <table:table-cell office:value-type="float" office:value="133.333333333333" calcext:value-type="float">
            <text:p>133,33</text:p>
          </table:table-cell>
          <table:table-cell office:value-type="float" office:value="122.886288729503" calcext:value-type="float">
            <text:p>122,89</text:p>
          </table:table-cell>
          <table:table-cell table:number-columns-repeated="1013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11.5" calcext:value-type="float">
            <text:p>111,50</text:p>
          </table:table-cell>
          <table:table-cell office:value-type="float" office:value="115.168485426771" calcext:value-type="float">
            <text:p>115,17</text:p>
          </table:table-cell>
          <table:table-cell office:value-type="float" office:value="107.583333333333" calcext:value-type="float">
            <text:p>107,58</text:p>
          </table:table-cell>
          <table:table-cell office:value-type="float" office:value="113.158300889247" calcext:value-type="float">
            <text:p>113,16</text:p>
          </table:table-cell>
          <table:table-cell office:value-type="float" office:value="110.583333333333" calcext:value-type="float">
            <text:p>110,58</text:p>
          </table:table-cell>
          <table:table-cell office:value-type="float" office:value="114.034197317611" calcext:value-type="float">
            <text:p>114,03</text:p>
          </table:table-cell>
          <table:table-cell office:value-type="float" office:value="111.5" calcext:value-type="float">
            <text:p>111,50</text:p>
          </table:table-cell>
          <table:table-cell office:value-type="float" office:value="117.755664121795" calcext:value-type="float">
            <text:p>117,76</text:p>
          </table:table-cell>
          <table:table-cell office:value-type="float" office:value="116.166666666667" calcext:value-type="float">
            <text:p>116,17</text:p>
          </table:table-cell>
          <table:table-cell office:value-type="float" office:value="114.284299358942" calcext:value-type="float">
            <text:p>114,2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.5" calcext:value-type="float">
            <text:p>111,50</text:p>
          </table:table-cell>
          <table:table-cell office:value-type="float" office:value="106.978070500723" calcext:value-type="float">
            <text:p>106,98</text:p>
          </table:table-cell>
          <table:table-cell office:value-type="float" office:value="108.416666666667" calcext:value-type="float">
            <text:p>108,42</text:p>
          </table:table-cell>
          <table:table-cell office:value-type="float" office:value="104.856171302112" calcext:value-type="float">
            <text:p>104,86</text:p>
          </table:table-cell>
          <table:table-cell office:value-type="float" office:value="111.666666666667" calcext:value-type="float">
            <text:p>111,67</text:p>
          </table:table-cell>
          <table:table-cell office:value-type="float" office:value="105.952519582669" calcext:value-type="float">
            <text:p>105,95</text:p>
          </table:table-cell>
          <table:table-cell office:value-type="float" office:value="111.5" calcext:value-type="float">
            <text:p>111,50</text:p>
          </table:table-cell>
          <table:table-cell office:value-type="float" office:value="108.835836179774" calcext:value-type="float">
            <text:p>108,84</text:p>
          </table:table-cell>
          <table:table-cell office:value-type="float" office:value="116" calcext:value-type="float">
            <text:p>116,00</text:p>
          </table:table-cell>
          <table:table-cell office:value-type="float" office:value="106.058928052747" calcext:value-type="float">
            <text:p>106,06</text:p>
          </table:table-cell>
          <table:table-cell table:number-columns-repeated="1013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6.6666666666667" calcext:value-type="float">
            <text:p>96,67</text:p>
          </table:table-cell>
          <table:table-cell office:value-type="float" office:value="99.1583275549388" calcext:value-type="float">
            <text:p>99,16</text:p>
          </table:table-cell>
          <table:table-cell office:value-type="float" office:value="93.8333333333333" calcext:value-type="float">
            <text:p>93,83</text:p>
          </table:table-cell>
          <table:table-cell office:value-type="float" office:value="96.9247236974096" calcext:value-type="float">
            <text:p>96,92</text:p>
          </table:table-cell>
          <table:table-cell office:value-type="float" office:value="96.5" calcext:value-type="float">
            <text:p>96,50</text:p>
          </table:table-cell>
          <table:table-cell office:value-type="float" office:value="98.2583619394412" calcext:value-type="float">
            <text:p>98,26</text:p>
          </table:table-cell>
          <table:table-cell office:value-type="float" office:value="96.6666666666667" calcext:value-type="float">
            <text:p>96,67</text:p>
          </table:table-cell>
          <table:table-cell office:value-type="float" office:value="100.30546926627" calcext:value-type="float">
            <text:p>100,31</text:p>
          </table:table-cell>
          <table:table-cell office:value-type="float" office:value="99.3333333333333" calcext:value-type="float">
            <text:p>99,33</text:p>
          </table:table-cell>
          <table:table-cell office:value-type="float" office:value="98.2091946547743" calcext:value-type="float">
            <text:p>98,21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,00</text:p>
          </table:table-cell>
          <table:table-cell office:value-type="float" office:value="91.7063043304183" calcext:value-type="float">
            <text:p>91,71</text:p>
          </table:table-cell>
          <table:table-cell office:value-type="float" office:value="93" calcext:value-type="float">
            <text:p>93,00</text:p>
          </table:table-cell>
          <table:table-cell office:value-type="float" office:value="89.3617871704754" calcext:value-type="float">
            <text:p>89,36</text:p>
          </table:table-cell>
          <table:table-cell office:value-type="float" office:value="95.9166666666667" calcext:value-type="float">
            <text:p>95,92</text:p>
          </table:table-cell>
          <table:table-cell office:value-type="float" office:value="90.949649610075" calcext:value-type="float">
            <text:p>90,95</text:p>
          </table:table-cell>
          <table:table-cell office:value-type="float" office:value="97" calcext:value-type="float">
            <text:p>97,00</text:p>
          </table:table-cell>
          <table:table-cell office:value-type="float" office:value="92.165427917656" calcext:value-type="float">
            <text:p>92,17</text:p>
          </table:table-cell>
          <table:table-cell office:value-type="float" office:value="99" calcext:value-type="float">
            <text:p>99,00</text:p>
          </table:table-cell>
          <table:table-cell office:value-type="float" office:value="90.7337397552783" calcext:value-type="float">
            <text:p>90,73</text:p>
          </table:table-cell>
          <table:table-cell table:number-columns-repeated="1013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3.4166666666667" calcext:value-type="float">
            <text:p>83,42</text:p>
          </table:table-cell>
          <table:table-cell office:value-type="float" office:value="84.6185720995615" calcext:value-type="float">
            <text:p>84,62</text:p>
          </table:table-cell>
          <table:table-cell office:value-type="float" office:value="79.6666666666667" calcext:value-type="float">
            <text:p>79,67</text:p>
          </table:table-cell>
          <table:table-cell office:value-type="float" office:value="82.1647497096299" calcext:value-type="float">
            <text:p>82,16</text:p>
          </table:table-cell>
          <table:table-cell office:value-type="float" office:value="82.0833333333333" calcext:value-type="float">
            <text:p>82,08</text:p>
          </table:table-cell>
          <table:table-cell office:value-type="float" office:value="84.0238665687525" calcext:value-type="float">
            <text:p>84,02</text:p>
          </table:table-cell>
          <table:table-cell office:value-type="float" office:value="83.4166666666667" calcext:value-type="float">
            <text:p>83,42</text:p>
          </table:table-cell>
          <table:table-cell office:value-type="float" office:value="84.4162567375194" calcext:value-type="float">
            <text:p>84,42</text:p>
          </table:table-cell>
          <table:table-cell office:value-type="float" office:value="81" calcext:value-type="float">
            <text:p>81,00</text:p>
          </table:table-cell>
          <table:table-cell office:value-type="float" office:value="83.6308182203778" calcext:value-type="float">
            <text:p>83,6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.0833333333333" calcext:value-type="float">
            <text:p>83,08</text:p>
          </table:table-cell>
          <table:table-cell office:value-type="float" office:value="77.8912175421031" calcext:value-type="float">
            <text:p>77,89</text:p>
          </table:table-cell>
          <table:table-cell office:value-type="float" office:value="79.9166666666667" calcext:value-type="float">
            <text:p>79,92</text:p>
          </table:table-cell>
          <table:table-cell office:value-type="float" office:value="75.3305505862614" calcext:value-type="float">
            <text:p>75,33</text:p>
          </table:table-cell>
          <table:table-cell office:value-type="float" office:value="81.9166666666667" calcext:value-type="float">
            <text:p>81,92</text:p>
          </table:table-cell>
          <table:table-cell office:value-type="float" office:value="77.4780480851512" calcext:value-type="float">
            <text:p>77,48</text:p>
          </table:table-cell>
          <table:table-cell office:value-type="float" office:value="83.0833333333333" calcext:value-type="float">
            <text:p>83,08</text:p>
          </table:table-cell>
          <table:table-cell office:value-type="float" office:value="77.0581745923947" calcext:value-type="float">
            <text:p>77,06</text:p>
          </table:table-cell>
          <table:table-cell office:value-type="float" office:value="81.1666666666667" calcext:value-type="float">
            <text:p>81,17</text:p>
          </table:table-cell>
          <table:table-cell office:value-type="float" office:value="76.8982927215192" calcext:value-type="float">
            <text:p>76,90</text:p>
          </table:table-cell>
          <table:table-cell table:number-columns-repeated="1013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70" calcext:value-type="float">
            <text:p>70,00</text:p>
          </table:table-cell>
          <table:table-cell office:value-type="float" office:value="71.5198346210465" calcext:value-type="float">
            <text:p>71,52</text:p>
          </table:table-cell>
          <table:table-cell office:value-type="float" office:value="67.6666666666667" calcext:value-type="float">
            <text:p>67,67</text:p>
          </table:table-cell>
          <table:table-cell office:value-type="float" office:value="68.8556727449054" calcext:value-type="float">
            <text:p>68,86</text:p>
          </table:table-cell>
          <table:table-cell office:value-type="float" office:value="69.25" calcext:value-type="float">
            <text:p>69,25</text:p>
          </table:table-cell>
          <table:table-cell office:value-type="float" office:value="71.3087732679013" calcext:value-type="float">
            <text:p>71,31</text:p>
          </table:table-cell>
          <table:table-cell office:value-type="float" office:value="70" calcext:value-type="float">
            <text:p>70,00</text:p>
          </table:table-cell>
          <table:table-cell office:value-type="float" office:value="70.0910688075026" calcext:value-type="float">
            <text:p>70,09</text:p>
          </table:table-cell>
          <table:table-cell office:value-type="float" office:value="69" calcext:value-type="float">
            <text:p>69,00</text:p>
          </table:table-cell>
          <table:table-cell office:value-type="float" office:value="70.5336272649397" calcext:value-type="float">
            <text:p>70,5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,00</text:p>
          </table:table-cell>
          <table:table-cell office:value-type="float" office:value="65.499516458599" calcext:value-type="float">
            <text:p>65,50</text:p>
          </table:table-cell>
          <table:table-cell office:value-type="float" office:value="67.9166666666667" calcext:value-type="float">
            <text:p>67,92</text:p>
          </table:table-cell>
          <table:table-cell office:value-type="float" office:value="62.7361351933256" calcext:value-type="float">
            <text:p>62,74</text:p>
          </table:table-cell>
          <table:table-cell office:value-type="float" office:value="69.75" calcext:value-type="float">
            <text:p>69,75</text:p>
          </table:table-cell>
          <table:table-cell office:value-type="float" office:value="65.5121576080459" calcext:value-type="float">
            <text:p>65,51</text:p>
          </table:table-cell>
          <table:table-cell office:value-type="float" office:value="70" calcext:value-type="float">
            <text:p>70,00</text:p>
          </table:table-cell>
          <table:table-cell office:value-type="float" office:value="63.5144893624865" calcext:value-type="float">
            <text:p>63,51</text:p>
          </table:table-cell>
          <table:table-cell office:value-type="float" office:value="68.1666666666667" calcext:value-type="float">
            <text:p>68,17</text:p>
          </table:table-cell>
          <table:table-cell office:value-type="float" office:value="64.5338807211316" calcext:value-type="float">
            <text:p>64,53</text:p>
          </table:table-cell>
          <table:table-cell table:number-columns-repeated="1013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59.1666666666667" calcext:value-type="float">
            <text:p>59,17</text:p>
          </table:table-cell>
          <table:table-cell office:value-type="float" office:value="59.8248472121065" calcext:value-type="float">
            <text:p>59,82</text:p>
          </table:table-cell>
          <table:table-cell office:value-type="float" office:value="57.75" calcext:value-type="float">
            <text:p>57,75</text:p>
          </table:table-cell>
          <table:table-cell office:value-type="float" office:value="56.9674853925943" calcext:value-type="float">
            <text:p>56,97</text:p>
          </table:table-cell>
          <table:table-cell office:value-type="float" office:value="59.0833333333333" calcext:value-type="float">
            <text:p>59,08</text:p>
          </table:table-cell>
          <table:table-cell office:value-type="float" office:value="60.0838455224989" calcext:value-type="float">
            <text:p>60,08</text:p>
          </table:table-cell>
          <table:table-cell office:value-type="float" office:value="59.1666666666667" calcext:value-type="float">
            <text:p>59,17</text:p>
          </table:table-cell>
          <table:table-cell office:value-type="float" office:value="57.3276430871492" calcext:value-type="float">
            <text:p>57,33</text:p>
          </table:table-cell>
          <table:table-cell office:value-type="float" office:value="58" calcext:value-type="float">
            <text:p>58,00</text:p>
          </table:table-cell>
          <table:table-cell office:value-type="float" office:value="58.8957003543049" calcext:value-type="float">
            <text:p>58,9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,00</text:p>
          </table:table-cell>
          <table:table-cell office:value-type="float" office:value="54.4898939499878" calcext:value-type="float">
            <text:p>54,49</text:p>
          </table:table-cell>
          <table:table-cell office:value-type="float" office:value="58" calcext:value-type="float">
            <text:p>58,00</text:p>
          </table:table-cell>
          <table:table-cell office:value-type="float" office:value="51.5447916471729" calcext:value-type="float">
            <text:p>51,54</text:p>
          </table:table-cell>
          <table:table-cell office:value-type="float" office:value="59.75" calcext:value-type="float">
            <text:p>59,75</text:p>
          </table:table-cell>
          <table:table-cell office:value-type="float" office:value="55.0190028975045" calcext:value-type="float">
            <text:p>55,02</text:p>
          </table:table-cell>
          <table:table-cell office:value-type="float" office:value="59" calcext:value-type="float">
            <text:p>59,00</text:p>
          </table:table-cell>
          <table:table-cell office:value-type="float" office:value="51.5293878571908" calcext:value-type="float">
            <text:p>51,53</text:p>
          </table:table-cell>
          <table:table-cell office:value-type="float" office:value="57.3333333333333" calcext:value-type="float">
            <text:p>57,33</text:p>
          </table:table-cell>
          <table:table-cell office:value-type="float" office:value="53.6153153518518" calcext:value-type="float">
            <text:p>53,62</text:p>
          </table:table-cell>
          <table:table-cell table:number-columns-repeated="1013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9.1666666666667" calcext:value-type="float">
            <text:p>49,17</text:p>
          </table:table-cell>
          <table:table-cell office:value-type="float" office:value="49.4881985276697" calcext:value-type="float">
            <text:p>49,49</text:p>
          </table:table-cell>
          <table:table-cell office:value-type="float" office:value="48.8333333333333" calcext:value-type="float">
            <text:p>48,83</text:p>
          </table:table-cell>
          <table:table-cell office:value-type="float" office:value="46.4626354949924" calcext:value-type="float">
            <text:p>46,46</text:p>
          </table:table-cell>
          <table:table-cell office:value-type="float" office:value="49.75" calcext:value-type="float">
            <text:p>49,75</text:p>
          </table:table-cell>
          <table:table-cell office:value-type="float" office:value="50.3123096320961" calcext:value-type="float">
            <text:p>50,31</text:p>
          </table:table-cell>
          <table:table-cell office:value-type="float" office:value="49.1666666666667" calcext:value-type="float">
            <text:p>49,17</text:p>
          </table:table-cell>
          <table:table-cell office:value-type="float" office:value="46.1182267899447" calcext:value-type="float">
            <text:p>46,12</text:p>
          </table:table-cell>
          <table:table-cell office:value-type="float" office:value="48" calcext:value-type="float">
            <text:p>48,00</text:p>
          </table:table-cell>
          <table:table-cell office:value-type="float" office:value="48.68853035381" calcext:value-type="float">
            <text:p>48,6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.0833333333333" calcext:value-type="float">
            <text:p>49,08</text:p>
          </table:table-cell>
          <table:table-cell office:value-type="float" office:value="44.8127694635214" calcext:value-type="float">
            <text:p>44,81</text:p>
          </table:table-cell>
          <table:table-cell office:value-type="float" office:value="48.8333333333333" calcext:value-type="float">
            <text:p>48,83</text:p>
          </table:table-cell>
          <table:table-cell office:value-type="float" office:value="41.7151040975341" calcext:value-type="float">
            <text:p>41,72</text:p>
          </table:table-cell>
          <table:table-cell office:value-type="float" office:value="49.6666666666667" calcext:value-type="float">
            <text:p>49,67</text:p>
          </table:table-cell>
          <table:table-cell office:value-type="float" office:value="45.9579521815549" calcext:value-type="float">
            <text:p>45,96</text:p>
          </table:table-cell>
          <table:table-cell office:value-type="float" office:value="49.0833333333333" calcext:value-type="float">
            <text:p>49,08</text:p>
          </table:table-cell>
          <table:table-cell office:value-type="float" office:value="41.0923024401151" calcext:value-type="float">
            <text:p>41,09</text:p>
          </table:table-cell>
          <table:table-cell office:value-type="float" office:value="48" calcext:value-type="float">
            <text:p>48,00</text:p>
          </table:table-cell>
          <table:table-cell office:value-type="float" office:value="44.110718982326" calcext:value-type="float">
            <text:p>44,11</text:p>
          </table:table-cell>
          <table:table-cell table:number-columns-repeated="1013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40" calcext:value-type="float">
            <text:p>40,00</text:p>
          </table:table-cell>
          <table:table-cell office:value-type="float" office:value="40.4560738147892" calcext:value-type="float">
            <text:p>40,46</text:p>
          </table:table-cell>
          <table:table-cell office:value-type="float" office:value="40" calcext:value-type="float">
            <text:p>40,00</text:p>
          </table:table-cell>
          <table:table-cell office:value-type="float" office:value="37.2957826299098" calcext:value-type="float">
            <text:p>37,30</text:p>
          </table:table-cell>
          <table:table-cell office:value-type="float" office:value="41.4166666666667" calcext:value-type="float">
            <text:p>41,42</text:p>
          </table:table-cell>
          <table:table-cell office:value-type="float" office:value="41.9496161008689" calcext:value-type="float">
            <text:p>41,95</text:p>
          </table:table-cell>
          <table:table-cell office:value-type="float" office:value="40" calcext:value-type="float">
            <text:p>40,00</text:p>
          </table:table-cell>
          <table:table-cell office:value-type="float" office:value="36.4493909955142" calcext:value-type="float">
            <text:p>36,45</text:p>
          </table:table-cell>
          <table:table-cell office:value-type="float" office:value="39" calcext:value-type="float">
            <text:p>39,00</text:p>
          </table:table-cell>
          <table:table-cell office:value-type="float" office:value="39.8768173711191" calcext:value-type="float">
            <text:p>39,88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,00</text:p>
          </table:table-cell>
          <table:table-cell office:value-type="float" office:value="36.4100290535315" calcext:value-type="float">
            <text:p>36,41</text:p>
          </table:table-cell>
          <table:table-cell office:value-type="float" office:value="40" calcext:value-type="float">
            <text:p>40,00</text:p>
          </table:table-cell>
          <table:table-cell office:value-type="float" office:value="33.1977466709427" calcext:value-type="float">
            <text:p>33,20</text:p>
          </table:table-cell>
          <table:table-cell office:value-type="float" office:value="40.9166666666667" calcext:value-type="float">
            <text:p>40,92</text:p>
          </table:table-cell>
          <table:table-cell office:value-type="float" office:value="38.2804785881921" calcext:value-type="float">
            <text:p>38,28</text:p>
          </table:table-cell>
          <table:table-cell office:value-type="float" office:value="40" calcext:value-type="float">
            <text:p>40,00</text:p>
          </table:table-cell>
          <table:table-cell office:value-type="float" office:value="32.1868964727985" calcext:value-type="float">
            <text:p>32,19</text:p>
          </table:table-cell>
          <table:table-cell office:value-type="float" office:value="39" calcext:value-type="float">
            <text:p>39,00</text:p>
          </table:table-cell>
          <table:table-cell office:value-type="float" office:value="35.9813176949449" calcext:value-type="float">
            <text:p>35,98</text:p>
          </table:table-cell>
          <table:table-cell table:number-columns-repeated="1013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32.665994942553" calcext:value-type="float">
            <text:p>32,67</text:p>
          </table:table-cell>
          <table:table-cell office:value-type="float" office:value="32.75" calcext:value-type="float">
            <text:p>32,75</text:p>
          </table:table-cell>
          <table:table-cell office:value-type="float" office:value="29.4135545932476" calcext:value-type="float">
            <text:p>29,41</text:p>
          </table:table-cell>
          <table:table-cell office:value-type="float" office:value="33.0833333333333" calcext:value-type="float">
            <text:p>33,08</text:p>
          </table:table-cell>
          <table:table-cell office:value-type="float" office:value="34.943201028303" calcext:value-type="float">
            <text:p>34,94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28.3018449132068" calcext:value-type="float">
            <text:p>28,30</text:p>
          </table:table-cell>
          <table:table-cell office:value-type="float" office:value="32" calcext:value-type="float">
            <text:p>32,00</text:p>
          </table:table-cell>
          <table:table-cell office:value-type="float" office:value="32.4182616990587" calcext:value-type="float">
            <text:p>32,4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,00</text:p>
          </table:table-cell>
          <table:table-cell office:value-type="float" office:value="29.2147654113396" calcext:value-type="float">
            <text:p>29,21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25.9352399533116" calcext:value-type="float">
            <text:p>25,94</text:p>
          </table:table-cell>
          <table:table-cell office:value-type="float" office:value="33" calcext:value-type="float">
            <text:p>33,00</text:p>
          </table:table-cell>
          <table:table-cell office:value-type="float" office:value="31.9299215360638" calcext:value-type="float">
            <text:p>31,93</text:p>
          </table:table-cell>
          <table:table-cell office:value-type="float" office:value="32" calcext:value-type="float">
            <text:p>32,00</text:p>
          </table:table-cell>
          <table:table-cell office:value-type="float" office:value="24.7908785782961" calcext:value-type="float">
            <text:p>24,79</text:p>
          </table:table-cell>
          <table:table-cell office:value-type="float" office:value="32" calcext:value-type="float">
            <text:p>32,00</text:p>
          </table:table-cell>
          <table:table-cell office:value-type="float" office:value="29.1812342286794" calcext:value-type="float">
            <text:p>29,18</text:p>
          </table:table-cell>
          <table:table-cell table:number-columns-repeated="1013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26.0465604319931" calcext:value-type="float">
            <text:p>26,05</text:p>
          </table:table-cell>
          <table:table-cell office:value-type="float" office:value="25.8333333333333" calcext:value-type="float">
            <text:p>25,83</text:p>
          </table:table-cell>
          <table:table-cell office:value-type="float" office:value="22.7543038815745" calcext:value-type="float">
            <text:p>22,75</text:p>
          </table:table-cell>
          <table:table-cell office:value-type="float" office:value="25.8333333333333" calcext:value-type="float">
            <text:p>25,83</text:p>
          </table:table-cell>
          <table:table-cell office:value-type="float" office:value="29.2322474998792" calcext:value-type="float">
            <text:p>29,23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21.6502501456795" calcext:value-type="float">
            <text:p>21,65</text:p>
          </table:table-cell>
          <table:table-cell office:value-type="float" office:value="25" calcext:value-type="float">
            <text:p>25,00</text:p>
          </table:table-cell>
          <table:table-cell office:value-type="float" office:value="26.2633567584528" calcext:value-type="float">
            <text:p>26,26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,00</text:p>
          </table:table-cell>
          <table:table-cell office:value-type="float" office:value="23.1510178951661" calcext:value-type="float">
            <text:p>23,15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19.8617074725097" calcext:value-type="float">
            <text:p>19,86</text:p>
          </table:table-cell>
          <table:table-cell office:value-type="float" office:value="25.6666666666667" calcext:value-type="float">
            <text:p>25,67</text:p>
          </table:table-cell>
          <table:table-cell office:value-type="float" office:value="26.8412481251552" calcext:value-type="float">
            <text:p>26,84</text:p>
          </table:table-cell>
          <table:table-cell office:value-type="float" office:value="25" calcext:value-type="float">
            <text:p>25,00</text:p>
          </table:table-cell>
          <table:table-cell office:value-type="float" office:value="18.8758169047628" calcext:value-type="float">
            <text:p>18,88</text:p>
          </table:table-cell>
          <table:table-cell office:value-type="float" office:value="25" calcext:value-type="float">
            <text:p>25,00</text:p>
          </table:table-cell>
          <table:table-cell office:value-type="float" office:value="23.6572809219155" calcext:value-type="float">
            <text:p>23,66</text:p>
          </table:table-cell>
          <table:table-cell table:number-columns-repeated="101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,00</text:p>
          </table:table-cell>
          <table:table-cell office:value-type="float" office:value="20.517185485996" calcext:value-type="float">
            <text:p>20,52</text:p>
          </table:table-cell>
          <table:table-cell office:value-type="float" office:value="20" calcext:value-type="float">
            <text:p>20,00</text:p>
          </table:table-cell>
          <table:table-cell office:value-type="float" office:value="17.2478641747039" calcext:value-type="float">
            <text:p>17,25</text:p>
          </table:table-cell>
          <table:table-cell office:value-type="float" office:value="20" calcext:value-type="float">
            <text:p>20,00</text:p>
          </table:table-cell>
          <table:table-cell office:value-type="float" office:value="24.7474469777582" calcext:value-type="float">
            <text:p>24,75</text:p>
          </table:table-cell>
          <table:table-cell office:value-type="float" office:value="19" calcext:value-type="float">
            <text:p>19,00</text:p>
          </table:table-cell>
          <table:table-cell office:value-type="float" office:value="16.4630349524814" calcext:value-type="float">
            <text:p>16,46</text:p>
          </table:table-cell>
          <table:table-cell office:value-type="float" office:value="19.1666666666667" calcext:value-type="float">
            <text:p>19,17</text:p>
          </table:table-cell>
          <table:table-cell office:value-type="float" office:value="21.3551820409581" calcext:value-type="float">
            <text:p>21,36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,00</text:p>
          </table:table-cell>
          <table:table-cell office:value-type="float" office:value="18.1335125600406" calcext:value-type="float">
            <text:p>18,13</text:p>
          </table:table-cell>
          <table:table-cell office:value-type="float" office:value="20" calcext:value-type="float">
            <text:p>20,00</text:p>
          </table:table-cell>
          <table:table-cell office:value-type="float" office:value="14.9026321809387" calcext:value-type="float">
            <text:p>14,90</text:p>
          </table:table-cell>
          <table:table-cell office:value-type="float" office:value="20" calcext:value-type="float">
            <text:p>20,00</text:p>
          </table:table-cell>
          <table:table-cell office:value-type="float" office:value="22.9408145274739" calcext:value-type="float">
            <text:p>22,94</text:p>
          </table:table-cell>
          <table:table-cell office:value-type="float" office:value="19" calcext:value-type="float">
            <text:p>19,00</text:p>
          </table:table-cell>
          <table:table-cell office:value-type="float" office:value="14.4069533890376" calcext:value-type="float">
            <text:p>14,41</text:p>
          </table:table-cell>
          <table:table-cell office:value-type="float" office:value="19.3333333333333" calcext:value-type="float">
            <text:p>19,33</text:p>
          </table:table-cell>
          <table:table-cell office:value-type="float" office:value="19.3487526552893" calcext:value-type="float">
            <text:p>19,35</text:p>
          </table:table-cell>
          <table:table-cell table:number-columns-repeated="101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4.1666666666667" calcext:value-type="float">
            <text:p>14,17</text:p>
          </table:table-cell>
          <table:table-cell office:value-type="float" office:value="15.9878420192118" calcext:value-type="float">
            <text:p>15,99</text:p>
          </table:table-cell>
          <table:table-cell office:value-type="float" office:value="15" calcext:value-type="float">
            <text:p>15,00</text:p>
          </table:table-cell>
          <table:table-cell office:value-type="float" office:value="12.8153068182702" calcext:value-type="float">
            <text:p>12,82</text:p>
          </table:table-cell>
          <table:table-cell office:value-type="float" office:value="15" calcext:value-type="float">
            <text:p>15,00</text:p>
          </table:table-cell>
          <table:table-cell office:value-type="float" office:value="21.4107606914661" calcext:value-type="float">
            <text:p>21,41</text:p>
          </table:table-cell>
          <table:table-cell office:value-type="float" office:value="14.1666666666667" calcext:value-type="float">
            <text:p>14,17</text:p>
          </table:table-cell>
          <table:table-cell office:value-type="float" office:value="12.7022085136375" calcext:value-type="float">
            <text:p>12,70</text:p>
          </table:table-cell>
          <table:table-cell office:value-type="float" office:value="15" calcext:value-type="float">
            <text:p>15,00</text:p>
          </table:table-cell>
          <table:table-cell office:value-type="float" office:value="17.6291960518991" calcext:value-type="float">
            <text:p>17,6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833333333333" calcext:value-type="float">
            <text:p>14,58</text:p>
          </table:table-cell>
          <table:table-cell office:value-type="float" office:value="14.0674021877111" calcext:value-type="float">
            <text:p>14,07</text:p>
          </table:table-cell>
          <table:table-cell office:value-type="float" office:value="15" calcext:value-type="float">
            <text:p>15,00</text:p>
          </table:table-cell>
          <table:table-cell office:value-type="float" office:value="10.9746129381101" calcext:value-type="float">
            <text:p>10,97</text:p>
          </table:table-cell>
          <table:table-cell office:value-type="float" office:value="14.75" calcext:value-type="float">
            <text:p>14,75</text:p>
          </table:table-cell>
          <table:table-cell office:value-type="float" office:value="20.1461273777354" calcext:value-type="float">
            <text:p>20,15</text:p>
          </table:table-cell>
          <table:table-cell office:value-type="float" office:value="14.5833333333333" calcext:value-type="float">
            <text:p>14,58</text:p>
          </table:table-cell>
          <table:table-cell office:value-type="float" office:value="11.3430180202279" calcext:value-type="float">
            <text:p>11,34</text:p>
          </table:table-cell>
          <table:table-cell office:value-type="float" office:value="14.3333333333333" calcext:value-type="float">
            <text:p>14,33</text:p>
          </table:table-cell>
          <table:table-cell office:value-type="float" office:value="16.1872197945226" calcext:value-type="float">
            <text:p>16,19</text:p>
          </table:table-cell>
          <table:table-cell table:number-columns-repeated="101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0.8333333333333" calcext:value-type="float">
            <text:p>10,83</text:p>
          </table:table-cell>
          <table:table-cell office:value-type="float" office:value="12.3587986879639" calcext:value-type="float">
            <text:p>12,36</text:p>
          </table:table-cell>
          <table:table-cell office:value-type="float" office:value="11" calcext:value-type="float">
            <text:p>11,00</text:p>
          </table:table-cell>
          <table:table-cell office:value-type="float" office:value="9.36869730630581" calcext:value-type="float">
            <text:p>9,37</text:p>
          </table:table-cell>
          <table:table-cell office:value-type="float" office:value="10.75" calcext:value-type="float">
            <text:p>10,75</text:p>
          </table:table-cell>
          <table:table-cell office:value-type="float" office:value="19.1351810285788" calcext:value-type="float">
            <text:p>19,14</text:p>
          </table:table-cell>
          <table:table-cell office:value-type="float" office:value="10.8333333333333" calcext:value-type="float">
            <text:p>10,83</text:p>
          </table:table-cell>
          <table:table-cell office:value-type="float" office:value="10.3231751932333" calcext:value-type="float">
            <text:p>10,32</text:p>
          </table:table-cell>
          <table:table-cell office:value-type="float" office:value="11" calcext:value-type="float">
            <text:p>11,00</text:p>
          </table:table-cell>
          <table:table-cell office:value-type="float" office:value="15.0130292531035" calcext:value-type="float">
            <text:p>15,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,00</text:p>
          </table:table-cell>
          <table:table-cell office:value-type="float" office:value="10.8480063165541" calcext:value-type="float">
            <text:p>10,85</text:p>
          </table:table-cell>
          <table:table-cell office:value-type="float" office:value="11" calcext:value-type="float">
            <text:p>11,00</text:p>
          </table:table-cell>
          <table:table-cell office:value-type="float" office:value="7.9851209932214" calcext:value-type="float">
            <text:p>7,99</text:p>
          </table:table-cell>
          <table:table-cell office:value-type="float" office:value="11" calcext:value-type="float">
            <text:p>11,00</text:p>
          </table:table-cell>
          <table:table-cell office:value-type="float" office:value="18.3656051640479" calcext:value-type="float">
            <text:p>18,37</text:p>
          </table:table-cell>
          <table:table-cell office:value-type="float" office:value="11" calcext:value-type="float">
            <text:p>11,00</text:p>
          </table:table-cell>
          <table:table-cell office:value-type="float" office:value="9.63604310329303" calcext:value-type="float">
            <text:p>9,64</text:p>
          </table:table-cell>
          <table:table-cell office:value-type="float" office:value="10.5" calcext:value-type="float">
            <text:p>10,50</text:p>
          </table:table-cell>
          <table:table-cell office:value-type="float" office:value="14.0963211332577" calcext:value-type="float">
            <text:p>14,10</text:p>
          </table:table-cell>
          <table:table-cell table:number-columns-repeated="101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58333333333333" calcext:value-type="float">
            <text:p>7,58</text:p>
          </table:table-cell>
          <table:table-cell office:value-type="float" office:value="9.52036092015907" calcext:value-type="float">
            <text:p>9,52</text:p>
          </table:table-cell>
          <table:table-cell office:value-type="float" office:value="8" calcext:value-type="float">
            <text:p>8,00</text:p>
          </table:table-cell>
          <table:table-cell office:value-type="float" office:value="6.81085176381779" calcext:value-type="float">
            <text:p>6,81</text:p>
          </table:table-cell>
          <table:table-cell office:value-type="float" office:value="8" calcext:value-type="float">
            <text:p>8,00</text:p>
          </table:table-cell>
          <table:table-cell office:value-type="float" office:value="17.824492925408" calcext:value-type="float">
            <text:p>17,82</text:p>
          </table:table-cell>
          <table:table-cell office:value-type="float" office:value="7.58333333333333" calcext:value-type="float">
            <text:p>7,58</text:p>
          </table:table-cell>
          <table:table-cell office:value-type="float" office:value="9.27454880299825" calcext:value-type="float">
            <text:p>9,27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13.426277005737" calcext:value-type="float">
            <text:p>13,4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,00</text:p>
          </table:table-cell>
          <table:table-cell office:value-type="float" office:value="8.360551271484" calcext:value-type="float">
            <text:p>8,36</text:p>
          </table:table-cell>
          <table:table-cell office:value-type="float" office:value="8" calcext:value-type="float">
            <text:p>8,00</text:p>
          </table:table-cell>
          <table:table-cell office:value-type="float" office:value="5.83225646773339" calcext:value-type="float">
            <text:p>5,83</text:p>
          </table:table-cell>
          <table:table-cell office:value-type="float" office:value="8" calcext:value-type="float">
            <text:p>8,00</text:p>
          </table:table-cell>
          <table:table-cell office:value-type="float" office:value="17.4983396185973" calcext:value-type="float">
            <text:p>17,50</text:p>
          </table:table-cell>
          <table:table-cell office:value-type="float" office:value="8" calcext:value-type="float">
            <text:p>8,00</text:p>
          </table:table-cell>
          <table:table-cell office:value-type="float" office:value="9.23117752262881" calcext:value-type="float">
            <text:p>9,23</text:p>
          </table:table-cell>
          <table:table-cell office:value-type="float" office:value="7" calcext:value-type="float">
            <text:p>7,00</text:p>
          </table:table-cell>
          <table:table-cell office:value-type="float" office:value="12.9915568358925" calcext:value-type="float">
            <text:p>12,99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,00</text:p>
          </table:table-cell>
          <table:table-cell office:value-type="float" office:value="7.35261094519684" calcext:value-type="float">
            <text:p>7,35</text:p>
          </table:table-cell>
          <table:table-cell office:value-type="float" office:value="5.75" calcext:value-type="float">
            <text:p>5,75</text:p>
          </table:table-cell>
          <table:table-cell office:value-type="float" office:value="5.03509342936463" calcext:value-type="float">
            <text:p>5,04</text:p>
          </table:table-cell>
          <table:table-cell office:value-type="float" office:value="5" calcext:value-type="float">
            <text:p>5,00</text:p>
          </table:table-cell>
          <table:table-cell office:value-type="float" office:value="17.3730352576854" calcext:value-type="float">
            <text:p>17,37</text:p>
          </table:table-cell>
          <table:table-cell office:value-type="float" office:value="5" calcext:value-type="float">
            <text:p>5,00</text:p>
          </table:table-cell>
          <table:table-cell office:value-type="float" office:value="9.4979668658904" calcext:value-type="float">
            <text:p>9,50</text:p>
          </table:table-cell>
          <table:table-cell office:value-type="float" office:value="5" calcext:value-type="float">
            <text:p>5,00</text:p>
          </table:table-cell>
          <table:table-cell office:value-type="float" office:value="12.7802925131385" calcext:value-type="float">
            <text:p>12,7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,00</text:p>
          </table:table-cell>
          <table:table-cell office:value-type="float" office:value="6.47991019386285" calcext:value-type="float">
            <text:p>6,48</text:p>
          </table:table-cell>
          <table:table-cell office:value-type="float" office:value="5.75" calcext:value-type="float">
            <text:p>5,75</text:p>
          </table:table-cell>
          <table:table-cell office:value-type="float" office:value="4.40450483794648" calcext:value-type="float">
            <text:p>4,40</text:p>
          </table:table-cell>
          <table:table-cell office:value-type="float" office:value="5" calcext:value-type="float">
            <text:p>5,00</text:p>
          </table:table-cell>
          <table:table-cell office:value-type="float" office:value="17.4338571083325" calcext:value-type="float">
            <text:p>17,43</text:p>
          </table:table-cell>
          <table:table-cell office:value-type="float" office:value="5" calcext:value-type="float">
            <text:p>5,00</text:p>
          </table:table-cell>
          <table:table-cell office:value-type="float" office:value="10.0665010056514" calcext:value-type="float">
            <text:p>10,07</text:p>
          </table:table-cell>
          <table:table-cell office:value-type="float" office:value="5" calcext:value-type="float">
            <text:p>5,00</text:p>
          </table:table-cell>
          <table:table-cell office:value-type="float" office:value="12.7800813804159" calcext:value-type="float">
            <text:p>12,78</text:p>
          </table:table-cell>
          <table:table-cell table:number-columns-repeated="101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,00</text:p>
          </table:table-cell>
          <table:table-cell office:value-type="float" office:value="5.72514782387929" calcext:value-type="float">
            <text:p>5,73</text:p>
          </table:table-cell>
          <table:table-cell office:value-type="float" office:value="4" calcext:value-type="float">
            <text:p>4,00</text:p>
          </table:table-cell>
          <table:table-cell office:value-type="float" office:value="3.92500913763295" calcext:value-type="float">
            <text:p>3,93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17.6654622312483" calcext:value-type="float">
            <text:p>17,67</text:p>
          </table:table-cell>
          <table:table-cell office:value-type="float" office:value="4" calcext:value-type="float">
            <text:p>4,00</text:p>
          </table:table-cell>
          <table:table-cell office:value-type="float" office:value="10.9279048796802" calcext:value-type="float">
            <text:p>10,93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12.9779797636558" calcext:value-type="float">
            <text:p>12,9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office:value-type="float" office:value="5.07034307141013" calcext:value-type="float">
            <text:p>5,07</text:p>
          </table:table-cell>
          <table:table-cell office:value-type="float" office:value="4" calcext:value-type="float">
            <text:p>4,00</text:p>
          </table:table-cell>
          <table:table-cell office:value-type="float" office:value="3.58049341757763" calcext:value-type="float">
            <text:p>3,58</text:p>
          </table:table-cell>
          <table:table-cell office:value-type="float" office:value="4" calcext:value-type="float">
            <text:p>4,00</text:p>
          </table:table-cell>
          <table:table-cell office:value-type="float" office:value="18.0518800256505" calcext:value-type="float">
            <text:p>18,05</text:p>
          </table:table-cell>
          <table:table-cell office:value-type="float" office:value="4" calcext:value-type="float">
            <text:p>4,00</text:p>
          </table:table-cell>
          <table:table-cell office:value-type="float" office:value="12.0728383863816" calcext:value-type="float">
            <text:p>12,07</text:p>
          </table:table-cell>
          <table:table-cell office:value-type="float" office:value="3.83333333333333" calcext:value-type="float">
            <text:p>3,83</text:p>
          </table:table-cell>
          <table:table-cell office:value-type="float" office:value="13.360496501243" calcext:value-type="float">
            <text:p>13,36</text:p>
          </table:table-cell>
          <table:table-cell table:number-columns-repeated="101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,00</text:p>
          </table:table-cell>
          <table:table-cell office:value-type="float" office:value="4.4968274783207" calcext:value-type="float">
            <text:p>4,50</text:p>
          </table:table-cell>
          <table:table-cell office:value-type="float" office:value="2.41666666666667" calcext:value-type="float">
            <text:p>2,42</text:p>
          </table:table-cell>
          <table:table-cell office:value-type="float" office:value="3.35420580201422" calcext:value-type="float">
            <text:p>3,35</text:p>
          </table:table-cell>
          <table:table-cell office:value-type="float" office:value="2" calcext:value-type="float">
            <text:p>2,00</text:p>
          </table:table-cell>
          <table:table-cell office:value-type="float" office:value="18.5765047727244" calcext:value-type="float">
            <text:p>18,58</text:p>
          </table:table-cell>
          <table:table-cell office:value-type="float" office:value="2" calcext:value-type="float">
            <text:p>2,00</text:p>
          </table:table-cell>
          <table:table-cell office:value-type="float" office:value="13.4914905805346" calcext:value-type="float">
            <text:p>13,49</text:p>
          </table:table-cell>
          <table:table-cell office:value-type="float" office:value="2" calcext:value-type="float">
            <text:p>2,00</text:p>
          </table:table-cell>
          <table:table-cell office:value-type="float" office:value="13.9135864734798" calcext:value-type="float">
            <text:p>13,9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3.98523676811238" calcext:value-type="float">
            <text:p>3,99</text:p>
          </table:table-cell>
          <table:table-cell office:value-type="float" office:value="2.5" calcext:value-type="float">
            <text:p>2,50</text:p>
          </table:table-cell>
          <table:table-cell office:value-type="float" office:value="3.22874784033704" calcext:value-type="float">
            <text:p>3,23</text:p>
          </table:table-cell>
          <table:table-cell office:value-type="float" office:value="2" calcext:value-type="float">
            <text:p>2,00</text:p>
          </table:table-cell>
          <table:table-cell office:value-type="float" office:value="19.2220881790811" calcext:value-type="float">
            <text:p>19,22</text:p>
          </table:table-cell>
          <table:table-cell office:value-type="float" office:value="2" calcext:value-type="float">
            <text:p>2,00</text:p>
          </table:table-cell>
          <table:table-cell office:value-type="float" office:value="15.1735738690287" calcext:value-type="float">
            <text:p>15,17</text:p>
          </table:table-cell>
          <table:table-cell office:value-type="float" office:value="2" calcext:value-type="float">
            <text:p>2,00</text:p>
          </table:table-cell>
          <table:table-cell office:value-type="float" office:value="14.6226441320497" calcext:value-type="float">
            <text:p>14,62</text:p>
          </table:table-cell>
          <table:table-cell table:number-columns-repeated="101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,00</text:p>
          </table:table-cell>
          <table:table-cell office:value-type="float" office:value="3.51550272185728" calcext:value-type="float">
            <text:p>3,52</text:p>
          </table:table-cell>
          <table:table-cell office:value-type="float" office:value="2" calcext:value-type="float">
            <text:p>2,00</text:p>
          </table:table-cell>
          <table:table-cell office:value-type="float" office:value="3.18606689718153" calcext:value-type="float">
            <text:p>3,19</text:p>
          </table:table-cell>
          <table:table-cell office:value-type="float" office:value="2" calcext:value-type="float">
            <text:p>2,00</text:p>
          </table:table-cell>
          <table:table-cell office:value-type="float" office:value="19.970731920217" calcext:value-type="float">
            <text:p>19,97</text:p>
          </table:table-cell>
          <table:table-cell office:value-type="float" office:value="2" calcext:value-type="float">
            <text:p>2,00</text:p>
          </table:table-cell>
          <table:table-cell office:value-type="float" office:value="17.1083182066013" calcext:value-type="float">
            <text:p>17,11</text:p>
          </table:table-cell>
          <table:table-cell office:value-type="float" office:value="2" calcext:value-type="float">
            <text:p>2,00</text:p>
          </table:table-cell>
          <table:table-cell office:value-type="float" office:value="15.4724970294806" calcext:value-type="float">
            <text:p>15,4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</text:p>
          </table:table-cell>
          <table:table-cell office:value-type="float" office:value="3.06684505413291" calcext:value-type="float">
            <text:p>3,07</text:p>
          </table:table-cell>
          <table:table-cell office:value-type="float" office:value="2" calcext:value-type="float">
            <text:p>2,00</text:p>
          </table:table-cell>
          <table:table-cell office:value-type="float" office:value="3.20744854250485" calcext:value-type="float">
            <text:p>3,21</text:p>
          </table:table-cell>
          <table:table-cell office:value-type="float" office:value="2" calcext:value-type="float">
            <text:p>2,00</text:p>
          </table:table-cell>
          <table:table-cell office:value-type="float" office:value="20.8038801839724" calcext:value-type="float">
            <text:p>20,80</text:p>
          </table:table-cell>
          <table:table-cell office:value-type="float" office:value="2" calcext:value-type="float">
            <text:p>2,00</text:p>
          </table:table-cell>
          <table:table-cell office:value-type="float" office:value="19.2844652915746" calcext:value-type="float">
            <text:p>19,28</text:p>
          </table:table-cell>
          <table:table-cell office:value-type="float" office:value="2" calcext:value-type="float">
            <text:p>2,00</text:p>
          </table:table-cell>
          <table:table-cell office:value-type="float" office:value="16.4473993486086" calcext:value-type="float">
            <text:p>16,45</text:p>
          </table:table-cell>
          <table:table-cell table:number-columns-repeated="10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,00</text:p>
          </table:table-cell>
          <table:table-cell office:value-type="float" office:value="2.61776328895685" calcext:value-type="float">
            <text:p>2,62</text:p>
          </table:table-cell>
          <table:table-cell office:value-type="float" office:value="1" calcext:value-type="float">
            <text:p>1,00</text:p>
          </table:table-cell>
          <table:table-cell office:value-type="float" office:value="3.2735089416663" calcext:value-type="float">
            <text:p>3,27</text:p>
          </table:table-cell>
          <table:table-cell office:value-type="float" office:value="1" calcext:value-type="float">
            <text:p>1,00</text:p>
          </table:table-cell>
          <table:table-cell office:value-type="float" office:value="21.7023122139904" calcext:value-type="float">
            <text:p>21,70</text:p>
          </table:table-cell>
          <table:table-cell office:value-type="float" office:value="1" calcext:value-type="float">
            <text:p>1,00</text:p>
          </table:table-cell>
          <table:table-cell office:value-type="float" office:value="21.6902627615925" calcext:value-type="float">
            <text:p>21,69</text:p>
          </table:table-cell>
          <table:table-cell office:value-type="float" office:value="1" calcext:value-type="float">
            <text:p>1,00</text:p>
          </table:table-cell>
          <table:table-cell office:value-type="float" office:value="17.5310254320419" calcext:value-type="float">
            <text:p>17,5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.14602863572145" calcext:value-type="float">
            <text:p>2,15</text:p>
          </table:table-cell>
          <table:table-cell office:value-type="float" office:value="1" calcext:value-type="float">
            <text:p>1,00</text:p>
          </table:table-cell>
          <table:table-cell office:value-type="float" office:value="3.36418724550792" calcext:value-type="float">
            <text:p>3,36</text:p>
          </table:table-cell>
          <table:table-cell office:value-type="float" office:value="1" calcext:value-type="float">
            <text:p>1,00</text:p>
          </table:table-cell>
          <table:table-cell office:value-type="float" office:value="22.6461348531758" calcext:value-type="float">
            <text:p>22,65</text:p>
          </table:table-cell>
          <table:table-cell office:value-type="float" office:value="1" calcext:value-type="float">
            <text:p>1,00</text:p>
          </table:table-cell>
          <table:table-cell office:value-type="float" office:value="24.313458389358" calcext:value-type="float">
            <text:p>24,31</text:p>
          </table:table-cell>
          <table:table-cell office:value-type="float" office:value="1" calcext:value-type="float">
            <text:p>1,00</text:p>
          </table:table-cell>
          <table:table-cell office:value-type="float" office:value="18.7064633116237" calcext:value-type="float">
            <text:p>18,71</text:p>
          </table:table-cell>
          <table:table-cell table:number-columns-repeated="101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,00</text:p>
          </table:table-cell>
          <table:table-cell office:value-type="float" office:value="1.62867586512851" calcext:value-type="float">
            <text:p>1,63</text:p>
          </table:table-cell>
          <table:table-cell office:value-type="float" office:value="1" calcext:value-type="float">
            <text:p>1,00</text:p>
          </table:table-cell>
          <table:table-cell office:value-type="float" office:value="3.45873798043499" calcext:value-type="float">
            <text:p>3,46</text:p>
          </table:table-cell>
          <table:table-cell office:value-type="float" office:value="61.5" calcext:value-type="float">
            <text:p>61,50</text:p>
          </table:table-cell>
          <table:table-cell office:value-type="float" office:value="23.6147750871541" calcext:value-type="float">
            <text:p>23,61</text:p>
          </table:table-cell>
          <table:table-cell office:value-type="float" office:value="69" calcext:value-type="float">
            <text:p>69,00</text:p>
          </table:table-cell>
          <table:table-cell office:value-type="float" office:value="27.1412942783696" calcext:value-type="float">
            <text:p>27,14</text:p>
          </table:table-cell>
          <table:table-cell office:value-type="float" office:value="59.6666666666667" calcext:value-type="float">
            <text:p>59,67</text:p>
          </table:table-cell>
          <table:table-cell office:value-type="float" office:value="19.9562082378966" calcext:value-type="float">
            <text:p>19,9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1.04199518512391" calcext:value-type="float">
            <text:p>1,04</text:p>
          </table:table-cell>
          <table:table-cell office:value-type="float" office:value="1" calcext:value-type="float">
            <text:p>1,00</text:p>
          </table:table-cell>
          <table:table-cell office:value-type="float" office:value="3.53572343849655" calcext:value-type="float">
            <text:p>3,54</text:p>
          </table:table-cell>
          <table:table-cell office:value-type="float" office:value="60.1666666666667" calcext:value-type="float">
            <text:p>60,17</text:p>
          </table:table-cell>
          <table:table-cell office:value-type="float" office:value="24.5869725877306" calcext:value-type="float">
            <text:p>24,59</text:p>
          </table:table-cell>
          <table:table-cell office:value-type="float" office:value="60.8333333333333" calcext:value-type="float">
            <text:p>60,83</text:p>
          </table:table-cell>
          <table:table-cell office:value-type="float" office:value="30.1605010586587" calcext:value-type="float">
            <text:p>30,16</text:p>
          </table:table-cell>
          <table:table-cell office:value-type="float" office:value="69" calcext:value-type="float">
            <text:p>69,00</text:p>
          </table:table-cell>
          <table:table-cell office:value-type="float" office:value="21.2621562095655" calcext:value-type="float">
            <text:p>21,26</text:p>
          </table:table-cell>
          <table:table-cell table:number-columns-repeated="10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,00</text:p>
          </table:table-cell>
          <table:table-cell office:value-type="float" office:value="0.361524116832346" calcext:value-type="float">
            <text:p>0,36</text:p>
          </table:table-cell>
          <table:table-cell office:value-type="float" office:value="1" calcext:value-type="float">
            <text:p>1,00</text:p>
          </table:table-cell>
          <table:table-cell office:value-type="float" office:value="3.57300606746591" calcext:value-type="float">
            <text:p>3,57</text:p>
          </table:table-cell>
          <table:table-cell office:value-type="float" office:value="89.9166666666667" calcext:value-type="float">
            <text:p>89,92</text:p>
          </table:table-cell>
          <table:table-cell office:value-type="float" office:value="25.5407722563489" calcext:value-type="float">
            <text:p>25,54</text:p>
          </table:table-cell>
          <table:table-cell office:value-type="float" office:value="85.8333333333333" calcext:value-type="float">
            <text:p>85,83</text:p>
          </table:table-cell>
          <table:table-cell office:value-type="float" office:value="33.3572920825265" calcext:value-type="float">
            <text:p>33,36</text:p>
          </table:table-cell>
          <table:table-cell office:value-type="float" office:value="51" calcext:value-type="float">
            <text:p>51,00</text:p>
          </table:table-cell>
          <table:table-cell office:value-type="float" office:value="22.6055975029618" calcext:value-type="float">
            <text:p>22,6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-0.437960629508012" calcext:value-type="float">
            <text:p>-0,44</text:p>
          </table:table-cell>
          <table:table-cell office:value-type="float" office:value="1" calcext:value-type="float">
            <text:p>1,00</text:p>
          </table:table-cell>
          <table:table-cell office:value-type="float" office:value="3.54774086092119" calcext:value-type="float">
            <text:p>3,55</text:p>
          </table:table-cell>
          <table:table-cell office:value-type="float" office:value="91.0833333333333" calcext:value-type="float">
            <text:p>91,08</text:p>
          </table:table-cell>
          <table:table-cell office:value-type="float" office:value="26.4535167675499" calcext:value-type="float">
            <text:p>26,45</text:p>
          </table:table-cell>
          <table:table-cell office:value-type="float" office:value="91.25" calcext:value-type="float">
            <text:p>91,25</text:p>
          </table:table-cell>
          <table:table-cell office:value-type="float" office:value="36.7173576202811" calcext:value-type="float">
            <text:p>36,72</text:p>
          </table:table-cell>
          <table:table-cell office:value-type="float" office:value="63.1666666666667" calcext:value-type="float">
            <text:p>63,17</text:p>
          </table:table-cell>
          <table:table-cell office:value-type="float" office:value="23.9672102015066" calcext:value-type="float">
            <text:p>23,97</text:p>
          </table:table-cell>
          <table:table-cell table:number-columns-repeated="101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0</text:p>
          </table:table-cell>
          <table:table-cell office:value-type="float" office:value="-1.38245127861086" calcext:value-type="float">
            <text:p>-1,38</text:p>
          </table:table-cell>
          <table:table-cell office:value-type="float" office:value="1" calcext:value-type="float">
            <text:p>1,00</text:p>
          </table:table-cell>
          <table:table-cell office:value-type="float" office:value="3.43636774832585" calcext:value-type="float">
            <text:p>3,44</text:p>
          </table:table-cell>
          <table:table-cell office:value-type="float" office:value="1" calcext:value-type="float">
            <text:p>1,00</text:p>
          </table:table-cell>
          <table:table-cell office:value-type="float" office:value="27.3018391124311" calcext:value-type="float">
            <text:p>27,30</text:p>
          </table:table-cell>
          <table:table-cell office:value-type="float" office:value="1" calcext:value-type="float">
            <text:p>1,00</text:p>
          </table:table-cell>
          <table:table-cell office:value-type="float" office:value="40.2258590559743" calcext:value-type="float">
            <text:p>40,23</text:p>
          </table:table-cell>
          <table:table-cell office:value-type="float" office:value="1" calcext:value-type="float">
            <text:p>1,00</text:p>
          </table:table-cell>
          <table:table-cell office:value-type="float" office:value="25.3270537251742" calcext:value-type="float">
            <text:p>25,33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-2.49871711420706" calcext:value-type="float">
            <text:p>-2,50</text:p>
          </table:table-cell>
          <table:table-cell office:value-type="float" office:value="1" calcext:value-type="float">
            <text:p>1,00</text:p>
          </table:table-cell>
          <table:table-cell office:value-type="float" office:value="3.2146039851092" calcext:value-type="float">
            <text:p>3,21</text:p>
          </table:table-cell>
          <table:table-cell office:value-type="float" office:value="1" calcext:value-type="float">
            <text:p>1,00</text:p>
          </table:table-cell>
          <table:table-cell office:value-type="float" office:value="28.0616551421051" calcext:value-type="float">
            <text:p>28,06</text:p>
          </table:table-cell>
          <table:table-cell office:value-type="float" office:value="1" calcext:value-type="float">
            <text:p>1,00</text:p>
          </table:table-cell>
          <table:table-cell office:value-type="float" office:value="43.8674230831388" calcext:value-type="float">
            <text:p>43,87</text:p>
          </table:table-cell>
          <table:table-cell office:value-type="float" office:value="1" calcext:value-type="float">
            <text:p>1,00</text:p>
          </table:table-cell>
          <table:table-cell office:value-type="float" office:value="26.6645623599561" calcext:value-type="float">
            <text:p>26,66</text:p>
          </table:table-cell>
          <table:table-cell table:number-columns-repeated="101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" table:style-name="ta1">
        <table:shapes>
          <draw:frame draw:z-index="0" draw:style-name="gr1" draw:text-style-name="P1" svg:width="54.49cm" svg:height="32.859cm" svg:x="0.767cm" svg:y="0cm">
            <draw:object draw:notify-on-update-of-ranges="calibration_ECS_Oct_2022.A1:calibration_ECS_Oct_2022.A1 calibration_ECS_Oct_2022.A2:calibration_ECS_Oct_2022.A202 calibration_ECS_Oct_2022.B1:calibration_ECS_Oct_2022.B1 calibration_ECS_Oct_2022.B2:calibration_ECS_Oct_2022.B202 calibration_ECS_Oct_2022.C1:calibration_ECS_Oct_2022.C1 calibration_ECS_Oct_2022.C2:calibration_ECS_Oct_2022.C202 calibration_ECS_Oct_2022.D1:calibration_ECS_Oct_2022.D1 calibration_ECS_Oct_2022.D2:calibration_ECS_Oct_2022.D202 calibration_ECS_Oct_2022.E1:calibration_ECS_Oct_2022.E1 calibration_ECS_Oct_2022.E2:calibration_ECS_Oct_2022.E202 calibration_ECS_Oct_2022.F1:calibration_ECS_Oct_2022.F1 calibration_ECS_Oct_2022.F2:calibration_ECS_Oct_2022.F202 calibration_ECS_Oct_2022.G1:calibration_ECS_Oct_2022.G1 calibration_ECS_Oct_2022.G2:calibration_ECS_Oct_2022.G202 calibration_ECS_Oct_2022.H1:calibration_ECS_Oct_2022.H1 calibration_ECS_Oct_2022.H2:calibration_ECS_Oct_2022.H202 calibration_ECS_Oct_2022.I1:calibration_ECS_Oct_2022.I1 calibration_ECS_Oct_2022.I2:calibration_ECS_Oct_2022.I202 calibration_ECS_Oct_2022.J1:calibration_ECS_Oct_2022.J1 calibration_ECS_Oct_2022.J2:calibration_ECS_Oct_2022.J202 calibration_ECS_Oct_2022.K1:calibration_ECS_Oct_2022.K1 calibration_ECS_Oct_2022.K2:calibration_ECS_Oct_2022.K202 calibration_ECS_Oct_2022.L1:calibration_ECS_Oct_2022.L1 calibration_ECS_Oct_2022.L2:calibration_ECS_Oct_2022.L202 calibration_ECS_Oct_2022.M1:calibration_ECS_Oct_2022.M1 calibration_ECS_Oct_2022.M2:calibration_ECS_Oct_2022.M202 calibration_ECS_Oct_2022.N1:calibration_ECS_Oct_2022.N1 calibration_ECS_Oct_2022.N2:calibration_ECS_Oct_2022.N202 calibration_ECS_Oct_2022.O1:calibration_ECS_Oct_2022.O1 calibration_ECS_Oct_2022.O2:calibration_ECS_Oct_2022.O202 calibration_ECS_Oct_2022.P1:calibration_ECS_Oct_2022.P1 calibration_ECS_Oct_2022.P2:calibration_ECS_Oct_2022.P202 calibration_ECS_Oct_2022.Q1:calibration_ECS_Oct_2022.Q1 calibration_ECS_Oct_2022.Q2:calibration_ECS_Oct_2022.Q202 calibration_ECS_Oct_2022.R1:calibration_ECS_Oct_2022.R1 calibration_ECS_Oct_2022.R2:calibration_ECS_Oct_2022.R202 calibration_ECS_Oct_2022.S1:calibration_ECS_Oct_2022.S1 calibration_ECS_Oct_2022.S2:calibration_ECS_Oct_2022.S202 calibration_ECS_Oct_2022.T1:calibration_ECS_Oct_2022.T1 calibration_ECS_Oct_2022.T2:calibration_ECS_Oct_2022.T202 calibration_ECS_Oct_2022.U1:calibration_ECS_Oct_2022.U1 calibration_ECS_Oct_2022.U2:calibration_ECS_Oct_2022.U202 calibration_ECS_Oct_2022.V1:calibration_ECS_Oct_2022.V1 calibration_ECS_Oct_2022.V2:calibration_ECS_Oct_2022.V202 calibration_ECS_Oct_2022.W1:calibration_ECS_Oct_2022.W1 calibration_ECS_Oct_2022.W2:calibration_ECS_Oct_2022.W202 calibration_ECS_Oct_2022.X1:calibration_ECS_Oct_2022.X1 calibration_ECS_Oct_2022.X2:calibration_ECS_Oct_2022.X202 calibration_ECS_Oct_2022.Y1:calibration_ECS_Oct_2022.Y1 calibration_ECS_Oct_2022.Y2:calibration_ECS_Oct_2022.Y202 calibration_ECS_Oct_2022.Z1:calibration_ECS_Oct_2022.Z1 calibration_ECS_Oct_2022.Z2:calibration_ECS_Oct_2022.Z202 calibration_ECS_Oct_2022.AA1:calibration_ECS_Oct_2022.AA1 calibration_ECS_Oct_2022.AA2:calibration_ECS_Oct_2022.AA202 calibration_ECS_Oct_2022.AB1:calibration_ECS_Oct_2022.AB1 calibration_ECS_Oct_2022.AB2:calibration_ECS_Oct_2022.AB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<text:s/></text:p>
          </table:table-cell>
        </table:table-row>
      </table:table>
      <table:table table:name="Feuille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09:22:40.11600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9T11:07:25.480654342</dc:date>
    <meta:editing-duration>PT2H54M48S</meta:editing-duration>
    <meta:editing-cycles>11</meta:editing-cycles>
    <meta:generator>LibreOffice/6.4.7.2$Linux_X86_64 LibreOffice_project/40$Build-2</meta:generator>
    <meta:document-statistic meta:table-count="3" meta:cell-count="22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horizontal-bar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cm" chart:symbol-height="0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05cm" chart:symbol-height="0.0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cm" chart:symbol-height="0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05cm" chart:symbol-height="0.0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cm" chart:symbol-height="0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horizontal-bar" chart:symbol-width="0.1cm" chart:symbol-height="0.1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cm" chart:symbol-height="0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05cm" chart:symbol-height="0.05cm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05cm" chart:symbol-height="0.05cm"/>
    </style:style>
    <style:style style:name="ch17" style:family="chart" style:data-style-name="N2">
      <style:chart-properties chart:symbol-type="named-symbol" chart:symbol-name="star" chart:symbol-width="0.05cm" chart:symbol-height="0.05cm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>
      <style:graphic-properties draw:stroke="solid" svg:stroke-color="#b3b3b3" draw:fill="none" draw:fill-color="#e6e6e6"/>
    </style:style>
    <style:style style:name="ch36" style:family="chart">
      <style:graphic-properties svg:stroke-color="#b3b3b3" draw:fill-color="#cccccc"/>
    </style:style>
  </office:automatic-styles>
  <office:body>
    <office:chart>
      <chart:chart svg:width="54.491cm" svg:height="32.86cm" xlink:href=".." xlink:type="simple" chart:class="chart:scatter" chart:column-mapping="0 1 2 3 4 5 6 7 8 9 10 11 12 13 14 15 16 17 18 19 20" chart:style-name="ch1">
        <chart:legend chart:legend-position="end" svg:x="48.833cm" svg:y="25.861cm" style:legend-expansion="custom" chartooo:width="3.259cm" chartooo:height="2.5cm" style:legend-expansion-aspect-ratio="1.3036" chart:style-name="ch2"/>
        <chart:plot-area chart:style-name="ch3" table:cell-range-address="calibration_ECS_Oct_2022.A1:calibration_ECS_Oct_2022.AB202" chart:data-source-has-labels="both" svg:x="3.726cm" svg:y="2.124cm" svg:width="50.07cm" svg:height="27.586cm">
          <chartooo:coordinate-region svg:x="4.718cm" svg:y="2.323cm" svg:width="48.798cm" svg:height="27.188cm"/>
          <chart:axis chart:dimension="x" chart:name="primary-x" chart:style-name="ch4" chartooo:axis-type="auto">
            <chart:categories table:cell-range-address="calibration_ECS_Oct_2022.A2:calibration_ECS_Oct_2022.A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_ECS_Oct_2022.B2:calibration_ECS_Oct_2022.B202" chart:label-cell-address="calibration_ECS_Oct_2022.B1:calibration_ECS_Oct_2022.B1" chart:class="chart:scatter">
            <chart:domain table:cell-range-address="calibration_ECS_Oct_2022.A2:calibration_ECS_Oct_2022.A202"/>
            <chart:data-point chart:repeated="201"/>
          </chart:series>
          <chart:series chart:style-name="ch8" chart:values-cell-range-address="calibration_ECS_Oct_2022.C2:calibration_ECS_Oct_2022.C202" chart:label-cell-address="calibration_ECS_Oct_2022.C1:calibration_ECS_Oct_2022.C1" chart:class="chart:scatter">
            <chart:data-point chart:repeated="201"/>
          </chart:series>
          <chart:series chart:style-name="ch9" chart:values-cell-range-address="calibration_ECS_Oct_2022.D2:calibration_ECS_Oct_2022.D202" chart:label-cell-address="calibration_ECS_Oct_2022.D1:calibration_ECS_Oct_2022.D1" chart:class="chart:scatter">
            <chart:data-point/>
          </chart:series>
          <chart:series chart:style-name="ch10" chart:values-cell-range-address="calibration_ECS_Oct_2022.E2:calibration_ECS_Oct_2022.E202" chart:label-cell-address="calibration_ECS_Oct_2022.E1:calibration_ECS_Oct_2022.E1" chart:class="chart:scatter">
            <chart:data-point/>
          </chart:series>
          <chart:series chart:style-name="ch11" chart:values-cell-range-address="calibration_ECS_Oct_2022.F2:calibration_ECS_Oct_2022.F202" chart:label-cell-address="calibration_ECS_Oct_2022.F1:calibration_ECS_Oct_2022.F1" chart:class="chart:scatter">
            <chart:data-point/>
          </chart:series>
          <chart:series chart:style-name="ch12" chart:values-cell-range-address="calibration_ECS_Oct_2022.G2:calibration_ECS_Oct_2022.G202" chart:label-cell-address="calibration_ECS_Oct_2022.G1:calibration_ECS_Oct_2022.G1" chart:class="chart:scatter">
            <chart:data-point/>
          </chart:series>
          <chart:series chart:style-name="ch13" chart:values-cell-range-address="calibration_ECS_Oct_2022.H2:calibration_ECS_Oct_2022.H202" chart:label-cell-address="calibration_ECS_Oct_2022.H1:calibration_ECS_Oct_2022.H1" chart:class="chart:scatter">
            <chart:data-point/>
          </chart:series>
          <chart:series chart:style-name="ch14" chart:values-cell-range-address="calibration_ECS_Oct_2022.I2:calibration_ECS_Oct_2022.I202" chart:label-cell-address="calibration_ECS_Oct_2022.I1:calibration_ECS_Oct_2022.I1" chart:class="chart:scatter">
            <chart:data-point/>
          </chart:series>
          <chart:series chart:style-name="ch15" chart:values-cell-range-address="calibration_ECS_Oct_2022.J2:calibration_ECS_Oct_2022.J202" chart:label-cell-address="calibration_ECS_Oct_2022.J1:calibration_ECS_Oct_2022.J1" chart:class="chart:scatter">
            <chart:data-point chart:repeated="195"/>
            <chart:data-point chart:style-name="ch16"/>
            <chart:data-point/>
            <chart:data-point chart:style-name="ch16"/>
            <chart:data-point chart:repeated="3"/>
          </chart:series>
          <chart:series chart:style-name="ch17" chart:values-cell-range-address="calibration_ECS_Oct_2022.K2:calibration_ECS_Oct_2022.K202" chart:label-cell-address="calibration_ECS_Oct_2022.K1:calibration_ECS_Oct_2022.K1" chart:class="chart:scatter">
            <chart:data-point chart:repeated="201"/>
          </chart:series>
          <chart:series chart:style-name="ch18" chart:values-cell-range-address="calibration_ECS_Oct_2022.L2:calibration_ECS_Oct_2022.L202" chart:label-cell-address="calibration_ECS_Oct_2022.L1:calibration_ECS_Oct_2022.L1" chart:class="chart:scatter">
            <chart:data-point chart:repeated="201"/>
          </chart:series>
          <chart:series chart:style-name="ch19" chart:values-cell-range-address="calibration_ECS_Oct_2022.M2:calibration_ECS_Oct_2022.M202" chart:label-cell-address="calibration_ECS_Oct_2022.M1:calibration_ECS_Oct_2022.M1" chart:class="chart:scatter">
            <chart:data-point chart:repeated="201"/>
          </chart:series>
          <chart:series chart:style-name="ch20" chart:values-cell-range-address="calibration_ECS_Oct_2022.N2:calibration_ECS_Oct_2022.N202" chart:label-cell-address="calibration_ECS_Oct_2022.N1:calibration_ECS_Oct_2022.N1" chart:class="chart:scatter">
            <chart:data-point chart:repeated="201"/>
          </chart:series>
          <chart:series chart:style-name="ch21" chart:values-cell-range-address="calibration_ECS_Oct_2022.O2:calibration_ECS_Oct_2022.O202" chart:label-cell-address="calibration_ECS_Oct_2022.O1:calibration_ECS_Oct_2022.O1" chart:class="chart:scatter">
            <chart:data-point chart:repeated="201"/>
          </chart:series>
          <chart:series chart:style-name="ch22" chart:values-cell-range-address="calibration_ECS_Oct_2022.P2:calibration_ECS_Oct_2022.P202" chart:label-cell-address="calibration_ECS_Oct_2022.P1:calibration_ECS_Oct_2022.P1" chart:class="chart:scatter">
            <chart:data-point chart:repeated="201"/>
          </chart:series>
          <chart:series chart:style-name="ch23" chart:values-cell-range-address="calibration_ECS_Oct_2022.Q2:calibration_ECS_Oct_2022.Q202" chart:label-cell-address="calibration_ECS_Oct_2022.Q1:calibration_ECS_Oct_2022.Q1" chart:class="chart:scatter">
            <chart:data-point chart:repeated="201"/>
          </chart:series>
          <chart:series chart:style-name="ch24" chart:values-cell-range-address="calibration_ECS_Oct_2022.R2:calibration_ECS_Oct_2022.R202" chart:label-cell-address="calibration_ECS_Oct_2022.R1:calibration_ECS_Oct_2022.R1" chart:class="chart:scatter">
            <chart:data-point chart:repeated="201"/>
          </chart:series>
          <chart:series chart:style-name="ch25" chart:values-cell-range-address="calibration_ECS_Oct_2022.S2:calibration_ECS_Oct_2022.S202" chart:label-cell-address="calibration_ECS_Oct_2022.S1:calibration_ECS_Oct_2022.S1" chart:class="chart:scatter">
            <chart:data-point chart:repeated="201"/>
          </chart:series>
          <chart:series chart:style-name="ch26" chart:values-cell-range-address="calibration_ECS_Oct_2022.T2:calibration_ECS_Oct_2022.T202" chart:label-cell-address="calibration_ECS_Oct_2022.T1:calibration_ECS_Oct_2022.T1" chart:class="chart:scatter">
            <chart:data-point chart:repeated="201"/>
          </chart:series>
          <chart:series chart:style-name="ch27" chart:values-cell-range-address="calibration_ECS_Oct_2022.U2:calibration_ECS_Oct_2022.U202" chart:label-cell-address="calibration_ECS_Oct_2022.U1:calibration_ECS_Oct_2022.U1" chart:class="chart:scatter">
            <chart:data-point chart:repeated="201"/>
          </chart:series>
          <chart:series chart:style-name="ch28" chart:values-cell-range-address="calibration_ECS_Oct_2022.V2:calibration_ECS_Oct_2022.V202" chart:label-cell-address="calibration_ECS_Oct_2022.V1:calibration_ECS_Oct_2022.V1" chart:class="chart:scatter">
            <chart:data-point chart:repeated="201"/>
          </chart:series>
          <chart:series chart:style-name="ch29" chart:values-cell-range-address="calibration_ECS_Oct_2022.W2:calibration_ECS_Oct_2022.W202" chart:label-cell-address="calibration_ECS_Oct_2022.W1:calibration_ECS_Oct_2022.W1" chart:class="chart:scatter">
            <chart:data-point chart:repeated="201"/>
          </chart:series>
          <chart:series chart:style-name="ch30" chart:values-cell-range-address="calibration_ECS_Oct_2022.X2:calibration_ECS_Oct_2022.X202" chart:label-cell-address="calibration_ECS_Oct_2022.X1:calibration_ECS_Oct_2022.X1" chart:class="chart:scatter">
            <chart:data-point chart:repeated="201"/>
          </chart:series>
          <chart:series chart:style-name="ch31" chart:values-cell-range-address="calibration_ECS_Oct_2022.Y2:calibration_ECS_Oct_2022.Y202" chart:label-cell-address="calibration_ECS_Oct_2022.Y1:calibration_ECS_Oct_2022.Y1" chart:class="chart:scatter">
            <chart:data-point chart:repeated="201"/>
          </chart:series>
          <chart:series chart:style-name="ch32" chart:values-cell-range-address="calibration_ECS_Oct_2022.Z2:calibration_ECS_Oct_2022.Z202" chart:label-cell-address="calibration_ECS_Oct_2022.Z1:calibration_ECS_Oct_2022.Z1" chart:class="chart:scatter">
            <chart:data-point chart:repeated="201"/>
          </chart:series>
          <chart:series chart:style-name="ch33" chart:values-cell-range-address="calibration_ECS_Oct_2022.AA2:calibration_ECS_Oct_2022.AA202" chart:label-cell-address="calibration_ECS_Oct_2022.AA1:calibration_ECS_Oct_2022.AA1" chart:class="chart:scatter">
            <chart:data-point chart:repeated="201"/>
          </chart:series>
          <chart:series chart:style-name="ch34" chart:values-cell-range-address="calibration_ECS_Oct_2022.AB2:calibration_ECS_Oct_2022.AB202" chart:label-cell-address="calibration_ECS_Oct_2022.AB1:calibration_ECS_Oct_2022.AB1" chart:class="chart:scatter">
            <chart:data-point chart:repeated="201"/>
          </chart:series>
          <chart:wall chart:style-name="ch35"/>
          <chart:floor chart:style-name="ch3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S</text:p>
                <draw:g>
                  <svg:desc>calibration_ECS_Oct_2022.B1:calibration_ECS_Oct_2022.B1</svg:desc>
                </draw:g>
              </table:table-cell>
              <table:table-cell office:value-type="string">
                <text:p>ESC-Poly</text:p>
                <draw:g>
                  <svg:desc>calibration_ECS_Oct_2022.C1:calibration_ECS_Oct_2022.C1</svg:desc>
                </draw:g>
              </table:table-cell>
              <table:table-cell office:value-type="string">
                <text:p/>
                <draw:g>
                  <svg:desc>calibration_ECS_Oct_2022.D1:calibration_ECS_Oct_2022.D1</svg:desc>
                </draw:g>
              </table:table-cell>
              <table:table-cell office:value-type="string">
                <text:p/>
                <draw:g>
                  <svg:desc>calibration_ECS_Oct_2022.E1:calibration_ECS_Oct_2022.E1</svg:desc>
                </draw:g>
              </table:table-cell>
              <table:table-cell office:value-type="string">
                <text:p/>
                <draw:g>
                  <svg:desc>calibration_ECS_Oct_2022.F1:calibration_ECS_Oct_2022.F1</svg:desc>
                </draw:g>
              </table:table-cell>
              <table:table-cell office:value-type="string">
                <text:p/>
                <draw:g>
                  <svg:desc>calibration_ECS_Oct_2022.G1:calibration_ECS_Oct_2022.G1</svg:desc>
                </draw:g>
              </table:table-cell>
              <table:table-cell office:value-type="string">
                <text:p/>
                <draw:g>
                  <svg:desc>calibration_ECS_Oct_2022.H1:calibration_ECS_Oct_2022.H1</svg:desc>
                </draw:g>
              </table:table-cell>
              <table:table-cell office:value-type="string">
                <text:p/>
                <draw:g>
                  <svg:desc>calibration_ECS_Oct_2022.I1:calibration_ECS_Oct_2022.I1</svg:desc>
                </draw:g>
              </table:table-cell>
              <table:table-cell office:value-type="string">
                <text:p>ECS-03</text:p>
                <draw:g>
                  <svg:desc>calibration_ECS_Oct_2022.J1:calibration_ECS_Oct_2022.J1</svg:desc>
                </draw:g>
              </table:table-cell>
              <table:table-cell office:value-type="string">
                <text:p>Poly-03</text:p>
                <draw:g>
                  <svg:desc>calibration_ECS_Oct_2022.K1:calibration_ECS_Oct_2022.K1</svg:desc>
                </draw:g>
              </table:table-cell>
              <table:table-cell office:value-type="string">
                <text:p/>
                <draw:g>
                  <svg:desc>calibration_ECS_Oct_2022.L1:calibration_ECS_Oct_2022.L1</svg:desc>
                </draw:g>
              </table:table-cell>
              <table:table-cell office:value-type="string">
                <text:p/>
                <draw:g>
                  <svg:desc>calibration_ECS_Oct_2022.M1:calibration_ECS_Oct_2022.M1</svg:desc>
                </draw:g>
              </table:table-cell>
              <table:table-cell office:value-type="string">
                <text:p/>
                <draw:g>
                  <svg:desc>calibration_ECS_Oct_2022.N1:calibration_ECS_Oct_2022.N1</svg:desc>
                </draw:g>
              </table:table-cell>
              <table:table-cell office:value-type="string">
                <text:p/>
                <draw:g>
                  <svg:desc>calibration_ECS_Oct_2022.O1:calibration_ECS_Oct_2022.O1</svg:desc>
                </draw:g>
              </table:table-cell>
              <table:table-cell office:value-type="string">
                <text:p/>
                <draw:g>
                  <svg:desc>calibration_ECS_Oct_2022.P1:calibration_ECS_Oct_2022.P1</svg:desc>
                </draw:g>
              </table:table-cell>
              <table:table-cell office:value-type="string">
                <text:p/>
                <draw:g>
                  <svg:desc>calibration_ECS_Oct_2022.Q1:calibration_ECS_Oct_2022.Q1</svg:desc>
                </draw:g>
              </table:table-cell>
              <table:table-cell office:value-type="string">
                <text:p/>
                <draw:g>
                  <svg:desc>calibration_ECS_Oct_2022.R1:calibration_ECS_Oct_2022.R1</svg:desc>
                </draw:g>
              </table:table-cell>
              <table:table-cell office:value-type="string">
                <text:p/>
                <draw:g>
                  <svg:desc>calibration_ECS_Oct_2022.S1:calibration_ECS_Oct_2022.S1</svg:desc>
                </draw:g>
              </table:table-cell>
              <table:table-cell office:value-type="string">
                <text:p/>
                <draw:g>
                  <svg:desc>calibration_ECS_Oct_2022.T1:calibration_ECS_Oct_2022.T1</svg:desc>
                </draw:g>
              </table:table-cell>
              <table:table-cell office:value-type="string">
                <text:p/>
                <draw:g>
                  <svg:desc>calibration_ECS_Oct_2022.U1:calibration_ECS_Oct_2022.U1</svg:desc>
                </draw:g>
              </table:table-cell>
              <table:table-cell office:value-type="string">
                <text:p/>
                <draw:g>
                  <svg:desc>calibration_ECS_Oct_2022.V1:calibration_ECS_Oct_2022.V1</svg:desc>
                </draw:g>
              </table:table-cell>
              <table:table-cell office:value-type="string">
                <text:p/>
                <draw:g>
                  <svg:desc>calibration_ECS_Oct_2022.W1:calibration_ECS_Oct_2022.W1</svg:desc>
                </draw:g>
              </table:table-cell>
              <table:table-cell office:value-type="string">
                <text:p/>
                <draw:g>
                  <svg:desc>calibration_ECS_Oct_2022.X1:calibration_ECS_Oct_2022.X1</svg:desc>
                </draw:g>
              </table:table-cell>
              <table:table-cell office:value-type="string">
                <text:p/>
                <draw:g>
                  <svg:desc>calibration_ECS_Oct_2022.Y1:calibration_ECS_Oct_2022.Y1</svg:desc>
                </draw:g>
              </table:table-cell>
              <table:table-cell office:value-type="string">
                <text:p/>
                <draw:g>
                  <svg:desc>calibration_ECS_Oct_2022.Z1:calibration_ECS_Oct_2022.Z1</svg:desc>
                </draw:g>
              </table:table-cell>
              <table:table-cell office:value-type="string">
                <text:p/>
                <draw:g>
                  <svg:desc>calibration_ECS_Oct_2022.AA1:calibration_ECS_Oct_2022.AA1</svg:desc>
                </draw:g>
              </table:table-cell>
              <table:table-cell office:value-type="string">
                <text:p/>
                <draw:g>
                  <svg:desc>calibration_ECS_Oct_2022.AB1:calibration_ECS_Oct_2022.A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alibration_ECS_Oct_2022.A2:calibration_ECS_Oct_2022.A202</svg:desc>
                </draw:g>
              </table:table-cell>
              <table:table-cell office:value-type="float" office:value="2290.5">
                <text:p>2290.5</text:p>
                <draw:g>
                  <svg:desc>calibration_ECS_Oct_2022.B2:calibration_ECS_Oct_2022.B202</svg:desc>
                </draw:g>
              </table:table-cell>
              <table:table-cell office:value-type="float" office:value="2296.96837705424">
                <text:p>2296.96837705424</text:p>
                <draw:g>
                  <svg:desc>calibration_ECS_Oct_2022.C2:calibration_ECS_Oct_2022.C202</svg:desc>
                </draw:g>
              </table:table-cell>
              <table:table-cell office:value-type="float" office:value="NaN">
                <text:p>NaN</text:p>
                <draw:g>
                  <svg:desc>calibration_ECS_Oct_2022.D2:calibration_ECS_Oct_2022.D202</svg:desc>
                </draw:g>
              </table:table-cell>
              <table:table-cell office:value-type="float" office:value="NaN">
                <text:p>NaN</text:p>
                <draw:g>
                  <svg:desc>calibration_ECS_Oct_2022.E2:calibration_ECS_Oct_2022.E202</svg:desc>
                </draw:g>
              </table:table-cell>
              <table:table-cell office:value-type="float" office:value="NaN">
                <text:p>NaN</text:p>
                <draw:g>
                  <svg:desc>calibration_ECS_Oct_2022.F2:calibration_ECS_Oct_2022.F202</svg:desc>
                </draw:g>
              </table:table-cell>
              <table:table-cell office:value-type="float" office:value="NaN">
                <text:p>NaN</text:p>
                <draw:g>
                  <svg:desc>calibration_ECS_Oct_2022.G2:calibration_ECS_Oct_2022.G202</svg:desc>
                </draw:g>
              </table:table-cell>
              <table:table-cell office:value-type="float" office:value="NaN">
                <text:p>NaN</text:p>
                <draw:g>
                  <svg:desc>calibration_ECS_Oct_2022.H2:calibration_ECS_Oct_2022.H202</svg:desc>
                </draw:g>
              </table:table-cell>
              <table:table-cell office:value-type="float" office:value="NaN">
                <text:p>NaN</text:p>
                <draw:g>
                  <svg:desc>calibration_ECS_Oct_2022.I2:calibration_ECS_Oct_2022.I202</svg:desc>
                </draw:g>
              </table:table-cell>
              <table:table-cell office:value-type="float" office:value="2298.5">
                <text:p>2298.5</text:p>
                <draw:g>
                  <svg:desc>calibration_ECS_Oct_2022.J2:calibration_ECS_Oct_2022.J202</svg:desc>
                </draw:g>
              </table:table-cell>
              <table:table-cell office:value-type="float" office:value="2295.96277744544">
                <text:p>2295.96277744544</text:p>
                <draw:g>
                  <svg:desc>calibration_ECS_Oct_2022.K2:calibration_ECS_Oct_2022.K202</svg:desc>
                </draw:g>
              </table:table-cell>
              <table:table-cell office:value-type="float" office:value="NaN">
                <text:p>NaN</text:p>
                <draw:g>
                  <svg:desc>calibration_ECS_Oct_2022.L2:calibration_ECS_Oct_2022.L202</svg:desc>
                </draw:g>
              </table:table-cell>
              <table:table-cell office:value-type="float" office:value="NaN">
                <text:p>NaN</text:p>
                <draw:g>
                  <svg:desc>calibration_ECS_Oct_2022.M2:calibration_ECS_Oct_2022.M202</svg:desc>
                </draw:g>
              </table:table-cell>
              <table:table-cell office:value-type="float" office:value="NaN">
                <text:p>NaN</text:p>
                <draw:g>
                  <svg:desc>calibration_ECS_Oct_2022.N2:calibration_ECS_Oct_2022.N202</svg:desc>
                </draw:g>
              </table:table-cell>
              <table:table-cell office:value-type="float" office:value="NaN">
                <text:p>NaN</text:p>
                <draw:g>
                  <svg:desc>calibration_ECS_Oct_2022.O2:calibration_ECS_Oct_2022.O202</svg:desc>
                </draw:g>
              </table:table-cell>
              <table:table-cell office:value-type="float" office:value="NaN">
                <text:p>NaN</text:p>
                <draw:g>
                  <svg:desc>calibration_ECS_Oct_2022.P2:calibration_ECS_Oct_2022.P202</svg:desc>
                </draw:g>
              </table:table-cell>
              <table:table-cell office:value-type="float" office:value="NaN">
                <text:p>NaN</text:p>
                <draw:g>
                  <svg:desc>calibration_ECS_Oct_2022.Q2:calibration_ECS_Oct_2022.Q202</svg:desc>
                </draw:g>
              </table:table-cell>
              <table:table-cell office:value-type="float" office:value="NaN">
                <text:p>NaN</text:p>
                <draw:g>
                  <svg:desc>calibration_ECS_Oct_2022.R2:calibration_ECS_Oct_2022.R202</svg:desc>
                </draw:g>
              </table:table-cell>
              <table:table-cell office:value-type="float" office:value="NaN">
                <text:p>NaN</text:p>
                <draw:g>
                  <svg:desc>calibration_ECS_Oct_2022.S2:calibration_ECS_Oct_2022.S202</svg:desc>
                </draw:g>
              </table:table-cell>
              <table:table-cell office:value-type="float" office:value="NaN">
                <text:p>NaN</text:p>
                <draw:g>
                  <svg:desc>calibration_ECS_Oct_2022.T2:calibration_ECS_Oct_2022.T202</svg:desc>
                </draw:g>
              </table:table-cell>
              <table:table-cell office:value-type="float" office:value="NaN">
                <text:p>NaN</text:p>
                <draw:g>
                  <svg:desc>calibration_ECS_Oct_2022.U2:calibration_ECS_Oct_2022.U202</svg:desc>
                </draw:g>
              </table:table-cell>
              <table:table-cell office:value-type="float" office:value="NaN">
                <text:p>NaN</text:p>
                <draw:g>
                  <svg:desc>calibration_ECS_Oct_2022.V2:calibration_ECS_Oct_2022.V202</svg:desc>
                </draw:g>
              </table:table-cell>
              <table:table-cell office:value-type="float" office:value="NaN">
                <text:p>NaN</text:p>
                <draw:g>
                  <svg:desc>calibration_ECS_Oct_2022.W2:calibration_ECS_Oct_2022.W202</svg:desc>
                </draw:g>
              </table:table-cell>
              <table:table-cell office:value-type="float" office:value="NaN">
                <text:p>NaN</text:p>
                <draw:g>
                  <svg:desc>calibration_ECS_Oct_2022.X2:calibration_ECS_Oct_2022.X202</svg:desc>
                </draw:g>
              </table:table-cell>
              <table:table-cell office:value-type="float" office:value="NaN">
                <text:p>NaN</text:p>
                <draw:g>
                  <svg:desc>calibration_ECS_Oct_2022.Y2:calibration_ECS_Oct_2022.Y202</svg:desc>
                </draw:g>
              </table:table-cell>
              <table:table-cell office:value-type="float" office:value="NaN">
                <text:p>NaN</text:p>
                <draw:g>
                  <svg:desc>calibration_ECS_Oct_2022.Z2:calibration_ECS_Oct_2022.Z202</svg:desc>
                </draw:g>
              </table:table-cell>
              <table:table-cell office:value-type="float" office:value="NaN">
                <text:p>NaN</text:p>
                <draw:g>
                  <svg:desc>calibration_ECS_Oct_2022.AA2:calibration_ECS_Oct_2022.AA202</svg:desc>
                </draw:g>
              </table:table-cell>
              <table:table-cell office:value-type="float" office:value="NaN">
                <text:p>NaN</text:p>
                <draw:g>
                  <svg:desc>calibration_ECS_Oct_2022.AB2:calibration_ECS_Oct_2022.AB202</svg:desc>
                </draw:g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2287.91666666667">
                <text:p>2287.91666666667</text:p>
              </table:table-cell>
              <table:table-cell office:value-type="float" office:value="2292.93952403051">
                <text:p>2292.9395240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2.83333333333">
                <text:p>2292.83333333333</text:p>
              </table:table-cell>
              <table:table-cell office:value-type="float" office:value="2295.13960881848">
                <text:p>2295.1396088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2289.23588352429">
                <text:p>2289.2358835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9.16666666667">
                <text:p>2289.16666666667</text:p>
              </table:table-cell>
              <table:table-cell office:value-type="float" office:value="2294.41886020666">
                <text:p>2294.4188602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2276.58333333333">
                <text:p>2276.58333333333</text:p>
              </table:table-cell>
              <table:table-cell office:value-type="float" office:value="2285.82692367313">
                <text:p>2285.8269236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.16666666667">
                <text:p>2288.16666666667</text:p>
              </table:table-cell>
              <table:table-cell office:value-type="float" office:value="2293.77819711485">
                <text:p>2293.7781971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276.83333333333">
                <text:p>2276.83333333333</text:p>
              </table:table-cell>
              <table:table-cell office:value-type="float" office:value="2282.68292787234">
                <text:p>2282.6829278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9.33333333333">
                <text:p>2289.33333333333</text:p>
              </table:table-cell>
              <table:table-cell office:value-type="float" office:value="2293.19592813908">
                <text:p>2293.1959281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276.5">
                <text:p>2276.5</text:p>
              </table:table-cell>
              <table:table-cell office:value-type="float" office:value="2279.774986651">
                <text:p>2279.77498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83333333333">
                <text:p>2293.83333333333</text:p>
              </table:table-cell>
              <table:table-cell office:value-type="float" office:value="2292.65099849599">
                <text:p>2292.6509984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276.16666666667">
                <text:p>2276.16666666667</text:p>
              </table:table-cell>
              <table:table-cell office:value-type="float" office:value="2277.07498954779">
                <text:p>2277.0749895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4.33333333333">
                <text:p>2294.33333333333</text:p>
              </table:table-cell>
              <table:table-cell office:value-type="float" office:value="2292.1229835523">
                <text:p>2292.122983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272.41666666667">
                <text:p>2272.41666666667</text:p>
              </table:table-cell>
              <table:table-cell office:value-type="float" office:value="2274.55561698701">
                <text:p>2274.55561698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8.16666666667">
                <text:p>2298.16666666667</text:p>
              </table:table-cell>
              <table:table-cell office:value-type="float" office:value="2291.59208235427">
                <text:p>2291.5920823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73.25">
                <text:p>2273.25</text:p>
              </table:table-cell>
              <table:table-cell office:value-type="float" office:value="2272.19033215447">
                <text:p>2272.1903321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.5">
                <text:p>2300.5</text:p>
              </table:table-cell>
              <table:table-cell office:value-type="float" office:value="2291.03911115718">
                <text:p>2291.0391111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271.58333333333">
                <text:p>2271.58333333333</text:p>
              </table:table-cell>
              <table:table-cell office:value-type="float" office:value="2269.95337287347">
                <text:p>2269.9533728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83333333333">
                <text:p>2293.83333333333</text:p>
              </table:table-cell>
              <table:table-cell office:value-type="float" office:value="2290.44549695474">
                <text:p>2290.4454969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66.25">
                <text:p>2266.25</text:p>
              </table:table-cell>
              <table:table-cell office:value-type="float" office:value="2267.81974348068">
                <text:p>2267.8197434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5">
                <text:p>2293.5</text:p>
              </table:table-cell>
              <table:table-cell office:value-type="float" office:value="2289.79327100865">
                <text:p>2289.7932710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270.5">
                <text:p>2270.5</text:p>
              </table:table-cell>
              <table:table-cell office:value-type="float" office:value="2265.76520670209">
                <text:p>2265.7652067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4.33333333333">
                <text:p>2294.33333333333</text:p>
              </table:table-cell>
              <table:table-cell office:value-type="float" office:value="2289.06506237796">
                <text:p>2289.0650623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70.66666666667">
                <text:p>2270.66666666667</text:p>
              </table:table-cell>
              <table:table-cell office:value-type="float" office:value="2263.76627552896">
                <text:p>2263.7662755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5.33333333333">
                <text:p>2295.33333333333</text:p>
              </table:table-cell>
              <table:table-cell office:value-type="float" office:value="2288.24409144861">
                <text:p>2288.2440914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276.41666666667">
                <text:p>2276.41666666667</text:p>
              </table:table-cell>
              <table:table-cell office:value-type="float" office:value="2261.80020509376">
                <text:p>2261.8002050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83333333333">
                <text:p>2293.83333333333</text:p>
              </table:table-cell>
              <table:table-cell office:value-type="float" office:value="2287.31416346285">
                <text:p>2287.3141634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85.33333333333">
                <text:p>2285.33333333333</text:p>
              </table:table-cell>
              <table:table-cell office:value-type="float" office:value="2259.8449845461">
                <text:p>2259.844984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.83333333333">
                <text:p>2288.83333333333</text:p>
              </table:table-cell>
              <table:table-cell office:value-type="float" office:value="2286.25966204871">
                <text:p>2286.2596620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2275.41666666667">
                <text:p>2275.41666666667</text:p>
              </table:table-cell>
              <table:table-cell office:value-type="float" office:value="2257.87932892863">
                <text:p>2257.8793289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.33333333333">
                <text:p>2288.33333333333</text:p>
              </table:table-cell>
              <table:table-cell office:value-type="float" office:value="2285.06554274949">
                <text:p>2285.0655427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82.16666666667">
                <text:p>2282.16666666667</text:p>
              </table:table-cell>
              <table:table-cell office:value-type="float" office:value="2255.88267105301">
                <text:p>2255.8826710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.83333333333">
                <text:p>2288.83333333333</text:p>
              </table:table-cell>
              <table:table-cell office:value-type="float" office:value="2283.71732655319">
                <text:p>2283.717326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2270.33333333333">
                <text:p>2270.33333333333</text:p>
              </table:table-cell>
              <table:table-cell office:value-type="float" office:value="2253.83515337584">
                <text:p>2253.8351533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5.33333333333">
                <text:p>2285.33333333333</text:p>
              </table:table-cell>
              <table:table-cell office:value-type="float" office:value="2282.20109342201">
                <text:p>2282.2010934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67.66666666667">
                <text:p>2267.66666666667</text:p>
              </table:table-cell>
              <table:table-cell office:value-type="float" office:value="2251.71761987461">
                <text:p>2251.7176198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2">
                <text:p>2282</text:p>
              </table:table-cell>
              <table:table-cell office:value-type="float" office:value="2280.50347582176">
                <text:p>2280.503475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2258.75">
                <text:p>2258.75</text:p>
              </table:table-cell>
              <table:table-cell office:value-type="float" office:value="2249.5116079236">
                <text:p>2249.511607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9.33333333333">
                <text:p>2279.33333333333</text:p>
              </table:table-cell>
              <table:table-cell office:value-type="float" office:value="2278.61165225139">
                <text:p>2278.6116522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51.16666666667">
                <text:p>2251.16666666667</text:p>
              </table:table-cell>
              <table:table-cell office:value-type="float" office:value="2247.1993401698">
                <text:p>2247.19934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.5">
                <text:p>2281.5</text:p>
              </table:table-cell>
              <table:table-cell office:value-type="float" office:value="2276.51334077238">
                <text:p>2276.5133407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44.76371640894">
                <text:p>2244.7637164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3.66666666667">
                <text:p>2273.66666666667</text:p>
              </table:table-cell>
              <table:table-cell office:value-type="float" office:value="2274.19679253829">
                <text:p>2274.1967925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42.18830546132">
                <text:p>2242.1883054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8.5">
                <text:p>2268.5</text:p>
              </table:table-cell>
              <table:table-cell office:value-type="float" office:value="2271.65078532413">
                <text:p>2271.6507853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2235.58333333333">
                <text:p>2235.58333333333</text:p>
              </table:table-cell>
              <table:table-cell office:value-type="float" office:value="2239.45733704777">
                <text:p>2239.4573370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1.83333333333">
                <text:p>2261.83333333333</text:p>
              </table:table-cell>
              <table:table-cell office:value-type="float" office:value="2268.8646170559">
                <text:p>2268.864617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34.33333333333">
                <text:p>2234.33333333333</text:p>
              </table:table-cell>
              <table:table-cell office:value-type="float" office:value="2236.55569366564">
                <text:p>2236.5556936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2.66666666667">
                <text:p>2262.66666666667</text:p>
              </table:table-cell>
              <table:table-cell office:value-type="float" office:value="2265.82809934001">
                <text:p>2265.8280993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2228.16666666667">
                <text:p>2228.16666666667</text:p>
              </table:table-cell>
              <table:table-cell office:value-type="float" office:value="2233.46890246467">
                <text:p>2233.4689024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9.16666666667">
                <text:p>2259.16666666667</text:p>
              </table:table-cell>
              <table:table-cell office:value-type="float" office:value="2262.53155099278">
                <text:p>2262.531550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24.33333333333">
                <text:p>2224.33333333333</text:p>
              </table:table-cell>
              <table:table-cell office:value-type="float" office:value="2230.18312712295">
                <text:p>2230.1831271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3.33333333333">
                <text:p>2253.33333333333</text:p>
              </table:table-cell>
              <table:table-cell office:value-type="float" office:value="2258.96579156983">
                <text:p>2258.9657915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2219.33333333333">
                <text:p>2219.33333333333</text:p>
              </table:table-cell>
              <table:table-cell office:value-type="float" office:value="2226.68515972286">
                <text:p>2226.6851597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6.83333333333">
                <text:p>2246.83333333333</text:p>
              </table:table-cell>
              <table:table-cell office:value-type="float" office:value="2255.12213489566">
                <text:p>2255.1221348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17.91666666667">
                <text:p>2217.91666666667</text:p>
              </table:table-cell>
              <table:table-cell office:value-type="float" office:value="2222.962412627">
                <text:p>2222.96241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8.66666666667">
                <text:p>2248.66666666667</text:p>
              </table:table-cell>
              <table:table-cell office:value-type="float" office:value="2250.992382593">
                <text:p>2250.99238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207.66666666667">
                <text:p>2207.66666666667</text:p>
              </table:table-cell>
              <table:table-cell office:value-type="float" office:value="2219.0029103541">
                <text:p>2219.002910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.66666666667">
                <text:p>2230.66666666667</text:p>
              </table:table-cell>
              <table:table-cell office:value-type="float" office:value="2246.56881761235">
                <text:p>2246.5688176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02.5">
                <text:p>2202.5</text:p>
              </table:table-cell>
              <table:table-cell office:value-type="float" office:value="2214.79528145503">
                <text:p>2214.79528145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4.83333333333">
                <text:p>2234.83333333333</text:p>
              </table:table-cell>
              <table:table-cell office:value-type="float" office:value="2241.84419776138">
                <text:p>2241.8441977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2188.08333333333">
                <text:p>2188.08333333333</text:p>
              </table:table-cell>
              <table:table-cell office:value-type="float" office:value="2210.32875038861">
                <text:p>2210.3287503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6">
                <text:p>2216</text:p>
              </table:table-cell>
              <table:table-cell office:value-type="float" office:value="2236.81174923447">
                <text:p>2236.8117492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89.41666666667">
                <text:p>2189.41666666667</text:p>
              </table:table-cell>
              <table:table-cell office:value-type="float" office:value="2205.59312939768">
                <text:p>2205.5931293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0">
                <text:p>2220</text:p>
              </table:table-cell>
              <table:table-cell office:value-type="float" office:value="2231.46516014211">
                <text:p>2231.4651601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2177.91666666667">
                <text:p>2177.91666666667</text:p>
              </table:table-cell>
              <table:table-cell office:value-type="float" office:value="2200.57881038493">
                <text:p>2200.5788103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9.33333333333">
                <text:p>2209.33333333333</text:p>
              </table:table-cell>
              <table:table-cell office:value-type="float" office:value="2225.79857404039">
                <text:p>2225.7985740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78.75">
                <text:p>2178.75</text:p>
              </table:table-cell>
              <table:table-cell office:value-type="float" office:value="2195.27675678891">
                <text:p>2195.2767567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2">
                <text:p>2212</text:p>
              </table:table-cell>
              <table:table-cell office:value-type="float" office:value="2219.80658346046">
                <text:p>2219.8065834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2165.41666666667">
                <text:p>2165.41666666667</text:p>
              </table:table-cell>
              <table:table-cell office:value-type="float" office:value="2189.67849545991">
                <text:p>2189.6784954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2">
                <text:p>2202</text:p>
              </table:table-cell>
              <table:table-cell office:value-type="float" office:value="2213.48422343799">
                <text:p>2213.4842234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67.91666666667">
                <text:p>2167.91666666667</text:p>
              </table:table-cell>
              <table:table-cell office:value-type="float" office:value="2183.77610853591">
                <text:p>2183.7761085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3.33333333333">
                <text:p>2203.33333333333</text:p>
              </table:table-cell>
              <table:table-cell office:value-type="float" office:value="2206.82696504264">
                <text:p>2206.8269650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162.91666666667">
                <text:p>2162.91666666667</text:p>
              </table:table-cell>
              <table:table-cell office:value-type="float" office:value="2177.56222531853">
                <text:p>2177.5622253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.66666666667">
                <text:p>2190.66666666667</text:p>
              </table:table-cell>
              <table:table-cell office:value-type="float" office:value="2199.83070890751">
                <text:p>2199.8307089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69.58333333333">
                <text:p>2169.58333333333</text:p>
              </table:table-cell>
              <table:table-cell office:value-type="float" office:value="2171.03001414897">
                <text:p>2171.0300141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6.5">
                <text:p>2186.5</text:p>
              </table:table-cell>
              <table:table-cell office:value-type="float" office:value="2192.49177875865">
                <text:p>2192.4917787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154.66666666667">
                <text:p>2154.66666666667</text:p>
              </table:table-cell>
              <table:table-cell office:value-type="float" office:value="2164.1731742839">
                <text:p>2164.173174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7.66666666667">
                <text:p>2167.66666666667</text:p>
              </table:table-cell>
              <table:table-cell office:value-type="float" office:value="2184.80691494445">
                <text:p>2184.8069149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52.66666666667">
                <text:p>2152.66666666667</text:p>
              </table:table-cell>
              <table:table-cell office:value-type="float" office:value="2156.98592777145">
                <text:p>2156.9859277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4.66666666667">
                <text:p>2174.66666666667</text:p>
              </table:table-cell>
              <table:table-cell office:value-type="float" office:value="2176.77326796514">
                <text:p>2176.7732679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2142.25">
                <text:p>2142.25</text:p>
              </table:table-cell>
              <table:table-cell office:value-type="float" office:value="2149.4630113271">
                <text:p>2149.4630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2168.38839200228">
                <text:p>2168.388392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151">
                <text:p>2151</text:p>
              </table:table-cell>
              <table:table-cell office:value-type="float" office:value="2141.59966820964">
                <text:p>2141.5996682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2159.6502384482">
                <text:p>2159.650238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2132.08333333333">
                <text:p>2132.08333333333</text:p>
              </table:table-cell>
              <table:table-cell office:value-type="float" office:value="2133.39164009711">
                <text:p>2133.3916400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8.5">
                <text:p>2148.5</text:p>
              </table:table-cell>
              <table:table-cell office:value-type="float" office:value="2150.55714943542">
                <text:p>2150.5571494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130.16666666667">
                <text:p>2130.16666666667</text:p>
              </table:table-cell>
              <table:table-cell office:value-type="float" office:value="2124.8351589627">
                <text:p>2124.8351589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2.16666666667">
                <text:p>2152.16666666667</text:p>
              </table:table-cell>
              <table:table-cell office:value-type="float" office:value="2141.1078513662">
                <text:p>2141.107851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2115.25">
                <text:p>2115.25</text:p>
              </table:table-cell>
              <table:table-cell office:value-type="float" office:value="2115.92693895074">
                <text:p>2115.9269389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.5">
                <text:p>2133.5</text:p>
              </table:table-cell>
              <table:table-cell office:value-type="float" office:value="2131.30144844194">
                <text:p>2131.3014484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113.58333333333">
                <text:p>2113.58333333333</text:p>
              </table:table-cell>
              <table:table-cell office:value-type="float" office:value="2106.66416825256">
                <text:p>2106.6641682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4.5">
                <text:p>2134.5</text:p>
              </table:table-cell>
              <table:table-cell office:value-type="float" office:value="2121.13741619267">
                <text:p>2121.1374161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2095.75">
                <text:p>2095.75</text:p>
              </table:table-cell>
              <table:table-cell office:value-type="float" office:value="2097.04450098251">
                <text:p>2097.0445009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2110.6155950065">
                <text:p>2110.615595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101.91666666667">
                <text:p>2101.91666666667</text:p>
              </table:table-cell>
              <table:table-cell office:value-type="float" office:value="2087.06604905383">
                <text:p>2087.0660490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0.16666666667">
                <text:p>2110.16666666667</text:p>
              </table:table-cell>
              <table:table-cell office:value-type="float" office:value="2099.7361836591">
                <text:p>2099.736183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087.16666666667">
                <text:p>2087.16666666667</text:p>
              </table:table-cell>
              <table:table-cell office:value-type="float" office:value="2076.7273740546">
                <text:p>2076.727374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.16666666667">
                <text:p>2092.16666666667</text:p>
              </table:table-cell>
              <table:table-cell office:value-type="float" office:value="2088.49973284313">
                <text:p>2088.4997328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77.5">
                <text:p>2077.5</text:p>
              </table:table-cell>
              <table:table-cell office:value-type="float" office:value="2066.02747912369">
                <text:p>2066.0274791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9.83333333333">
                <text:p>2089.83333333333</text:p>
              </table:table-cell>
              <table:table-cell office:value-type="float" office:value="2076.90713869776">
                <text:p>2076.9071386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055.33333333333">
                <text:p>2055.33333333333</text:p>
              </table:table-cell>
              <table:table-cell office:value-type="float" office:value="2054.9658008267">
                <text:p>2054.965800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6.83333333333">
                <text:p>2066.83333333333</text:p>
              </table:table-cell>
              <table:table-cell office:value-type="float" office:value="2064.95963633807">
                <text:p>2064.9596363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52.83333333333">
                <text:p>2052.83333333333</text:p>
              </table:table-cell>
              <table:table-cell office:value-type="float" office:value="2043.54220103185">
                <text:p>2043.5422010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5.5">
                <text:p>2065.5</text:p>
              </table:table-cell>
              <table:table-cell office:value-type="float" office:value="2052.65879338458">
                <text:p>2052.6587933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032.75">
                <text:p>2032.75</text:p>
              </table:table-cell>
              <table:table-cell office:value-type="float" office:value="2031.75695878597">
                <text:p>2031.75695878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.83333333333">
                <text:p>2040.83333333333</text:p>
              </table:table-cell>
              <table:table-cell office:value-type="float" office:value="2040.00650349263">
                <text:p>2040.0065034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33.83333333333">
                <text:p>2033.83333333333</text:p>
              </table:table-cell>
              <table:table-cell office:value-type="float" office:value="2019.6107621904">
                <text:p>2019.610762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3.33333333333">
                <text:p>2043.33333333333</text:p>
              </table:table-cell>
              <table:table-cell office:value-type="float" office:value="2027.00497988194">
                <text:p>2027.0049798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008.83333333333">
                <text:p>2008.83333333333</text:p>
              </table:table-cell>
              <table:table-cell office:value-type="float" office:value="2007.10470027693">
                <text:p>2007.1047002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.33333333333">
                <text:p>2017.33333333333</text:p>
              </table:table-cell>
              <table:table-cell office:value-type="float" office:value="2013.65674886599">
                <text:p>2013.656748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10.66666666667">
                <text:p>2010.66666666667</text:p>
              </table:table-cell>
              <table:table-cell office:value-type="float" office:value="1994.24025488376">
                <text:p>1994.2402548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.66666666667">
                <text:p>2015.66666666667</text:p>
              </table:table-cell>
              <table:table-cell office:value-type="float" office:value="1999.96464338154">
                <text:p>1999.9646433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983.33333333333">
                <text:p>1983.33333333333</text:p>
              </table:table-cell>
              <table:table-cell office:value-type="float" office:value="1981.01929253138">
                <text:p>1981.0192925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4.16666666667">
                <text:p>1984.16666666667</text:p>
              </table:table-cell>
              <table:table-cell office:value-type="float" office:value="1985.93179651807">
                <text:p>1985.9317965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84.66666666667">
                <text:p>1984.66666666667</text:p>
              </table:table-cell>
              <table:table-cell office:value-type="float" office:value="1967.44405629858">
                <text:p>1967.4440562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.66666666667">
                <text:p>1985.66666666667</text:p>
              </table:table-cell>
              <table:table-cell office:value-type="float" office:value="1971.56163504723">
                <text:p>1971.5616350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956">
                <text:p>1956</text:p>
              </table:table-cell>
              <table:table-cell office:value-type="float" office:value="1953.5171576983">
                <text:p>1953.517157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.33333333333">
                <text:p>1959.33333333333</text:p>
              </table:table-cell>
              <table:table-cell office:value-type="float" office:value="1956.85787295233">
                <text:p>1956.8578729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57">
                <text:p>1957</text:p>
              </table:table-cell>
              <table:table-cell office:value-type="float" office:value="1939.24156855365">
                <text:p>1939.2415685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1941.8245049578">
                <text:p>1941.824504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929.83333333333">
                <text:p>1929.83333333333</text:p>
              </table:table-cell>
              <table:table-cell office:value-type="float" office:value="1924.62061287375">
                <text:p>1924.6206128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.33333333333">
                <text:p>1931.33333333333</text:p>
              </table:table-cell>
              <table:table-cell office:value-type="float" office:value="1926.46580005864">
                <text:p>1926.4658000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927.58333333333">
                <text:p>1927.58333333333</text:p>
              </table:table-cell>
              <table:table-cell office:value-type="float" office:value="1909.65795872978">
                <text:p>1909.6579587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.66666666667">
                <text:p>1930.66666666667</text:p>
              </table:table-cell>
              <table:table-cell office:value-type="float" office:value="1910.7862950499">
                <text:p>1910.78629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893.33333333333">
                <text:p>1893.33333333333</text:p>
              </table:table-cell>
              <table:table-cell office:value-type="float" office:value="1894.35761013081">
                <text:p>1894.3576101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6.66666666667">
                <text:p>1896.66666666667</text:p>
              </table:table-cell>
              <table:table-cell office:value-type="float" office:value="1894.7907880561">
                <text:p>1894.790788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894.41666666667">
                <text:p>1894.41666666667</text:p>
              </table:table-cell>
              <table:table-cell office:value-type="float" office:value="1878.72389889978">
                <text:p>1878.7238988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5.33333333333">
                <text:p>1895.33333333333</text:p>
              </table:table-cell>
              <table:table-cell office:value-type="float" office:value="1878.48433206078">
                <text:p>1878.4843320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865.66666666667">
                <text:p>1865.66666666667</text:p>
              </table:table-cell>
              <table:table-cell office:value-type="float" office:value="1862.76147654945">
                <text:p>1862.7614765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5.5">
                <text:p>1865.5</text:p>
              </table:table-cell>
              <table:table-cell office:value-type="float" office:value="1861.87222843587">
                <text:p>1861.8722284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861">
                <text:p>1861</text:p>
              </table:table-cell>
              <table:table-cell office:value-type="float" office:value="1846.47530615829">
                <text:p>1846.4753061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9.16666666667">
                <text:p>1869.16666666667</text:p>
              </table:table-cell>
              <table:table-cell office:value-type="float" office:value="1844.96002047121">
                <text:p>1844.9600204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828.08333333333">
                <text:p>1828.08333333333</text:p>
              </table:table-cell>
              <table:table-cell office:value-type="float" office:value="1829.87065424647">
                <text:p>1829.8706542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.5">
                <text:p>1833.5</text:p>
              </table:table-cell>
              <table:table-cell office:value-type="float" office:value="1827.753486904">
                <text:p>1827.75348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822.75">
                <text:p>1822.75</text:p>
              </table:table-cell>
              <table:table-cell office:value-type="float" office:value="1812.95308265175">
                <text:p>1812.9530826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.16666666667">
                <text:p>1833.16666666667</text:p>
              </table:table-cell>
              <table:table-cell office:value-type="float" office:value="1810.25863544825">
                <text:p>1810.2586354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785.16666666667">
                <text:p>1785.16666666667</text:p>
              </table:table-cell>
              <table:table-cell office:value-type="float" office:value="1795.72844040542">
                <text:p>1795.7284404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3.5">
                <text:p>1793.5</text:p>
              </table:table-cell>
              <table:table-cell office:value-type="float" office:value="1792.48169632428">
                <text:p>1792.4816963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82.25">
                <text:p>1782.25</text:p>
              </table:table-cell>
              <table:table-cell office:value-type="float" office:value="1778.20285560826">
                <text:p>1778.2028556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9.16666666667">
                <text:p>1789.16666666667</text:p>
              </table:table-cell>
              <table:table-cell office:value-type="float" office:value="1774.42911578813">
                <text:p>1774.4291157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745.25">
                <text:p>1745.25</text:p>
              </table:table-cell>
              <table:table-cell office:value-type="float" office:value="1760.38272730646">
                <text:p>1760.3827273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1756.10754966108">
                <text:p>1756.1075496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44.91666666667">
                <text:p>1744.91666666667</text:p>
              </table:table-cell>
              <table:table-cell office:value-type="float" office:value="1742.27471736754">
                <text:p>1742.2747173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6.16666666667">
                <text:p>1746.16666666667</text:p>
              </table:table-cell>
              <table:table-cell office:value-type="float" office:value="1737.52385685906">
                <text:p>1737.5238568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704.33333333333">
                <text:p>1704.33333333333</text:p>
              </table:table-cell>
              <table:table-cell office:value-type="float" office:value="1723.88574235632">
                <text:p>1723.8857423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1718.68509292216">
                <text:p>1718.6850929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09.66666666667">
                <text:p>1709.66666666667</text:p>
              </table:table-cell>
              <table:table-cell office:value-type="float" office:value="1705.22296541081">
                <text:p>1705.2229654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2.66666666667">
                <text:p>1702.66666666667</text:p>
              </table:table-cell>
              <table:table-cell office:value-type="float" office:value="1699.59850354407">
                <text:p>1699.5985035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674.66666666667">
                <text:p>1674.66666666667</text:p>
              </table:table-cell>
              <table:table-cell office:value-type="float" office:value="1686.29378811818">
                <text:p>1686.2937881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.5">
                <text:p>1661.5</text:p>
              </table:table-cell>
              <table:table-cell office:value-type="float" office:value="1680.27151810153">
                <text:p>1680.2715181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76.5">
                <text:p>1676.5</text:p>
              </table:table-cell>
              <table:table-cell office:value-type="float" office:value="1667.10584239069">
                <text:p>1667.1058423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1660.71174318384">
                <text:p>1660.7117431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633.58333333333">
                <text:p>1633.58333333333</text:p>
              </table:table-cell>
              <table:table-cell office:value-type="float" office:value="1647.6669823416">
                <text:p>1647.666982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.5">
                <text:p>1623.5</text:p>
              </table:table-cell>
              <table:table-cell office:value-type="float" office:value="1640.92695612228">
                <text:p>1640.9269561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24.5">
                <text:p>1624.5</text:p>
              </table:table-cell>
              <table:table-cell office:value-type="float" office:value="1627.98527616114">
                <text:p>1627.9852761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.83333333333">
                <text:p>1623.83333333333</text:p>
              </table:table-cell>
              <table:table-cell office:value-type="float" office:value="1620.92509851957">
                <text:p>1620.9250985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583">
                <text:p>1583</text:p>
              </table:table-cell>
              <table:table-cell office:value-type="float" office:value="1608.06899799241">
                <text:p>1608.0689979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.83333333333">
                <text:p>1581.83333333333</text:p>
              </table:table-cell>
              <table:table-cell office:value-type="float" office:value="1600.71426977939">
                <text:p>1600.71426977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83.83333333333">
                <text:p>1583.83333333333</text:p>
              </table:table-cell>
              <table:table-cell office:value-type="float" office:value="1587.92661980734">
                <text:p>1587.9266198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3.16666666667">
                <text:p>1583.16666666667</text:p>
              </table:table-cell>
              <table:table-cell office:value-type="float" office:value="1580.30272063576">
                <text:p>1580.3027206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546.08333333333">
                <text:p>1546.08333333333</text:p>
              </table:table-cell>
              <table:table-cell office:value-type="float" office:value="1567.56680328263">
                <text:p>1567.5668032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.16666666667">
                <text:p>1541.16666666667</text:p>
              </table:table-cell>
              <table:table-cell office:value-type="float" office:value="1559.6988466826">
                <text:p>1559.698846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45.16666666667">
                <text:p>1545.16666666667</text:p>
              </table:table-cell>
              <table:table-cell office:value-type="float" office:value="1546.99839167564">
                <text:p>1546.9983916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1538.91118190309">
                <text:p>1538.9111819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504">
                <text:p>1504</text:p>
              </table:table-cell>
              <table:table-cell office:value-type="float" office:value="1526.23040170038">
                <text:p>1526.2304017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1517.94839219923">
                <text:p>1517.9483921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07.16666666667">
                <text:p>1507.16666666667</text:p>
              </table:table-cell>
              <table:table-cell office:value-type="float" office:value="1505.27201540341">
                <text:p>1505.2720154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1496.81926892123">
                <text:p>1496.8192689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484.13257203978">
                <text:p>1484.1325720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9.5">
                <text:p>1459.5</text:p>
              </table:table-cell>
              <table:table-cell office:value-type="float" office:value="1475.53272239702">
                <text:p>1475.5327223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5">
                <text:p>1465</text:p>
              </table:table-cell>
              <table:table-cell office:value-type="float" office:value="1462.821559949">
                <text:p>1462.821559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.83333333333">
                <text:p>1458.83333333333</text:p>
              </table:table-cell>
              <table:table-cell office:value-type="float" office:value="1454.09777546168">
                <text:p>1454.0977754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425.25">
                <text:p>1425.25</text:p>
              </table:table-cell>
              <table:table-cell office:value-type="float" office:value="1441.3486084309">
                <text:p>1441.348608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1432.52355698694">
                <text:p>1432.5235569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34.58333333333">
                <text:p>1434.58333333333</text:p>
              </table:table-cell>
              <table:table-cell office:value-type="float" office:value="1419.72347962164">
                <text:p>1419.7234796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3.83333333333">
                <text:p>1413.83333333333</text:p>
              </table:table-cell>
              <table:table-cell office:value-type="float" office:value="1410.81929541062">
                <text:p>1410.8192954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387.41666666667">
                <text:p>1387.41666666667</text:p>
              </table:table-cell>
              <table:table-cell office:value-type="float" office:value="1397.95606036959">
                <text:p>1397.9560603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.66666666667">
                <text:p>1371.66666666667</text:p>
              </table:table-cell>
              <table:table-cell office:value-type="float" office:value="1388.99431226608">
                <text:p>1388.9943122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87.16666666667">
                <text:p>1387.16666666667</text:p>
              </table:table-cell>
              <table:table-cell office:value-type="float" office:value="1376.05635411132">
                <text:p>1376.0563541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2.5">
                <text:p>1372.5</text:p>
              </table:table-cell>
              <table:table-cell office:value-type="float" office:value="1367.05801571172">
                <text:p>1367.0580157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346.16666666667">
                <text:p>1346.16666666667</text:p>
              </table:table-cell>
              <table:table-cell office:value-type="float" office:value="1354.03447274748">
                <text:p>1354.0344727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1345.01989406042">
                <text:p>1345.0198940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45.5">
                <text:p>1345.5</text:p>
              </table:table-cell>
              <table:table-cell office:value-type="float" office:value="1331.90062851875">
                <text:p>1331.900628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.83333333333">
                <text:p>1328.83333333333</text:p>
              </table:table-cell>
              <table:table-cell office:value-type="float" office:value="1322.88950930901">
                <text:p>1322.8895093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300.58333333333">
                <text:p>1300.58333333333</text:p>
              </table:table-cell>
              <table:table-cell office:value-type="float" office:value="1309.66512588181">
                <text:p>1309.6651258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.33333333333">
                <text:p>1284.33333333333</text:p>
              </table:table-cell>
              <table:table-cell office:value-type="float" office:value="1300.67649066771">
                <text:p>1300.6764906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03">
                <text:p>1303</text:p>
              </table:table-cell>
              <table:table-cell office:value-type="float" office:value="1287.33835338523">
                <text:p>1287.3383533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3.5">
                <text:p>1283.5</text:p>
              </table:table-cell>
              <table:table-cell office:value-type="float" office:value="1278.39052808966">
                <text:p>1278.3905280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259.5">
                <text:p>1259.5</text:p>
              </table:table-cell>
              <table:table-cell office:value-type="float" office:value="1264.93077554542">
                <text:p>1264.9307755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1256.04136580029">
                <text:p>1256.041365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58.83333333333">
                <text:p>1258.83333333333</text:p>
              </table:table-cell>
              <table:table-cell office:value-type="float" office:value="1242.45292472256">
                <text:p>1242.4529247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1233.63879582688">
                <text:p>1233.6387958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212.91666666667">
                <text:p>1212.91666666667</text:p>
              </table:table-cell>
              <table:table-cell office:value-type="float" office:value="1219.91539299657">
                <text:p>1219.9153929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.5">
                <text:p>1192.5</text:p>
              </table:table-cell>
              <table:table-cell office:value-type="float" office:value="1211.19265152793">
                <text:p>1211.1926515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13.58333333333">
                <text:p>1213.58333333333</text:p>
              </table:table-cell>
              <table:table-cell office:value-type="float" office:value="1197.32882404298">
                <text:p>1197.3288240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.83333333333">
                <text:p>1192.83333333333</text:p>
              </table:table-cell>
              <table:table-cell office:value-type="float" office:value="1188.71280112271">
                <text:p>1188.7128011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169.58333333333">
                <text:p>1169.58333333333</text:p>
              </table:table-cell>
              <table:table-cell office:value-type="float" office:value="1174.70390500892">
                <text:p>1174.703905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.16666666667">
                <text:p>1149.16666666667</text:p>
              </table:table-cell>
              <table:table-cell office:value-type="float" office:value="1166.20914122066">
                <text:p>1166.2091412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73.16666666667">
                <text:p>1173.16666666667</text:p>
              </table:table-cell>
              <table:table-cell office:value-type="float" office:value="1152.05135838904">
                <text:p>1152.0513583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1143.69159035088">
                <text:p>1143.6915903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128.75">
                <text:p>1128.75</text:p>
              </table:table-cell>
              <table:table-cell office:value-type="float" office:value="1129.38193390143">
                <text:p>1129.3819339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8.5">
                <text:p>1108.5</text:p>
              </table:table-cell>
              <table:table-cell office:value-type="float" office:value="1121.17008249159">
                <text:p>1121.1700824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20.91666666667">
                <text:p>1120.91666666667</text:p>
              </table:table-cell>
              <table:table-cell office:value-type="float" office:value="1106.70640036356">
                <text:p>1106.7064003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1098.65456059962">
                <text:p>1098.6545605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075.58333333333">
                <text:p>1075.58333333333</text:p>
              </table:table-cell>
              <table:table-cell office:value-type="float" office:value="1084.03553756822">
                <text:p>1084.035537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.5">
                <text:p>1065.5</text:p>
              </table:table-cell>
              <table:table-cell office:value-type="float" office:value="1076.1549701398">
                <text:p>1076.154970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77.16666666667">
                <text:p>1077.16666666667</text:p>
              </table:table-cell>
              <table:table-cell office:value-type="float" office:value="1061.38012815947">
                <text:p>1061.3801281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.16666666667">
                <text:p>1065.16666666667</text:p>
              </table:table-cell>
              <table:table-cell office:value-type="float" office:value="1053.68125261451">
                <text:p>1053.6812526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030.58333333333">
                <text:p>1030.58333333333</text:p>
              </table:table-cell>
              <table:table-cell office:value-type="float" office:value="1038.75094950855">
                <text:p>1038.7509495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83333333333">
                <text:p>1019.83333333333</text:p>
              </table:table-cell>
              <table:table-cell office:value-type="float" office:value="1031.2433390931">
                <text:p>1031.243339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29.16666666667">
                <text:p>1029.16666666667</text:p>
              </table:table-cell>
              <table:table-cell office:value-type="float" office:value="1016.15876558981">
                <text:p>1016.1587655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83333333333">
                <text:p>1018.83333333333</text:p>
              </table:table-cell>
              <table:table-cell office:value-type="float" office:value="1008.85114374134">
                <text:p>1008.8511437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986.583333333333">
                <text:p>986.583333333333</text:p>
              </table:table-cell>
              <table:table-cell office:value-type="float" office:value="993.614318856671">
                <text:p>993.61431885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166666666667">
                <text:p>975.166666666667</text:p>
              </table:table-cell>
              <table:table-cell office:value-type="float" office:value="986.514557350919">
                <text:p>986.51455735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7.416666666667">
                <text:p>987.416666666667</text:p>
              </table:table-cell>
              <table:table-cell office:value-type="float" office:value="971.128322117545">
                <text:p>971.12832211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5">
                <text:p>975.5</text:p>
              </table:table-cell>
              <table:table-cell office:value-type="float" office:value="964.243440868886">
                <text:p>964.24344086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939.916666666667">
                <text:p>939.916666666667</text:p>
              </table:table-cell>
              <table:table-cell office:value-type="float" office:value="948.71145041177">
                <text:p>948.711450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.5">
                <text:p>931.5</text:p>
              </table:table-cell>
              <table:table-cell office:value-type="float" office:value="942.047618927123">
                <text:p>942.04761892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37.75">
                <text:p>937.75</text:p>
              </table:table-cell>
              <table:table-cell office:value-type="float" office:value="926.374332885544">
                <text:p>926.37433288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.333333333333">
                <text:p>931.333333333333</text:p>
              </table:table-cell>
              <table:table-cell office:value-type="float" office:value="919.936873371801">
                <text:p>919.93687337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92.75">
                <text:p>892.75</text:p>
              </table:table-cell>
              <table:table-cell office:value-type="float" office:value="904.127544667863">
                <text:p>904.12754466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166666666667">
                <text:p>886.166666666667</text:p>
              </table:table-cell>
              <table:table-cell office:value-type="float" office:value="897.92093679285">
                <text:p>897.9209367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95.75">
                <text:p>895.75</text:p>
              </table:table-cell>
              <table:table-cell office:value-type="float" office:value="881.981598746457">
                <text:p>881.98159874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666666666667">
                <text:p>887.666666666667</text:p>
              </table:table-cell>
              <table:table-cell office:value-type="float" office:value="876.00948605342">
                <text:p>876.0094860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50">
                <text:p>850</text:p>
              </table:table-cell>
              <table:table-cell office:value-type="float" office:value="859.946937843716">
                <text:p>859.94693784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.166666666667">
                <text:p>844.166666666667</text:p>
              </table:table-cell>
              <table:table-cell office:value-type="float" office:value="854.212135819345">
                <text:p>854.21213581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50.333333333333">
                <text:p>850.333333333333</text:p>
              </table:table-cell>
              <table:table-cell office:value-type="float" office:value="838.033926292635">
                <text:p>838.03392629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.666666666667">
                <text:p>843.666666666667</text:p>
              </table:table-cell>
              <table:table-cell office:value-type="float" office:value="832.538432088606">
                <text:p>832.53843208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6.083333333333">
                <text:p>806.083333333333</text:p>
              </table:table-cell>
              <table:table-cell office:value-type="float" office:value="816.252841912742">
                <text:p>816.25284191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5">
                <text:p>800.5</text:p>
              </table:table-cell>
              <table:table-cell office:value-type="float" office:value="810.997845720796">
                <text:p>810.99784572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4.166666666667">
                <text:p>804.166666666667</text:p>
              </table:table-cell>
              <table:table-cell office:value-type="float" office:value="794.613867886037">
                <text:p>794.61386788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333333333333">
                <text:p>801.333333333333</text:p>
              </table:table-cell>
              <table:table-cell office:value-type="float" office:value="789.599765966582">
                <text:p>789.59976596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59.916666666667">
                <text:p>759.916666666667</text:p>
              </table:table-cell>
              <table:table-cell office:value-type="float" office:value="773.127084632922">
                <text:p>773.12708463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5">
                <text:p>758.5</text:p>
              </table:table-cell>
              <table:table-cell office:value-type="float" office:value="768.35349399717">
                <text:p>768.3534939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61.666666666667">
                <text:p>761.666666666667</text:p>
              </table:table-cell>
              <table:table-cell office:value-type="float" office:value="751.80246168814">
                <text:p>751.8024616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333333333333">
                <text:p>759.333333333333</text:p>
              </table:table-cell>
              <table:table-cell office:value-type="float" office:value="747.268236433766">
                <text:p>747.26823643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717.166666666667">
                <text:p>717.166666666667</text:p>
              </table:table-cell>
              <table:table-cell office:value-type="float" office:value="730.649849576708">
                <text:p>730.64984957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666666666667">
                <text:p>715.666666666667</text:p>
              </table:table-cell>
              <table:table-cell office:value-type="float" office:value="726.353098877045">
                <text:p>726.3530988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0.916666666667">
                <text:p>720.916666666667</text:p>
              </table:table-cell>
              <table:table-cell office:value-type="float" office:value="709.67897168985">
                <text:p>709.6789716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705.617079436609">
                <text:p>705.61707943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77.583333333333">
                <text:p>677.583333333333</text:p>
              </table:table-cell>
              <table:table-cell office:value-type="float" office:value="688.899416160934">
                <text:p>688.89941616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.333333333333">
                <text:p>674.333333333333</text:p>
              </table:table-cell>
              <table:table-cell office:value-type="float" office:value="685.069062260451">
                <text:p>685.06906226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77.833333333333">
                <text:p>677.833333333333</text:p>
              </table:table-cell>
              <table:table-cell office:value-type="float" office:value="668.320627741408">
                <text:p>668.32062774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.166666666667">
                <text:p>676.166666666667</text:p>
              </table:table-cell>
              <table:table-cell office:value-type="float" office:value="664.717811064425">
                <text:p>664.71781106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36.416666666667">
                <text:p>636.416666666667</text:p>
              </table:table-cell>
              <table:table-cell office:value-type="float" office:value="647.95189967673">
                <text:p>647.95189967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166666666667">
                <text:p>637.166666666667</text:p>
              </table:table-cell>
              <table:table-cell office:value-type="float" office:value="644.571962661699">
                <text:p>644.57196266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36.833333333333">
                <text:p>636.833333333333</text:p>
              </table:table-cell>
              <table:table-cell office:value-type="float" office:value="627.802365582306">
                <text:p>627.80236558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5">
                <text:p>640.5</text:p>
              </table:table-cell>
              <table:table-cell office:value-type="float" office:value="624.640020492231">
                <text:p>624.64002049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597.166666666667">
                <text:p>597.166666666667</text:p>
              </table:table-cell>
              <table:table-cell office:value-type="float" office:value="607.880991319424">
                <text:p>607.88099131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.166666666667">
                <text:p>597.166666666667</text:p>
              </table:table-cell>
              <table:table-cell office:value-type="float" office:value="604.930348152221">
                <text:p>604.93034815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76">
                <text:p>576</text:p>
              </table:table-cell>
              <table:table-cell office:value-type="float" office:value="588.196566871189">
                <text:p>588.19656687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.166666666667">
                <text:p>596.166666666667</text:p>
              </table:table-cell>
              <table:table-cell office:value-type="float" office:value="585.451162923581">
                <text:p>585.451162923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68.757698218458">
                <text:p>568.75769821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833333333333">
                <text:p>556.833333333333</text:p>
              </table:table-cell>
              <table:table-cell office:value-type="float" office:value="566.210529303398">
                <text:p>566.21052930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57.75">
                <text:p>557.75</text:p>
              </table:table-cell>
              <table:table-cell office:value-type="float" office:value="549.572799215772">
                <text:p>549.57279921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833333333333">
                <text:p>558.833333333333</text:p>
              </table:table-cell>
              <table:table-cell office:value-type="float" office:value="547.216352533399">
                <text:p>547.21635253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518.25">
                <text:p>518.25</text:p>
              </table:table-cell>
              <table:table-cell office:value-type="float" office:value="530.650083467295">
                <text:p>530.650083467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166666666667">
                <text:p>521.166666666667</text:p>
              </table:table-cell>
              <table:table-cell office:value-type="float" office:value="528.476372129408">
                <text:p>528.47637212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0.25">
                <text:p>520.25</text:p>
              </table:table-cell>
              <table:table-cell office:value-type="float" office:value="511.997556202744">
                <text:p>511.99755620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09.998155410816">
                <text:p>509.99815541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83.083333333333">
                <text:p>483.083333333333</text:p>
              </table:table-cell>
              <table:table-cell office:value-type="float" office:value="493.623006153329">
                <text:p>493.62300615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333333333333">
                <text:p>486.333333333333</text:p>
              </table:table-cell>
              <table:table-cell office:value-type="float" office:value="491.789091030045">
                <text:p>491.78909103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3.583333333333">
                <text:p>483.583333333333</text:p>
              </table:table-cell>
              <table:table-cell office:value-type="float" office:value="475.533997427682">
                <text:p>475.53399742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3.856382502006">
                <text:p>473.85638250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46.583333333333">
                <text:p>446.583333333333</text:p>
              </table:table-cell>
              <table:table-cell office:value-type="float" office:value="457.737861387796">
                <text:p>457.73786138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166666666667">
                <text:p>451.166666666667</text:p>
              </table:table-cell>
              <table:table-cell office:value-type="float" office:value="456.207041733568">
                <text:p>456.20704173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49.25">
                <text:p>449.25</text:p>
              </table:table-cell>
              <table:table-cell office:value-type="float" office:value="440.241688524957">
                <text:p>440.24168852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833333333333">
                <text:p>450.833333333333</text:p>
              </table:table-cell>
              <table:table-cell office:value-type="float" office:value="438.847882553018">
                <text:p>438.84788255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15.5">
                <text:p>415.5</text:p>
              </table:table-cell>
              <table:table-cell office:value-type="float" office:value="423.052320335681">
                <text:p>423.05232033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5">
                <text:p>416.5</text:p>
              </table:table-cell>
              <table:table-cell office:value-type="float" office:value="421.785514239528">
                <text:p>421.78551423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5.083333333333">
                <text:p>415.083333333333</text:p>
              </table:table-cell>
              <table:table-cell office:value-type="float" office:value="406.176341197646">
                <text:p>406.176341197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405.026335052615">
                <text:p>405.02633505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83.083333333333">
                <text:p>383.083333333333</text:p>
              </table:table-cell>
              <table:table-cell office:value-type="float" office:value="389.62007024563">
                <text:p>389.6200702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5">
                <text:p>381.5</text:p>
              </table:table-cell>
              <table:table-cell office:value-type="float" office:value="388.576525761607">
                <text:p>388.57652576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3.389553247441">
                <text:p>373.38955324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372.442043175106">
                <text:p>372.44204317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50.666666666667">
                <text:p>350.666666666667</text:p>
              </table:table-cell>
              <table:table-cell office:value-type="float" office:value="357.490554479859">
                <text:p>357.49055447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356.628613670451">
                <text:p>356.62861367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9.333333333333">
                <text:p>349.333333333333</text:p>
              </table:table-cell>
              <table:table-cell office:value-type="float" office:value="341.92854860456">
                <text:p>341.9285486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666666666667">
                <text:p>350.666666666667</text:p>
              </table:table-cell>
              <table:table-cell office:value-type="float" office:value="341.141726723182">
                <text:p>341.14172672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9.083333333333">
                <text:p>319.083333333333</text:p>
              </table:table-cell>
              <table:table-cell office:value-type="float" office:value="326.708712544063">
                <text:p>326.70871254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5">
                <text:p>319.5</text:p>
              </table:table-cell>
              <table:table-cell office:value-type="float" office:value="325.986628436506">
                <text:p>325.98662843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19.166666666667">
                <text:p>319.166666666667</text:p>
              </table:table-cell>
              <table:table-cell office:value-type="float" office:value="311.835917357654">
                <text:p>311.83591735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833333333333">
                <text:p>319.833333333333</text:p>
              </table:table-cell>
              <table:table-cell office:value-type="float" office:value="311.168315070754">
                <text:p>311.16831507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0.416666666667">
                <text:p>290.416666666667</text:p>
              </table:table-cell>
              <table:table-cell office:value-type="float" office:value="297.314720117328">
                <text:p>297.31472011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166666666667">
                <text:p>290.166666666667</text:p>
              </table:table-cell>
              <table:table-cell office:value-type="float" office:value="296.691526572853">
                <text:p>296.69152657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283.149355783719">
                <text:p>283.149355783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166666666667">
                <text:p>290.166666666667</text:p>
              </table:table-cell>
              <table:table-cell office:value-type="float" office:value="282.560740105783">
                <text:p>282.56074010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62.5">
                <text:p>262.5</text:p>
              </table:table-cell>
              <table:table-cell office:value-type="float" office:value="269.343729082038">
                <text:p>269.34372908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33333333333">
                <text:p>261.833333333333</text:p>
              </table:table-cell>
              <table:table-cell office:value-type="float" office:value="268.780163578044">
                <text:p>268.78016357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2.166666666667">
                <text:p>262.166666666667</text:p>
              </table:table-cell>
              <table:table-cell office:value-type="float" office:value="255.901406378004">
                <text:p>255.90140637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666666666667">
                <text:p>262.666666666667</text:p>
              </table:table-cell>
              <table:table-cell office:value-type="float" office:value="255.353729173119">
                <text:p>255.35372917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35.833333333333">
                <text:p>235.833333333333</text:p>
              </table:table-cell>
              <table:table-cell office:value-type="float" office:value="242.825607553784">
                <text:p>242.82560755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333333333333">
                <text:p>236.333333333333</text:p>
              </table:table-cell>
              <table:table-cell office:value-type="float" office:value="242.285086878936">
                <text:p>242.2850868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5.5">
                <text:p>235.5</text:p>
              </table:table-cell>
              <table:table-cell office:value-type="float" office:value="230.119197883923">
                <text:p>230.11919788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833333333333">
                <text:p>237.833333333333</text:p>
              </table:table-cell>
              <table:table-cell office:value-type="float" office:value="229.577598017334">
                <text:p>229.57759801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217.784679911279">
                <text:p>217.78467991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.833333333333">
                <text:p>210.833333333333</text:p>
              </table:table-cell>
              <table:table-cell office:value-type="float" office:value="217.234328773526">
                <text:p>217.23432877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2.083333333333">
                <text:p>212.083333333333</text:p>
              </table:table-cell>
              <table:table-cell office:value-type="float" office:value="205.824185322961">
                <text:p>205.82418532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5">
                <text:p>209.5</text:p>
              </table:table-cell>
              <table:table-cell office:value-type="float" office:value="205.258043725561">
                <text:p>205.25804372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87.583333333333">
                <text:p>187.583333333333</text:p>
              </table:table-cell>
              <table:table-cell office:value-type="float" office:value="194.239466826261">
                <text:p>194.23946682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">
                <text:p>186.5</text:p>
              </table:table-cell>
              <table:table-cell office:value-type="float" office:value="193.651199373789">
                <text:p>193.651199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83.031890024589">
                <text:p>183.03189002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">
                <text:p>186.5</text:p>
              </table:table-cell>
              <table:table-cell office:value-type="float" office:value="182.415937670323">
                <text:p>182.41593767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72.202425293407">
                <text:p>172.20242529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71.554079548507">
                <text:p>171.55407954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161.751639656167">
                <text:p>161.75163965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161.067118452374">
                <text:p>161.06711845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46.75">
                <text:p>146.75</text:p>
              </table:table-cell>
              <table:table-cell office:value-type="float" office:value="151.679688660242">
                <text:p>151.67968866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50.956213866112">
                <text:p>150.95621386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41.986308252861">
                <text:p>141.98630825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141.222184843528">
                <text:p>141.22218484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28.75">
                <text:p>128.75</text:p>
              </table:table-cell>
              <table:table-cell office:value-type="float" office:value="132.670806657047">
                <text:p>132.67080665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131.865503537514">
                <text:p>131.86550353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8.75">
                <text:p>128.75</text:p>
              </table:table-cell>
              <table:table-cell office:value-type="float" office:value="123.732056247547">
                <text:p>123.73205624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22.886288729503">
                <text:p>122.88628872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11.5">
                <text:p>111.5</text:p>
              </table:table-cell>
              <table:table-cell office:value-type="float" office:value="115.168485426771">
                <text:p>115.16848542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66666666667">
                <text:p>116.166666666667</text:p>
              </table:table-cell>
              <table:table-cell office:value-type="float" office:value="114.284299358942">
                <text:p>114.28429935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.5">
                <text:p>111.5</text:p>
              </table:table-cell>
              <table:table-cell office:value-type="float" office:value="106.978070500723">
                <text:p>106.97807050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06.058928052747">
                <text:p>106.05892805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9.1583275549388">
                <text:p>99.1583275549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8.2091946547743">
                <text:p>98.209194654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91.7063043304183">
                <text:p>91.706304330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90.7337397552783">
                <text:p>90.73373975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84.6185720995615">
                <text:p>84.618572099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83.6308182203778">
                <text:p>83.630818220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3.0833333333333">
                <text:p>83.0833333333333</text:p>
              </table:table-cell>
              <table:table-cell office:value-type="float" office:value="77.8912175421031">
                <text:p>77.891217542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666666666667">
                <text:p>81.1666666666667</text:p>
              </table:table-cell>
              <table:table-cell office:value-type="float" office:value="76.8982927215192">
                <text:p>76.898292721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70">
                <text:p>70</text:p>
              </table:table-cell>
              <table:table-cell office:value-type="float" office:value="71.5198346210465">
                <text:p>71.519834621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70.5336272649397">
                <text:p>70.533627264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65.499516458599">
                <text:p>65.49951645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64.5338807211316">
                <text:p>64.533880721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59.8248472121065">
                <text:p>59.824847212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58.8957003543049">
                <text:p>58.895700354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54.4898939499878">
                <text:p>54.489893949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53.6153153518518">
                <text:p>53.6153153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9.4881985276697">
                <text:p>49.488198527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8.68853035381">
                <text:p>48.6885303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44.8127694635214">
                <text:p>44.812769463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4.110718982326">
                <text:p>44.11071898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0">
                <text:p>40</text:p>
              </table:table-cell>
              <table:table-cell office:value-type="float" office:value="40.4560738147892">
                <text:p>40.456073814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9.8768173711191">
                <text:p>39.876817371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6.4100290535315">
                <text:p>36.410029053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.9813176949449">
                <text:p>35.981317694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32.665994942553">
                <text:p>32.6659949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2.4182616990587">
                <text:p>32.418261699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9.2147654113396">
                <text:p>29.21476541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9.1812342286794">
                <text:p>29.181234228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6.0465604319931">
                <text:p>26.046560431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.2633567584528">
                <text:p>26.263356758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3.1510178951661">
                <text:p>23.151017895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3.6572809219155">
                <text:p>23.657280921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9">
                <text:p>19</text:p>
              </table:table-cell>
              <table:table-cell office:value-type="float" office:value="20.517185485996">
                <text:p>20.51718548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21.3551820409581">
                <text:p>21.355182040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8.1335125600406">
                <text:p>18.133512560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9.3487526552893">
                <text:p>19.348752655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5.9878420192118">
                <text:p>15.987842019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7.6291960518991">
                <text:p>17.629196051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14.0674021877111">
                <text:p>14.067402187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6.1872197945226">
                <text:p>16.187219794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2.3587986879639">
                <text:p>12.358798687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.0130292531035">
                <text:p>15.013029253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8480063165541">
                <text:p>10.84800631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14.0963211332577">
                <text:p>14.096321133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9.52036092015907">
                <text:p>9.5203609201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3.426277005737">
                <text:p>13.42627700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360551271484">
                <text:p>8.3605512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2.9915568358925">
                <text:p>12.99155683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.35261094519684">
                <text:p>7.3526109451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.7802925131385">
                <text:p>12.780292513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.47991019386285">
                <text:p>6.4799101938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.7800813804159">
                <text:p>12.780081380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5.72514782387929">
                <text:p>5.7251478238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2.9779797636558">
                <text:p>12.977979763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.07034307141013">
                <text:p>5.0703430714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3.360496501243">
                <text:p>13.36049650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4.4968274783207">
                <text:p>4.496827478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.9135864734798">
                <text:p>13.9135864734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.98523676811238">
                <text:p>3.9852367681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6226441320497">
                <text:p>14.622644132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3.51550272185728">
                <text:p>3.5155027218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.4724970294806">
                <text:p>15.472497029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06684505413291">
                <text:p>3.0668450541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6.4473993486086">
                <text:p>16.447399348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2.61776328895685">
                <text:p>2.61776328895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7.5310254320419">
                <text:p>17.531025432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14602863572145">
                <text:p>2.1460286357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.7064633116237">
                <text:p>18.706463311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62867586512851">
                <text:p>1.6286758651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19.9562082378966">
                <text:p>19.956208237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199518512391">
                <text:p>1.041995185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21.2621562095655">
                <text:p>21.262156209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361524116832346">
                <text:p>0.36152411683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22.6055975029618">
                <text:p>22.605597502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437960629508012">
                <text:p>-0.43796062950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1666666666667">
                <text:p>63.1666666666667</text:p>
              </table:table-cell>
              <table:table-cell office:value-type="float" office:value="23.9672102015066">
                <text:p>23.967210201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1.38245127861086">
                <text:p>-1.3824512786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5.3270537251742">
                <text:p>25.327053725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49871711420706">
                <text:p>-2.4987171142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6.6645623599561">
                <text:p>26.664562359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